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" style:font-family-generic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2.555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4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Arial Unicode MS" style:font-family-complex="Mangal" style:font-pitch-asian="variable" style:font-pitch-complex="variable" style:font-charset="x-symbo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2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5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2.555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3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2.555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402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7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792">
      <style:graphic-properties draw:fill="solid" draw:fill-color="#4f81bd" draw:opacity="100%" draw:stroke="solid" svg:stroke-width="0.02778in" svg:stroke-color="#385d8a" svg:stroke-opacity="100%" style:protect=""/>
    </style:style>
    <style:style style:family="graphic" style:name="a14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2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" style:font-family-generic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0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2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5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9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1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4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Xerox Sans Serif Wide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56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8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6">
      <style:paragraph-properties fo:line-height="11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0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32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0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3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2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8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2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Arial Unicode MS" style:font-family-complex="Mangal" style:font-pitch-asian="variable" style:font-pitch-complex="variable" style:font-charset="x-symbo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4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927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00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2.555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6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2.555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2.555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0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224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36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9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0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2.555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484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3">
      <style:paragraph-properties fo:line-height="120%" fo:text-align="left" style:tab-stop-distance="1in" fo:margin-left="0.19252in" fo:margin-right="0in" fo:text-indent="-0.1921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2.555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5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947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8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2.555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2.555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2.555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827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2.555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drawing-page" style:name="a1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701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4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8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0">
      <style:paragraph-properties fo:line-height="120%" fo:text-align="left" style:tab-stop-distance="1in" fo:margin-left="0.47244in" fo:margin-right="0in" fo:text-indent="-0.354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75in" style:font-size-asian="0.75in" style:font-size-complex="0.7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20%" fo:text-align="center" style:tab-stop-distance="1in" fo:margin-left="0.47244in" fo:margin-right="0in" fo:text-indent="-0.354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shadow="visible" draw:shadow-offset-x="0.11811in" draw:shadow-offset-y="0.11811in" draw:shadow-color="#808080" draw:shadow-opacity="100%" draw:auto-grow-width="false" draw:auto-grow-height="true"/>
      <style:paragraph-properties style:font-independent-line-spacing="false" style:writing-mode="lr-tb"/>
    </style:style>
    <style:style style:family="paragraph" style:name="a183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fo:font-size="0.30556in" style:font-size-asian="0.30556in" style:font-size-complex="0.30556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fo:font-size="0.30556in" style:font-size-asian="0.30556in" style:font-size-complex="0.30556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fo:font-size="0.30556in" style:font-size-asian="0.30556in" style:font-size-complex="0.30556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ourier New" style:font-family-complex="Courier New" style:font-family-generic="roman" style:font-family-generic-asian="roman" style:font-family-generic-complex="roman" style:font-pitch="fixed" style:font-pitch-asian="fixed" style:font-pitch-complex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ourier New" style:font-family-complex="Courier New" style:font-family-generic="roman" style:font-family-generic-asian="roman" style:font-family-generic-complex="roman" style:font-pitch="fixed" style:font-pitch-asian="fixed" style:font-pitch-complex="fixed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9">
      <style:text-properties fo:font-variant="normal" fo:text-transform="none" fo:color="#0081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imes New Roman" style:font-family-generic="roman" style:font-family-generic-complex="roman" style:font-pitch="variable" style:font-pitch-asian="variable" fo:font-size="0.20833in" style:font-size-asian="0.20833in" style:font-size-complex="0.208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261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6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9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1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5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492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ourier New" style:font-family-complex="Courier New" style:font-family-generic="roman" style:font-family-generic-asian="roman" style:font-family-generic-complex="roman" style:font-pitch="fixed" style:font-pitch-asian="fixed" style:font-pitch-complex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1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ourier New" style:font-family-complex="Courier New" style:font-family-generic="roman" style:font-family-generic-asian="roman" style:font-family-generic-complex="roman" style:font-pitch="fixed" style:font-pitch-asian="fixed" style:font-pitch-complex="fixed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ourier New" style:font-family-complex="Courier New" style:font-family-generic="roman" style:font-family-generic-asian="roman" style:font-family-generic-complex="roman" style:font-pitch="fixed" style:font-pitch-asian="fixed" style:font-pitch-complex="fixed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008100" style:text-line-through-type="none" style:text-line-through-style="none" style:text-line-through-width="auto" style:text-line-through-color="font-color" style:text-position="0% 100%" fo:font-family="Courier-Bold" style:font-family-asian="Arial Unicode MS" style:font-family-complex="Mangal" style:font-family-generic="modern" style:font-pitch="variable" style:font-pitch-asian="variable" style:font-pitch-complex="variable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ourier New" style:font-family-complex="Courier New" style:font-family-generic="roman" style:font-family-generic-asian="roman" style:font-family-generic-complex="roman" style:font-pitch="fixed" style:font-pitch-asian="fixed" style:font-pitch-complex="fixed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3">
      <style:paragraph-properties fo:line-height="11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855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145">
      <style:text-properties fo:font-variant="normal" fo:text-transform="none" fo:color="#008100" style:text-line-through-type="none" style:text-line-through-style="none" style:text-line-through-width="auto" style:text-line-through-color="font-color" style:text-position="0% 100%" fo:font-family="Courier-Bold" style:font-family-asian="Arial Unicode MS" style:font-family-complex="Mangal" style:font-family-generic="modern" style:font-pitch="variable" style:font-pitch-asian="variable" style:font-pitch-complex="variable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1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8100" style:text-line-through-type="none" style:text-line-through-style="none" style:text-line-through-width="auto" style:text-line-through-color="font-color" style:text-position="0% 100%" fo:font-family="Courier-Bold" style:font-family-asian="Arial Unicode MS" style:font-family-complex="Mangal" style:font-family-generic="modern" style:font-pitch="variable" style:font-pitch-asian="variable" style:font-pitch-complex="variable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9">
      <style:paragraph-properties fo:line-height="11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8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730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732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7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0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8100" style:text-line-through-type="none" style:text-line-through-style="none" style:text-line-through-width="auto" style:text-line-through-color="font-color" style:text-position="0% 100%" fo:font-family="Courier-Bold" style:font-family-asian="Arial Unicode MS" style:font-family-complex="Mangal" style:font-family-generic="modern" style:font-pitch="variable" style:font-pitch-asian="variable" style:font-pitch-complex="variable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" style:font-family-generic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1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" style:font-family-generic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8100" style:text-line-through-type="none" style:text-line-through-style="none" style:text-line-through-width="auto" style:text-line-through-color="font-color" style:text-position="0% 100%" fo:font-family="Courier-Bold" style:font-family-asian="Arial Unicode MS" style:font-family-complex="Mangal" style:font-family-generic="modern" style:font-pitch="variable" style:font-pitch-asian="variable" style:font-pitch-complex="variable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5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1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" style:font-family-generic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8100" style:text-line-through-type="none" style:text-line-through-style="none" style:text-line-through-width="auto" style:text-line-through-color="font-color" style:text-position="0% 100%" fo:font-family="Courier-Bold" style:font-family-asian="Arial Unicode MS" style:font-family-complex="Mangal" style:font-family-generic="modern" style:font-pitch="variable" style:font-pitch-asian="variable" style:font-pitch-complex="variable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8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1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4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Xerox Sans Serif Wide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Courier New" style:font-family-generic="modern" style:font-family-generic-complex="modern" style:font-pitch="variable" style:font-pitch-asian="variable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8100" style:text-line-through-type="none" style:text-line-through-style="none" style:text-line-through-width="auto" style:text-line-through-color="font-color" style:text-position="0% 100%" fo:font-family="Courier-Bold" style:font-family-asian="Arial Unicode MS" style:font-family-complex="Mangal" style:font-family-generic="modern" style:font-pitch="variable" style:font-pitch-asian="variable" style:font-pitch-complex="variable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1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1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Courier New" style:font-family-generic="modern" style:font-family-generic-complex="modern" style:font-pitch="variable" style:font-pitch-asian="variable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8100" style:text-line-through-type="none" style:text-line-through-style="none" style:text-line-through-width="auto" style:text-line-through-color="font-color" style:text-position="0% 100%" fo:font-family="Courier-Bold" style:font-family-asian="Arial Unicode MS" style:font-family-complex="Mangal" style:font-family-generic="modern" style:font-pitch="variable" style:font-pitch-asian="variable" style:font-pitch-complex="variable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4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1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Courier New" style:font-family-generic="modern" style:font-family-generic-complex="modern" style:font-pitch="variable" style:font-pitch-asian="variable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81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imes New Roman" style:font-family-generic="roman" style:font-family-generic-complex="roman" style:font-pitch="variable" style:font-pitch-asian="variable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7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1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" style:font-family-generic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2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621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4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5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imes New Roman" style:font-family-generic="roman" style:font-family-generic-complex="roman" style:font-pitch="variable" style:font-pitch-asian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83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86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175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8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8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572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760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2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764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9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7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ial Unicode MS" style:font-family-complex="Mangal" style:font-family-generic="moder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5">
      <style:paragraph-properties fo:line-height="100%" fo:text-align="left" style:tab-stop-distance="1in" fo:margin-left="0.1252in" fo:margin-right="0in" fo:text-indent="0in" fo:margin-top="0in" fo:margin-bottom="0in" style:punctuation-wrap="hanging" style:vertical-align="auto" style:writing-mode="lr-tb">
        <style:tab-stops>
          <style:tab-stop style:position="0.31417in"/>
          <style:tab-stop style:position="1.809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64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2">
      <style:paragraph-properties fo:line-height="120%" fo:text-align="left" style:tab-stop-distance="1in" fo:margin-left="0.19252in" fo:margin-right="0in" fo:text-indent="-0.1921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54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619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346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16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439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931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16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572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481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393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485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300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668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489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12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303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12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892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307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895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801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711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898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350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714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533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536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447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267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940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176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179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671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493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310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587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497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403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631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360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451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270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816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5in"/>
        <style:text-properties fo:font-family="Wingdings" fo:font-size="45%"/>
      </text:list-level-style-bullet>
      <text:list-level-style-bullet text:level="4" text:bullet-char="q">
        <style:list-level-properties text:space-before="1in"/>
        <style:text-properties fo:font-family="Wingdings" fo:font-size="45%"/>
      </text:list-level-style-bullet>
      <text:list-level-style-bullet text:level="5" text:bullet-char="q">
        <style:list-level-properties text:space-before="1.5in"/>
        <style:text-properties fo:font-family="Wingdings" fo:font-size="45%"/>
      </text:list-level-style-bullet>
      <text:list-level-style-bullet text:level="6" text:bullet-char="q">
        <style:list-level-properties text:space-before="2in"/>
        <style:text-properties fo:font-family="Wingdings" fo:font-size="45%"/>
      </text:list-level-style-bullet>
      <text:list-level-style-bullet text:level="7" text:bullet-char="q">
        <style:list-level-properties text:space-before="2.5in"/>
        <style:text-properties fo:font-family="Wingdings" fo:font-size="45%"/>
      </text:list-level-style-bullet>
      <text:list-level-style-bullet text:level="8" text:bullet-char="q">
        <style:list-level-properties text:space-before="3in"/>
        <style:text-properties fo:font-family="Wingdings" fo:font-size="45%"/>
      </text:list-level-style-bullet>
      <text:list-level-style-bullet text:level="9" text:bullet-char="q">
        <style:list-level-properties text:space-before="3.5in"/>
        <style:text-properties fo:font-family="Wingdings" fo:font-size="45%"/>
      </text:list-level-style-bullet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455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273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548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459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861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770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590">
      <text:list-level-style-bullet text:level="1" text:bullet-char="Ø">
        <style:list-level-properties text:space-before="0in"/>
        <style:text-properties fo:font-family="Wingdings" fo:font-size="75%"/>
      </text:list-level-style-bullet>
      <text:list-level-style-bullet text:level="2" text:bullet-char="Ø">
        <style:list-level-properties text:space-before="0in"/>
        <style:text-properties fo:font-family="Wingdings" fo:font-size="75%"/>
      </text:list-level-style-bullet>
      <text:list-level-style-bullet text:level="3" text:bullet-char="Ø">
        <style:list-level-properties text:space-before="0in"/>
        <style:text-properties fo:font-family="Wingdings" fo:font-size="75%"/>
      </text:list-level-style-bullet>
      <text:list-level-style-bullet text:level="4" text:bullet-char="Ø">
        <style:list-level-properties text:space-before="0.47244in"/>
        <style:text-properties fo:font-family="Wingdings" fo:font-size="75%"/>
      </text:list-level-style-bullet>
      <text:list-level-style-bullet text:level="5" text:bullet-char="Ø">
        <style:list-level-properties text:space-before="0.94488in"/>
        <style:text-properties fo:font-family="Wingdings" fo:font-size="75%"/>
      </text:list-level-style-bullet>
      <text:list-level-style-bullet text:level="6" text:bullet-char="Ø">
        <style:list-level-properties text:space-before="1.41732in"/>
        <style:text-properties fo:font-family="Wingdings" fo:font-size="75%"/>
      </text:list-level-style-bullet>
      <text:list-level-style-bullet text:level="7" text:bullet-char="Ø">
        <style:list-level-properties text:space-before="1.88976in"/>
        <style:text-properties fo:font-family="Wingdings" fo:font-size="75%"/>
      </text:list-level-style-bullet>
      <text:list-level-style-bullet text:level="8" text:bullet-char="Ø">
        <style:list-level-properties text:space-before="2.36221in"/>
        <style:text-properties fo:font-family="Wingdings" fo:font-size="75%"/>
      </text:list-level-style-bullet>
      <text:list-level-style-bullet text:level="9" text:bullet-char="Ø">
        <style:list-level-properties text:space-before="2.83465in"/>
        <style:text-properties fo:font-family="Wingdings" fo:font-size="75%"/>
      </text:list-level-style-bullet>
    </text:list-style>
    <text:list-style style:name="a1773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593">
      <text:list-level-style-bullet text:level="1" text:bullet-char="Ø">
        <style:list-level-properties text:space-before="0in"/>
        <style:text-properties fo:font-family="Wingdings" fo:font-size="75%"/>
      </text:list-level-style-bullet>
      <text:list-level-style-bullet text:level="2" text:bullet-char="Ø">
        <style:list-level-properties text:space-before="0in"/>
        <style:text-properties fo:font-family="Wingdings" fo:font-size="75%"/>
      </text:list-level-style-bullet>
      <text:list-level-style-bullet text:level="3" text:bullet-char="Ø">
        <style:list-level-properties text:space-before="0in"/>
        <style:text-properties fo:font-family="Wingdings" fo:font-size="75%"/>
      </text:list-level-style-bullet>
      <text:list-level-style-bullet text:level="4" text:bullet-char="Ø">
        <style:list-level-properties text:space-before="0.47244in"/>
        <style:text-properties fo:font-family="Wingdings" fo:font-size="75%"/>
      </text:list-level-style-bullet>
      <text:list-level-style-bullet text:level="5" text:bullet-char="Ø">
        <style:list-level-properties text:space-before="0.94488in"/>
        <style:text-properties fo:font-family="Wingdings" fo:font-size="75%"/>
      </text:list-level-style-bullet>
      <text:list-level-style-bullet text:level="6" text:bullet-char="Ø">
        <style:list-level-properties text:space-before="1.41732in"/>
        <style:text-properties fo:font-family="Wingdings" fo:font-size="75%"/>
      </text:list-level-style-bullet>
      <text:list-level-style-bullet text:level="7" text:bullet-char="Ø">
        <style:list-level-properties text:space-before="1.88976in"/>
        <style:text-properties fo:font-family="Wingdings" fo:font-size="75%"/>
      </text:list-level-style-bullet>
      <text:list-level-style-bullet text:level="8" text:bullet-char="Ø">
        <style:list-level-properties text:space-before="2.36221in"/>
        <style:text-properties fo:font-family="Wingdings" fo:font-size="75%"/>
      </text:list-level-style-bullet>
      <text:list-level-style-bullet text:level="9" text:bullet-char="Ø">
        <style:list-level-properties text:space-before="2.83465in"/>
        <style:text-properties fo:font-family="Wingdings" fo:font-size="75%"/>
      </text:list-level-style-bullet>
    </text:list-style>
    <text:list-style style:name="a1866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776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869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230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505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14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33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14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509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236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910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14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39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463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738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285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194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469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379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696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513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699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423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15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42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517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15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427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245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15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248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15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741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925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653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745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928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383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656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748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477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659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569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3622in"/>
      </text:list-level-style-number>
      <text:list-level-style-number text:level="7" style:num-format="">
        <style:list-level-properties text:space-before="2.83465in"/>
      </text:list-level-style-number>
      <text:list-level-style-number text:level="8" style:num-format="">
        <style:list-level-properties text:space-before="3.30709in"/>
      </text:list-level-style-number>
      <text:list-level-style-number text:level="9" style:num-format="">
        <style:list-level-properties text:space-before="3.77953in"/>
      </text:list-level-style-number>
    </text:list-style>
    <text:list-style style:name="a1881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884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702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521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798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431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705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251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616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525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  <text:list-style style:name="a116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708">
      <text:list-level-style-number text:level="1" style:num-format="">
        <style:list-level-properties text:space-before="0.00039in" text:min-label-width="0.19213in"/>
      </text:list-level-style-number>
      <text:list-level-style-number text:level="2" style:num-format="">
        <style:list-level-properties text:space-before="0.47283in" text:min-label-width="0.19213in"/>
      </text:list-level-style-number>
      <text:list-level-style-number text:level="3" style:num-format="">
        <style:list-level-properties text:space-before="0.94527in" text:min-label-width="0.19213in"/>
      </text:list-level-style-number>
      <text:list-level-style-number text:level="4" style:num-format="">
        <style:list-level-properties text:space-before="1.41772in" text:min-label-width="0.19213in"/>
      </text:list-level-style-number>
      <text:list-level-style-number text:level="5" style:num-format="">
        <style:list-level-properties text:space-before="1.89016in" text:min-label-width="0.19213in"/>
      </text:list-level-style-number>
      <text:list-level-style-number text:level="6" style:num-format="">
        <style:list-level-properties text:space-before="2.3626in" text:min-label-width="0.19213in"/>
      </text:list-level-style-number>
      <text:list-level-style-number text:level="7" style:num-format="">
        <style:list-level-properties text:space-before="2.83504in" text:min-label-width="0.19213in"/>
      </text:list-level-style-number>
      <text:list-level-style-number text:level="8" style:num-format="">
        <style:list-level-properties text:space-before="3.30748in" text:min-label-width="0.19213in"/>
      </text:list-level-style-number>
      <text:list-level-style-number text:level="9" style:num-format="">
        <style:list-level-properties text:space-before="3.77992in" text:min-label-width="0.19213in"/>
      </text:list-level-style-number>
    </text:list-style>
    <text:list-style style:name="a1435">
      <text:list-level-style-bullet text:level="1" text:bullet-char="q">
        <style:list-level-properties text:space-before="0in"/>
        <style:text-properties fo:font-family="Wingdings" fo:font-size="45%"/>
      </text:list-level-style-bullet>
      <text:list-level-style-bullet text:level="2" text:bullet-char="q">
        <style:list-level-properties text:space-before="0in"/>
        <style:text-properties fo:font-family="Wingdings" fo:font-size="45%"/>
      </text:list-level-style-bullet>
      <text:list-level-style-bullet text:level="3" text:bullet-char="q">
        <style:list-level-properties text:space-before="0.47244in"/>
        <style:text-properties fo:font-family="Wingdings" fo:font-size="45%"/>
      </text:list-level-style-bullet>
      <text:list-level-style-bullet text:level="4" text:bullet-char="q">
        <style:list-level-properties text:space-before="0.94488in"/>
        <style:text-properties fo:font-family="Wingdings" fo:font-size="45%"/>
      </text:list-level-style-bullet>
      <text:list-level-style-bullet text:level="5" text:bullet-char="q">
        <style:list-level-properties text:space-before="1.41732in"/>
        <style:text-properties fo:font-family="Wingdings" fo:font-size="45%"/>
      </text:list-level-style-bullet>
      <text:list-level-style-bullet text:level="6" text:bullet-char="q">
        <style:list-level-properties text:space-before="1.88976in"/>
        <style:text-properties fo:font-family="Wingdings" fo:font-size="45%"/>
      </text:list-level-style-bullet>
      <text:list-level-style-bullet text:level="7" text:bullet-char="q">
        <style:list-level-properties text:space-before="2.3622in"/>
        <style:text-properties fo:font-family="Wingdings" fo:font-size="45%"/>
      </text:list-level-style-bullet>
      <text:list-level-style-bullet text:level="8" text:bullet-char="q">
        <style:list-level-properties text:space-before="2.83465in"/>
        <style:text-properties fo:font-family="Wingdings" fo:font-size="45%"/>
      </text:list-level-style-bullet>
      <text:list-level-style-bullet text:level="9" text:bullet-char="q">
        <style:list-level-properties text:space-before="3.30709in"/>
        <style:text-properties fo:font-family="Wingdings" fo:font-size="45%"/>
      </text:list-level-style-bullet>
    </text:list-style>
  </office:automatic-styles>
  <office:body>
    <office:presentation>
      <draw:page draw:name="page1" draw:style-name="a1118" draw:master-page-name="Master2-Layout7-blank-En-blanco" presentation:presentation-page-layout-name="Master2-PPL7" draw:id="Slide-256">
        <draw:frame draw:id="id124" presentation:style-name="a1125" draw:name="2 Marcador de texto" svg:x="0in" svg:y="1.75521in" svg:width="4.39063in" svg:height="5.39931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<text:s text:c="63"/>Lenguaje <text:s text:c="2"/>SQL</text:span></text:p>
              </text:list-item>
            </text:list>
          </draw:text-box>
          <svg:title/>
          <svg:desc/>
        </draw:frame>
        <draw:frame draw:id="id125" draw:style-name="a1128" draw:name="3 CuadroTexto" svg:x="1.9685in" svg:y="2.75591in" svg:width="2.03268in" svg:height="1.12401in">
          <draw:text-box>
            <text:p text:style-name="a1127" text:class-names="" text:cond-style-name=""><text:span text:style-name="a1126" text:class-names="">SQL</text:span></text:p>
          </draw:text-box>
          <svg:title/>
          <svg:desc/>
        </draw:frame>
        <draw:frame draw:id="id126" draw:style-name="a1131" draw:name="4 CuadroTexto" svg:x="1.77165in" svg:y="4.92126in" svg:width="6.69291in" svg:height="0.59055in">
          <draw:text-box>
            <text:p text:style-name="a1130" text:class-names="" text:cond-style-name=""><text:span text:style-name="a1129" text:class-names="">DML: <text:s text:c="1"/>DATA <text:s text:c="1"/>MANIPULATION LANGUAGE</text:span></text:p>
          </draw:text-box>
          <svg:title/>
          <svg:desc/>
        </draw:frame>
        <presentation:notes draw:style-name="a1134">
          <draw:page-thumbnail draw:page-number="1" svg:x="1.21007in" svg:y="0.88889in" svg:width="5.84549in" svg:height="4.38368in" presentation:class="page" draw:id="id127" presentation:style-name="a1132" draw:name="1 Marcador de imagen de diapositiva">
            <svg:title/>
            <svg:desc/>
          </draw:page-thumbnail>
          <draw:frame draw:id="id128" presentation:style-name="a1133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35" draw:master-page-name="Master2-Layout7-blank-En-blanco" presentation:presentation-page-layout-name="Master2-PPL7" draw:id="Slide-257">
        <draw:frame draw:id="id129" presentation:style-name="a1138" draw:name="1 Título" svg:x="0in" svg:y="0.30035in" svg:width="9in" svg:height="1.25in" presentation:class="title" presentation:placeholder="false">
          <draw:text-box>
            <text:p text:style-name="a1137" text:class-names="" text:cond-style-name=""><text:span text:style-name="a1136" text:class-names="">SENTENCIA SELECT</text:span></text:p>
          </draw:text-box>
          <svg:title/>
          <svg:desc/>
        </draw:frame>
        <draw:frame draw:id="id130" presentation:style-name="a1169" draw:name="2 Marcador de texto" svg:x="0in" svg:y="1.75521in" svg:width="9in" svg:height="5.02083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Sintaxis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SELECT [DISTINCT] atrib1 [AS otroNombre1],..., atribN [AS otroNombreN]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FROM lista_de_tablas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[ WHERE condicion ]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[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GROUP BY lista_atributos_que_agrupan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[ HAVING condicion_para_el_grupo]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]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[ ORDER BY lista_atributos ]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Las cláusulas SELECT pueden anidarse.</text:span></text:p>
              </text:list-item>
            </text:list>
          </draw:text-box>
          <svg:title/>
          <svg:desc/>
        </draw:frame>
        <presentation:notes draw:style-name="a1172">
          <draw:page-thumbnail draw:page-number="2" svg:x="1.21007in" svg:y="0.88889in" svg:width="5.84549in" svg:height="4.38368in" presentation:class="page" draw:id="id131" presentation:style-name="a1170" draw:name="1 Marcador de imagen de diapositiva">
            <svg:title/>
            <svg:desc/>
          </draw:page-thumbnail>
          <draw:frame draw:id="id132" presentation:style-name="a1171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73" draw:master-page-name="Master2-Layout7-blank-En-blanco" presentation:presentation-page-layout-name="Master2-PPL7" draw:id="Slide-258">
        <draw:frame draw:id="id133" presentation:style-name="a1195" draw:name="Rectangle 3" svg:x="0in" svg:y="1in" svg:width="9.33333in" svg:height="5.25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Sentencia SELECT</text:span></text:p>
              </text:list-item>
            </text:list>
            <text:list text:style-name="a1179">
              <text:list-item>
                <text:list text:style-name="a1179">
                  <text:list-item>
                    <text:p text:style-name="a1178" text:class-names="" text:cond-style-name=""><text:span text:style-name="a1177" text:class-names="">Esta instrucción se utiliza para seleccionar filas de la tabla</text:span></text:p>
                  </text:list-item>
                </text:list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2" text:class-names="">A esta instrucción, se le pueden agregar condiciones (WHERE)</text:span></text:p>
                  </text:list-item>
                </text:list>
              </text:list-item>
            </text:list>
          </draw:text-box>
          <svg:title/>
          <svg:desc/>
        </draw:frame>
        <draw:custom-shape svg:x="1.33346in" svg:y="2.25in" svg:width="7.08307in" svg:height="1.66614in" draw:id="id134" draw:style-name="a1216" draw:name="Rectangle 6">
          <svg:title/>
          <svg:desc/>
          <text:p text:style-name="a1201" text:class-names="" text:cond-style-name=""><text:span text:style-name="a1196" text:class-names="">SELECT<text:s text:c="1"/></text:span><text:span text:style-name="a1197" text:class-names="">*</text:span><text:span text:style-name="a1198" text:class-names=""><text:s text:c="1"/></text:span><text:span text:style-name="a1199" text:class-names=""></text:span><text:span text:style-name="a1200" text:class-names=""><text:s text:c="1"/>Significa que selecciona todas las columnas</text:span></text:p>
          <text:p text:style-name="a1203" text:class-names="" text:cond-style-name=""><text:span text:style-name="a1202" text:class-names=""/></text:p>
          <text:p text:style-name="a1205" text:class-names="" text:cond-style-name=""><text:span text:style-name="a1204" text:class-names="">FROM nombre de tabla;</text:span></text:p>
          <text:p text:style-name="a1207" text:class-names="" text:cond-style-name=""><text:span text:style-name="a1206" text:class-names=""/></text:p>
          <text:p text:style-name="a1213" text:class-names="" text:cond-style-name=""><text:span text:style-name="a1208" text:class-names="">SELECT<text:s text:c="1"/></text:span><text:span text:style-name="a1209" text:class-names="">NOMBRE, EDAD</text:span><text:span text:style-name="a1210" text:class-names=""><text:s text:c="1"/></text:span><text:span text:style-name="a1211" text:class-names=""></text:span><text:span text:style-name="a1212" text:class-names=""><text:s text:c="1"/>Solo selecciona estas columnas</text:span></text:p>
          <text:p text:style-name="a1215" text:class-names="" text:cond-style-name=""><text:span text:style-name="a1214" text:class-names="">FROM nombre_de_la_tabla 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4.91654in" svg:width="7.08307in" svg:height="0.91614in" draw:id="id135" draw:style-name="a1223" draw:name="Rectangle 7">
          <svg:title/>
          <svg:desc/>
          <text:p text:style-name="a1218" text:class-names="" text:cond-style-name=""><text:span text:style-name="a1217" text:class-names="">SELECT NOMBRE</text:span></text:p>
          <text:p text:style-name="a1220" text:class-names="" text:cond-style-name=""><text:span text:style-name="a1219" text:class-names="">FROM nombre_de_la_tabla</text:span></text:p>
          <text:p text:style-name="a1222" text:class-names="" text:cond-style-name=""><text:span text:style-name="a1221" text:class-names="">WHERE EDAD = 2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226">
          <draw:page-thumbnail draw:page-number="3" svg:x="1.21007in" svg:y="0.88889in" svg:width="5.84549in" svg:height="4.38368in" presentation:class="page" draw:id="id136" presentation:style-name="a1224" draw:name="1 Marcador de imagen de diapositiva">
            <svg:title/>
            <svg:desc/>
          </draw:page-thumbnail>
          <draw:frame draw:id="id137" presentation:style-name="a1225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27" draw:master-page-name="Master2-Layout7-blank-En-blanco" presentation:presentation-page-layout-name="Master2-PPL7" draw:id="Slide-259">
        <draw:frame draw:id="id138" presentation:style-name="a1255" draw:name="Rectangle 3" svg:x="0in" svg:y="1in" svg:width="9.33333in" svg:height="5.58333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>Predicados de Condiciones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Expresión (comparación) Expresión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Comparaciones válidas</text:span></text:p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7" text:class-names="">= igual</text:span></text:p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p text:style-name="a1241" text:class-names="" text:cond-style-name=""><text:span text:style-name="a1240" text:class-names="">&lt;&gt; no igual</text:span></text:p>
                  </text:list-item>
                </text:list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3" text:class-names="">&gt; mayor</text:span></text:p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6" text:class-names="">&lt; menor</text:span></text:p>
                  </text:list-item>
                </text:list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9" text:class-names="">&gt;= mayor o igual</text:span></text:p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&lt;= menor o igual</text:span></text:p>
                  </text:list-item>
                </text:list>
              </text:list-item>
            </text:list>
          </draw:text-box>
          <svg:title/>
          <svg:desc/>
        </draw:frame>
        <draw:custom-shape svg:x="1.33346in" svg:y="6.08346in" svg:width="7.08307in" svg:height="0.58307in" draw:id="id139" draw:style-name="a1260" draw:name="Rectangle 5">
          <svg:title/>
          <svg:desc/>
          <text:p text:style-name="a1257" text:class-names="" text:cond-style-name=""><text:span text:style-name="a1256" text:class-names="">SELECT CUENTA, NOMBRE</text:span></text:p>
          <text:p text:style-name="a1259" text:class-names="" text:cond-style-name=""><text:span text:style-name="a1258" text:class-names="">WHERE SALDO &gt; 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263">
          <draw:page-thumbnail draw:page-number="4" svg:x="1.21007in" svg:y="0.88889in" svg:width="5.84549in" svg:height="4.38368in" presentation:class="page" draw:id="id140" presentation:style-name="a1261" draw:name="1 Marcador de imagen de diapositiva">
            <svg:title/>
            <svg:desc/>
          </draw:page-thumbnail>
          <draw:frame draw:id="id141" presentation:style-name="a1262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64" draw:master-page-name="Master2-Layout7-blank-En-blanco" presentation:presentation-page-layout-name="Master2-PPL7" draw:id="Slide-260">
        <draw:frame draw:id="id142" presentation:style-name="a1286" draw:name="Rectangle 3" svg:x="0in" svg:y="1.08333in" svg:width="9.33333in" svg:height="5.25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5" text:class-names="">Predicados de Condiciones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 Expresión &lt;NOT&gt; LIKE expresión</text:span></text:p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1" text:class-names="">El predicado LIKE testea que los valores en las filas coincidan con la expresión</text:span></text:p>
                  </text:list-item>
                </text:list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  <text:list text:style-name="a1285">
              <text:list-item>
                <text:list text:style-name="a1285">
                  <text:list-item>
                    <text:p text:style-name="a1284" text:class-names="" text:cond-style-name=""><text:span text:style-name="a1283" text:class-names="">Este select precedente seleccionará sólo aquellas filas en donde se haya cargado EXACTAMENTE la denominación como está en la expresión.</text:span></text:p>
                  </text:list-item>
                </text:list>
              </text:list-item>
            </text:list>
          </draw:text-box>
          <svg:title/>
          <svg:desc/>
        </draw:frame>
        <draw:custom-shape svg:x="1.33346in" svg:y="3.25in" svg:width="7.16614in" svg:height="0.83307in" draw:id="id143" draw:style-name="a1293" draw:name="Rectangle 4">
          <svg:title/>
          <svg:desc/>
          <text:p text:style-name="a1288" text:class-names="" text:cond-style-name=""><text:span text:style-name="a1287" text:class-names="">SELECT DENOMINACION</text:span></text:p>
          <text:p text:style-name="a1290" text:class-names="" text:cond-style-name=""><text:span text:style-name="a1289" text:class-names="">FROM TABLA_CLIENTE</text:span></text:p>
          <text:p text:style-name="a1292" text:class-names="" text:cond-style-name=""><text:span text:style-name="a1291" text:class-names="">WHERE DENOMINACION LIKE ‘ACCEN’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296">
          <draw:page-thumbnail draw:page-number="5" svg:x="1.21007in" svg:y="0.88889in" svg:width="5.84549in" svg:height="4.38368in" presentation:class="page" draw:id="id144" presentation:style-name="a1294" draw:name="1 Marcador de imagen de diapositiva">
            <svg:title/>
            <svg:desc/>
          </draw:page-thumbnail>
          <draw:frame draw:id="id145" presentation:style-name="a1295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97" draw:master-page-name="Master2-Layout7-blank-En-blanco" presentation:presentation-page-layout-name="Master2-PPL7" draw:id="Slide-261">
        <draw:frame draw:id="id146" presentation:style-name="a1311" draw:name="Rectangle 3" svg:x="0in" svg:y="1in" svg:width="9.33333in" svg:height="5.25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Predicados de Condiciones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 Caracteres de Escape</text:span></text:p>
              </text:list-item>
            </text:list>
            <text:list text:style-name="a1307">
              <text:list-item>
                <text:list text:style-name="a1307">
                  <text:list-item>
                    <text:p text:style-name="a1306" text:class-names="" text:cond-style-name=""><text:span text:style-name="a1304" text:class-names=""><text:s text:c="1"/>- <text:s text:c="3"/>:<text:s text:c="1"/></text:span><text:span text:style-name="a1305" text:class-names="">representa un carácter arbitrario</text:span></text:p>
                  </text:list-item>
                </text:list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8" text:class-names="">% <text:s text:c="1"/>: representa una cadena de caracteres</text:span></text:p>
                  </text:list-item>
                </text:list>
              </text:list-item>
            </text:list>
          </draw:text-box>
          <svg:title/>
          <svg:desc/>
        </draw:frame>
        <draw:custom-shape svg:x="1.33346in" svg:y="4.83346in" svg:width="7.08307in" svg:height="0.83307in" draw:id="id147" draw:style-name="a1318" draw:name="Rectangle 4">
          <svg:title/>
          <svg:desc/>
          <text:p text:style-name="a1313" text:class-names="" text:cond-style-name=""><text:span text:style-name="a1312" text:class-names="">SELECT DENOMINACION</text:span></text:p>
          <text:p text:style-name="a1315" text:class-names="" text:cond-style-name=""><text:span text:style-name="a1314" text:class-names="">FROM TABLA_CLIENTE</text:span></text:p>
          <text:p text:style-name="a1317" text:class-names="" text:cond-style-name=""><text:span text:style-name="a1316" text:class-names="">WHERE DENOMINACION LIKE ‘ACCEN%’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3.41653in" svg:width="7.08307in" svg:height="0.83307in" draw:id="id148" draw:style-name="a1325" draw:name="Rectangle 5">
          <svg:title/>
          <svg:desc/>
          <text:p text:style-name="a1320" text:class-names="" text:cond-style-name=""><text:span text:style-name="a1319" text:class-names="">SELECT DENOMINACION</text:span></text:p>
          <text:p text:style-name="a1322" text:class-names="" text:cond-style-name=""><text:span text:style-name="a1321" text:class-names="">FROM TABLA_CLIENTE</text:span></text:p>
          <text:p text:style-name="a1324" text:class-names="" text:cond-style-name=""><text:span text:style-name="a1323" text:class-names="">WHERE DENOMINACION LIKE ‘ACCEN_’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328">
          <draw:page-thumbnail draw:page-number="6" svg:x="1.21007in" svg:y="0.88889in" svg:width="5.84549in" svg:height="4.38368in" presentation:class="page" draw:id="id149" presentation:style-name="a1326" draw:name="1 Marcador de imagen de diapositiva">
            <svg:title/>
            <svg:desc/>
          </draw:page-thumbnail>
          <draw:frame draw:id="id150" presentation:style-name="a1327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29" draw:master-page-name="Master2-Layout7-blank-En-blanco" presentation:presentation-page-layout-name="Master2-PPL7" draw:id="Slide-262">
        <draw:frame draw:id="id151" presentation:style-name="a1332" draw:name="1 Título" svg:x="0in" svg:y="0.30035in" svg:width="9in" svg:height="1.25in" presentation:class="title" presentation:placeholder="false">
          <draw:text-box>
            <text:p text:style-name="a1331" text:class-names="" text:cond-style-name=""><text:span text:style-name="a1330" text:class-names="">EXPRESION IN <text:s text:c="1"/>O NOT IN</text:span></text:p>
          </draw:text-box>
          <svg:title/>
          <svg:desc/>
        </draw:frame>
        <draw:custom-shape svg:x="1.33386in" svg:y="2.83386in" svg:width="7.08307in" svg:height="0.91614in" draw:id="id152" draw:style-name="a1339" draw:name="Rectangle 5">
          <svg:title/>
          <svg:desc/>
          <text:p text:style-name="a1334" text:class-names="" text:cond-style-name=""><text:span text:style-name="a1333" text:class-names="">SELECT NRO_CUENTA</text:span></text:p>
          <text:p text:style-name="a1336" text:class-names="" text:cond-style-name=""><text:span text:style-name="a1335" text:class-names="">FROM TABLA_CUENTAS</text:span></text:p>
          <text:p text:style-name="a1338" text:class-names="" text:cond-style-name=""><text:span text:style-name="a1337" text:class-names="">WHERE COMERCIAL IN (‘103’, ‘104’ 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342">
          <draw:page-thumbnail draw:page-number="7" svg:x="1.21007in" svg:y="0.88889in" svg:width="5.84549in" svg:height="4.38368in" presentation:class="page" draw:id="id153" presentation:style-name="a1340" draw:name="1 Marcador de imagen de diapositiva">
            <svg:title/>
            <svg:desc/>
          </draw:page-thumbnail>
          <draw:frame draw:id="id154" presentation:style-name="a1341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43" draw:master-page-name="Master2-Layout7-blank-En-blanco" presentation:presentation-page-layout-name="Master2-PPL7" draw:id="Slide-263">
        <draw:frame draw:id="id155" presentation:style-name="a1364" draw:name="Rectangle 6" svg:x="0in" svg:y="1.25in" svg:width="9.33333in" svg:height="5.25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4" text:class-names="">Funciones de columna</text:span></text:p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7" text:class-names="">AVG</text:span><text:span text:style-name="a1348" text:class-names="">: Retorna el promedio de un conjunto de valores. El argumento utilizado debe ser numérico</text:span></text:p>
                  </text:list-item>
                </text:list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 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 </text:span></text:p>
              </text:list-item>
            </text:list>
            <text:list text:style-name="a1360">
              <text:list-item>
                <text:list text:style-name="a1360">
                  <text:list-item>
                    <text:p text:style-name="a1359" text:class-names="" text:cond-style-name=""><text:span text:style-name="a1357" text:class-names="">COUNT</text:span><text:span text:style-name="a1358" text:class-names="">: Retorna el número de filas que cumplan con la condición.</text:span></text:p>
                  </text:list-item>
                </text:list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</draw:text-box>
          <svg:title/>
          <svg:desc/>
        </draw:frame>
        <draw:custom-shape svg:x="1.5in" svg:y="4.58346in" svg:width="7.08307in" svg:height="0.66614in" draw:id="id156" draw:style-name="a1369" draw:name="Rectangle 9">
          <svg:title/>
          <svg:desc/>
          <text:p text:style-name="a1366" text:class-names="" text:cond-style-name=""><text:span text:style-name="a1365" text:class-names="">SELECT COUNT (*) FROM TABLA_SALDOS</text:span></text:p>
          <text:p text:style-name="a1368" text:class-names="" text:cond-style-name=""><text:span text:style-name="a1367" text:class-names="">WHERE IMPORTE &gt; 5000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5in" svg:y="3in" svg:width="7.08307in" svg:height="0.41614in" draw:id="id157" draw:style-name="a1372" draw:name="Rectangle 10">
          <svg:title/>
          <svg:desc/>
          <text:p text:style-name="a1371" text:class-names="" text:cond-style-name=""><text:span text:style-name="a1370" text:class-names="">SELECT AVG (SUELDO) FROM TABLA_RRHH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375">
          <draw:page-thumbnail draw:page-number="8" svg:x="1.21007in" svg:y="0.88889in" svg:width="5.84549in" svg:height="4.38368in" presentation:class="page" draw:id="id158" presentation:style-name="a1373" draw:name="1 Marcador de imagen de diapositiva">
            <svg:title/>
            <svg:desc/>
          </draw:page-thumbnail>
          <draw:frame draw:id="id159" presentation:style-name="a1374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76" draw:master-page-name="Master2-Layout7-blank-En-blanco" presentation:presentation-page-layout-name="Master2-PPL7" draw:id="Slide-264">
        <draw:frame draw:id="id160" presentation:style-name="a1407" draw:name="Rectangle 6" svg:x="0in" svg:y="1in" svg:width="9.33333in" svg:height="5.25in" presentation:class="outline" presentation:placeholder="false">
          <draw:text-box>
            <text:list text:style-name="a1379">
              <text:list-item>
                <text:p text:style-name="a1378" text:class-names="" text:cond-style-name=""><text:span text:style-name="a1377" text:class-names=""><text:tab/>Funciones de columna</text:span></text:p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0" text:class-names="">MAX:<text:s text:c="1"/></text:span><text:span text:style-name="a1381" text:class-names="">Retorna el valor máximo de un conjunto de valores</text:span></text:p>
                  </text:list-item>
                </text:list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/></text:p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90" text:class-names="">MIN:</text:span><text:span text:style-name="a1391" text:class-names=""><text:s text:c="1"/>Retorna el valor mínimo de un conjunto de valores</text:span></text:p>
                  </text:list-item>
                </text:list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/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400" text:class-names="">SUM:</text:span><text:span text:style-name="a1401" text:class-names=""><text:s text:c="1"/>Retorna la suma de un conjunto de valores</text:span></text:p>
                  </text:list-item>
                </text:list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/></text:p>
              </text:list-item>
            </text:list>
          </draw:text-box>
          <svg:title/>
          <svg:desc/>
        </draw:frame>
        <draw:custom-shape svg:x="1.16654in" svg:y="2.25in" svg:width="7.08307in" svg:height="0.41614in" draw:id="id161" draw:style-name="a1410" draw:name="Rectangle 10">
          <svg:title/>
          <svg:desc/>
          <text:p text:style-name="a1409" text:class-names="" text:cond-style-name=""><text:span text:style-name="a1408" text:class-names="">SELECT MAX (IMPORTE) FROM TABLA_SALDO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6654in" svg:y="3.91653in" svg:width="7.08307in" svg:height="0.41614in" draw:id="id162" draw:style-name="a1413" draw:name="Rectangle 11">
          <svg:title/>
          <svg:desc/>
          <text:p text:style-name="a1412" text:class-names="" text:cond-style-name=""><text:span text:style-name="a1411" text:class-names="">SELECT MIN (IMPORTE) FROM TABLA_SALDO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6654in" svg:y="5.41654in" svg:width="7.08307in" svg:height="0.41614in" draw:id="id163" draw:style-name="a1416" draw:name="Rectangle 12">
          <svg:title/>
          <svg:desc/>
          <text:p text:style-name="a1415" text:class-names="" text:cond-style-name=""><text:span text:style-name="a1414" text:class-names="">SELECT SUM (IMPORTE) FROM TABLA_SALDO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419">
          <draw:page-thumbnail draw:page-number="9" svg:x="1.21007in" svg:y="0.88889in" svg:width="5.84549in" svg:height="4.38368in" presentation:class="page" draw:id="id164" presentation:style-name="a1417" draw:name="1 Marcador de imagen de diapositiva">
            <svg:title/>
            <svg:desc/>
          </draw:page-thumbnail>
          <draw:frame draw:id="id165" presentation:style-name="a1418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20" draw:master-page-name="Master2-Layout7-blank-En-blanco" presentation:presentation-page-layout-name="Master2-PPL7" draw:id="Slide-265">
        <draw:frame draw:id="id166" presentation:style-name="a1440" draw:name="Rectangle 6" svg:x="0in" svg:y="1.08333in" svg:width="9.33333in" svg:height="5.5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Funciones Escalares</text:span></text:p>
              </text:list-item>
            </text:list>
            <text:list text:style-name="a1427">
              <text:list-item>
                <text:list text:style-name="a1427">
                  <text:list-item>
                    <text:p text:style-name="a1426" text:class-names="" text:cond-style-name=""><text:span text:style-name="a1424" text:class-names="">CHAR:</text:span><text:span text:style-name="a1425" text:class-names=""><text:s text:c="1"/>Retorna una representación en cadena de caracteres de su argumento (Ej: SELECT CHAR(IMPORTE))</text:span></text:p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8" text:class-names="">DATE:</text:span><text:span text:style-name="a1429" text:class-names=""><text:s text:c="1"/>Retorna una fecha a partir de su argumento. El argumento debe ser un valor timestamp, un date, un número o una cadena de caracteres de la forma yyyynnn (Ej: SELECT DATE(FECHA))</text:span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2" text:class-names="">DAY:</text:span><text:span text:style-name="a1433" text:class-names=""><text:s text:c="1"/>Retorna la parte que le corresponde al día en su argumento. El argumento debe ser un valor date, un timestamp, o un número <text:s text:c="18"/>(Ej: SELECT DAY(FECHA) =&gt; 1..31)</text:span></text:p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p text:style-name="a1438" text:class-names="" text:cond-style-name=""><text:span text:style-name="a1436" text:class-names="">DAYS:</text:span><text:span text:style-name="a1437" text:class-names=""><text:s text:c="1"/>Retorna una representación entera de una fecha (Cant. de días) <text:s text:c="28"/>(Ej: SELECT DAYS(FECHA)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43">
          <draw:page-thumbnail draw:page-number="10" svg:x="1.21007in" svg:y="0.88889in" svg:width="5.84549in" svg:height="4.38368in" presentation:class="page" draw:id="id167" presentation:style-name="a1441" draw:name="1 Marcador de imagen de diapositiva">
            <svg:title/>
            <svg:desc/>
          </draw:page-thumbnail>
          <draw:frame draw:id="id168" presentation:style-name="a1442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444" draw:master-page-name="Master2-Layout7-blank-En-blanco" presentation:presentation-page-layout-name="Master2-PPL7" draw:id="Slide-266">
        <draw:frame draw:id="id169" presentation:style-name="a1470" draw:name="Rectangle 6" svg:x="0in" svg:y="1.08333in" svg:width="9.33333in" svg:height="5.25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5" text:class-names="">Funciones Escalares</text:span></text:p>
              </text:list-item>
            </text:list>
            <text:list text:style-name="a1451">
              <text:list-item>
                <text:list text:style-name="a1451">
                  <text:list-item>
                    <text:p text:style-name="a1450" text:class-names="" text:cond-style-name=""><text:span text:style-name="a1448" text:class-names="">MONTH:</text:span><text:span text:style-name="a1449" text:class-names=""><text:s text:c="1"/>Retorna la parte de su argumento que corresponde al mes. <text:s text:c="8"/>Su argumento debe ser un valor date ó timestamp <text:s text:c="43"/>(Ej: SELECT MONTH(FECHA) =&gt; 1..12)</text:span></text:p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52" text:class-names="">YEAR:</text:span><text:span text:style-name="a1453" text:class-names=""><text:s text:c="1"/>Retorna la parte de su argumento que corresponde al año. <text:s text:c="1"/>Su argumento debe ser un valor date, timestamp o numérico <text:s text:c="26"/>(Ej: SELECT YEAR(FECHA) =&gt; 2002)</text:span></text:p>
                  </text:list-item>
                </text:list>
              </text:list-item>
            </text:list>
            <text:list text:style-name="a1459">
              <text:list-item>
                <text:list text:style-name="a1459">
                  <text:list-item>
                    <text:p text:style-name="a1458" text:class-names="" text:cond-style-name=""><text:span text:style-name="a1456" text:class-names="">DECIMAL:</text:span><text:span text:style-name="a1457" text:class-names=""><text:s text:c="1"/>Retorna una representación decimal de un valor numérico <text:s text:c="7"/>(Ej: SELECT DECIMAL(IMPORTE) retorna la parte entera)</text:span></text:p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p text:style-name="a1462" text:class-names="" text:cond-style-name=""><text:span text:style-name="a1460" text:class-names="">DIGITS:</text:span><text:span text:style-name="a1461" text:class-names=""><text:s text:c="1"/>Retorna una cadena de caracteres a partir de su argumento, que debe ser un número entero o decimal (Ej: SELECT DIGITS(IMPORTE) retorna la parte entera, decimal y reemplaza por ceros a izq.)</text:span></text:p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p text:style-name="a1468" text:class-names="" text:cond-style-name=""><text:span text:style-name="a1464" text:class-names="">FLOAT:</text:span><text:span text:style-name="a1465" text:class-names=""><text:s text:c="1"/>Retorna una representación en punto flotante de su argumento, debe ser num. (Ej: SELECT FLOAT(IMPORTE) <text:s text:c="3"/>=&gt;<text:s text:c="1"/></text:span><text:span text:style-name="a1466" text:class-names="">+0,186427500040E+01</text:span><text:span text:style-name="a1467" text:class-names="">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73">
          <draw:page-thumbnail draw:page-number="11" svg:x="1.21007in" svg:y="0.88889in" svg:width="5.84549in" svg:height="4.38368in" presentation:class="page" draw:id="id170" presentation:style-name="a1471" draw:name="1 Marcador de imagen de diapositiva">
            <svg:title/>
            <svg:desc/>
          </draw:page-thumbnail>
          <draw:frame draw:id="id171" presentation:style-name="a1472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474" draw:master-page-name="Master2-Layout7-blank-En-blanco" presentation:presentation-page-layout-name="Master2-PPL7" draw:id="Slide-267">
        <draw:frame draw:id="id172" presentation:style-name="a1498" draw:name="Rectangle 6" svg:x="0in" svg:y="1.08333in" svg:width="9.33333in" svg:height="5.25in" presentation:class="outline" presentation:placeholder="false">
          <draw:text-box>
            <text:list text:style-name="a1477">
              <text:list-item>
                <text:p text:style-name="a1476" text:class-names="" text:cond-style-name=""><text:span text:style-name="a1475" text:class-names="">Funciones Escalares</text:span></text:p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8" text:class-names="">HEX:</text:span><text:span text:style-name="a1479" text:class-names=""><text:s text:c="1"/>Retorna una representación hexadecimal de su argumento, que puede ser cualquier valor (Ej: SELECT HEX(NOMBRE))</text:span></text:p>
                  </text:list-item>
                </text:list>
              </text:list-item>
            </text:list>
            <text:list text:style-name="a1485">
              <text:list-item>
                <text:list text:style-name="a1485">
                  <text:list-item>
                    <text:p text:style-name="a1484" text:class-names="" text:cond-style-name=""><text:span text:style-name="a1482" text:class-names="">INTEGER:</text:span><text:span text:style-name="a1483" text:class-names=""><text:s text:c="1"/>Retorna una representación entera de su argumento, que debe ser numérico (Ej: SELECT INTEGER(IMPORTE))</text:span></text:p>
                  </text:list-item>
                </text:list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6" text:class-names="">LENGTH:</text:span><text:span text:style-name="a1487" text:class-names=""><text:s text:c="1"/>Retorna el tamaño de su argumento (Ej: LENGTH(NOMBRE))</text:span></text:p>
                  </text:list-item>
                </text:list>
              </text:list-item>
            </text:list>
            <text:list text:style-name="a1493">
              <text:list-item>
                <text:list text:style-name="a1493">
                  <text:list-item>
                    <text:p text:style-name="a1492" text:class-names="" text:cond-style-name=""><text:span text:style-name="a1490" text:class-names="">HOUR:</text:span><text:span text:style-name="a1491" text:class-names=""><text:s text:c="1"/>Retorna la parte de su argumento que corresponde a la hora. <text:s text:c="8"/>El argumento debe ser un valor time, timestamp, o numérico <text:s text:c="26"/>(Ej: SELECT HOUR(HORA) <text:s text:c="3"/>=&gt; <text:s text:c="1"/>0..24)</text:span></text:p>
                  </text:list-item>
                </text:list>
              </text:list-item>
            </text:list>
            <text:list text:style-name="a1497">
              <text:list-item>
                <text:list text:style-name="a1497">
                  <text:list-item>
                    <text:p text:style-name="a1496" text:class-names="" text:cond-style-name=""><text:span text:style-name="a1494" text:class-names="">MINUTE:</text:span><text:span text:style-name="a1495" text:class-names=""><text:s text:c="1"/>Retorna la parte de su argumento que corresponde a los minutos. Su argumento debe ser un valor time, timestamp ó numérico <text:s text:c="21"/>(Ej: SELECT MINUTE(HORA) <text:s text:c="2"/>=&gt; <text:s text:c="1"/>0..59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01">
          <draw:page-thumbnail draw:page-number="12" svg:x="1.21007in" svg:y="0.88889in" svg:width="5.84549in" svg:height="4.38368in" presentation:class="page" draw:id="id173" presentation:style-name="a1499" draw:name="1 Marcador de imagen de diapositiva">
            <svg:title/>
            <svg:desc/>
          </draw:page-thumbnail>
          <draw:frame draw:id="id174" presentation:style-name="a1500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502" draw:master-page-name="Master2-Layout7-blank-En-blanco" presentation:presentation-page-layout-name="Master2-PPL7" draw:id="Slide-268">
        <draw:frame draw:id="id175" presentation:style-name="a1526" draw:name="Rectangle 3" svg:x="0in" svg:y="0.91667in" svg:width="9.33333in" svg:height="6in" presentation:class="outline" presentation:placeholder="false">
          <draw:text-box>
            <text:list text:style-name="a1505">
              <text:list-item>
                <text:p text:style-name="a1504" text:class-names="" text:cond-style-name=""><text:span text:style-name="a1503" text:class-names="">Funciones Escalares</text:span></text:p>
              </text:list-item>
            </text:list>
            <text:list text:style-name="a1509">
              <text:list-item>
                <text:list text:style-name="a1509">
                  <text:list-item>
                    <text:p text:style-name="a1508" text:class-names="" text:cond-style-name=""><text:span text:style-name="a1506" text:class-names="">SECOND:</text:span><text:span text:style-name="a1507" text:class-names=""><text:s text:c="1"/>Retorna la parte de su argumento que corresponde a los segundos. Su argumento debe ser un valor time, timestamp ó numérico <text:s text:c="4"/>(Ej: SELECT SECOND(HORA) <text:s text:c="3"/>=&gt; <text:s text:c="1"/>0..59)</text:span></text:p>
                  </text:list-item>
                </text:list>
              </text:list-item>
            </text:list>
            <text:list text:style-name="a1513">
              <text:list-item>
                <text:list text:style-name="a1513">
                  <text:list-item>
                    <text:p text:style-name="a1512" text:class-names="" text:cond-style-name=""><text:span text:style-name="a1510" text:class-names="">TIME:</text:span><text:span text:style-name="a1511" text:class-names=""><text:s text:c="1"/>Retorna un valor time de su argumento, que debe ser un valor timestamp, time o una cadena de caracteres con datos válidos para una hora (Ej: SELECT TIME(HORA) <text:s text:c="3"/>=&gt; <text:s text:c="1"/>00.00.00)</text:span></text:p>
                  </text:list-item>
                </text:list>
              </text:list-item>
            </text:list>
            <text:list text:style-name="a1517">
              <text:list-item>
                <text:list text:style-name="a1517">
                  <text:list-item>
                    <text:p text:style-name="a1516" text:class-names="" text:cond-style-name=""><text:span text:style-name="a1514" text:class-names="">SUBSTR:</text:span><text:span text:style-name="a1515" text:class-names=""><text:s text:c="1"/>Retorna una parte acotada de su argumento, que debe ser una cadena de caracteres (Ej: SUBSTR(NOMBRE, 1, 1) <text:s text:c="2"/>=&gt; <text:s text:c="1"/>1er. caracter)</text:span></text:p>
                  </text:list-item>
                </text:list>
              </text:list-item>
            </text:list>
            <text:list text:style-name="a1521">
              <text:list-item>
                <text:list text:style-name="a1521">
                  <text:list-item>
                    <text:p text:style-name="a1520" text:class-names="" text:cond-style-name=""><text:span text:style-name="a1518" text:class-names="">VALUE:</text:span><text:span text:style-name="a1519" text:class-names=""><text:s text:c="1"/>Sus argumentos son expresiones, y retorna el primer argumento que no sea null (Ej: VALUE(IMPORTE, 0) <text:s text:c="1"/>=&gt; Si el importe es null retorna 0)</text:span></text:p>
                  </text:list-item>
                </text:list>
              </text:list-item>
            </text:list>
            <text:list text:style-name="a1525">
              <text:list-item>
                <text:list text:style-name="a1525">
                  <text:list-item>
                    <text:p text:style-name="a1524" text:class-names="" text:cond-style-name=""><text:span text:style-name="a1522" text:class-names="">VARGRAPHIC:</text:span><text:span text:style-name="a1523" text:class-names=""><text:s text:c="1"/>Retorna una representación en una cadena de caracteres gráficos de su argumento, que debe ser una cadena de caracteres <text:s text:c="1"/>(Ej: VARGRAPHIC(NOMBRE) =&gt; Caracteres de doble byte (DBCS) Japonés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29">
          <draw:page-thumbnail draw:page-number="13" svg:x="1.21007in" svg:y="0.88889in" svg:width="5.84549in" svg:height="4.38368in" presentation:class="page" draw:id="id176" presentation:style-name="a1527" draw:name="1 Marcador de imagen de diapositiva">
            <svg:title/>
            <svg:desc/>
          </draw:page-thumbnail>
          <draw:frame draw:id="id177" presentation:style-name="a1528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530" draw:master-page-name="Master2-Layout7-blank-En-blanco" presentation:presentation-page-layout-name="Master2-PPL7" draw:id="Slide-269">
        <draw:frame draw:id="id178" presentation:style-name="a1549" draw:name="Rectangle 7" svg:x="0in" svg:y="1.08333in" svg:width="9.33333in" svg:height="5.25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31" text:class-names="">Sentencia SELECT</text:span></text:p>
              </text:list-item>
            </text:list>
            <text:list text:style-name="a1536">
              <text:list-item>
                <text:list text:style-name="a1536">
                  <text:list-item>
                    <text:p text:style-name="a1535" text:class-names="" text:cond-style-name=""><text:span text:style-name="a1534" text:class-names="">Select DISTINCT: En el caso que haya filas con valores repetidos, la salida de este select incluirá sólo una de esas filas</text:span></text:p>
                  </text:list-item>
                </text:list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 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  <text:list text:style-name="a1548">
              <text:list-item>
                <text:list text:style-name="a1548">
                  <text:list-item>
                    <text:p text:style-name="a1547" text:class-names="" text:cond-style-name=""><text:span text:style-name="a1546" text:class-names="">Select con GROUP BY: La salida de este select incluirá la cantidad de FACTURAS que hay, agrupadas por CLIENTE.</text:span></text:p>
                  </text:list-item>
                </text:list>
              </text:list-item>
            </text:list>
          </draw:text-box>
          <svg:title/>
          <svg:desc/>
        </draw:frame>
        <draw:custom-shape svg:x="1.33346in" svg:y="5.33346in" svg:width="7.08307in" svg:height="0.91614in" draw:id="id179" draw:style-name="a1556" draw:name="Rectangle 5">
          <svg:title/>
          <svg:desc/>
          <text:p text:style-name="a1551" text:class-names="" text:cond-style-name=""><text:span text:style-name="a1550" text:class-names="">SELECT CLIENTE, COUNT(*)</text:span></text:p>
          <text:p text:style-name="a1553" text:class-names="" text:cond-style-name=""><text:span text:style-name="a1552" text:class-names="">FROM FACTURAS</text:span></text:p>
          <text:p text:style-name="a1555" text:class-names="" text:cond-style-name=""><text:span text:style-name="a1554" text:class-names="">GROUP BY CLIENT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2.66654in" svg:width="7.08307in" svg:height="0.66614in" draw:id="id180" draw:style-name="a1562" draw:name="Rectangle 4">
          <svg:title/>
          <svg:desc/>
          <text:p text:style-name="a1559" text:class-names="" text:cond-style-name=""><text:span text:style-name="a1557" text:class-names="">SELECT<text:s text:c="1"/></text:span><text:span text:style-name="a1558" text:class-names="">DISTINCT CLIENTE</text:span></text:p>
          <text:p text:style-name="a1561" text:class-names="" text:cond-style-name=""><text:span text:style-name="a1560" text:class-names="">FROM REL_CLTE_CTA WHERE TIPO_CTA = ‘SI’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565">
          <draw:page-thumbnail draw:page-number="14" svg:x="1.21007in" svg:y="0.88889in" svg:width="5.84549in" svg:height="4.38368in" presentation:class="page" draw:id="id181" presentation:style-name="a1563" draw:name="1 Marcador de imagen de diapositiva">
            <svg:title/>
            <svg:desc/>
          </draw:page-thumbnail>
          <draw:frame draw:id="id182" presentation:style-name="a1564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566" draw:master-page-name="Master2-Layout7-blank-En-blanco" presentation:presentation-page-layout-name="Master2-PPL7" draw:id="Slide-270">
        <draw:frame draw:id="id183" presentation:style-name="a1594" draw:name="Rectangle 9" svg:x="0in" svg:y="1in" svg:width="9.33333in" svg:height="5.25in" presentation:class="outline" presentation:placeholder="false">
          <draw:text-box>
            <text:list text:style-name="a1569">
              <text:list-item>
                <text:p text:style-name="a1568" text:class-names="" text:cond-style-name=""><text:span text:style-name="a1567" text:class-names="">Sentencia SELECT</text:span></text:p>
              </text:list-item>
            </text:list>
            <text:list text:style-name="a1572">
              <text:list-item>
                <text:list text:style-name="a1572">
                  <text:list-item>
                    <text:p text:style-name="a1571" text:class-names="" text:cond-style-name=""><text:span text:style-name="a1570" text:class-names="">Cláusula HAVING: Permite poner condiciones a nivel de grupo.</text:span></text:p>
                  </text:list-item>
                </text:list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/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/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/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/></text:p>
              </text:list-item>
            </text:list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5" text:class-names="">Cláusula ORDER BY: Especifica en qué orden se visualizará la salida del query. El orden puede ser</text:span></text:p>
                  </text:list-item>
                </text:list>
              </text:list-item>
            </text:list>
            <text:list text:style-name="a1590">
              <text:list-item>
                <text:list text:style-name="a1590">
                  <text:list-item>
                    <text:list text:style-name="a1590">
                      <text:list-item>
                        <text:p text:style-name="a1589" text:class-names="" text:cond-style-name=""><text:span text:style-name="a1588" text:class-names="">ASC : ascendente (es el default)</text:span></text:p>
                      </text:list-item>
                    </text:list>
                  </text:list-item>
                </text:list>
              </text:list-item>
            </text:list>
            <text:list text:style-name="a1593">
              <text:list-item>
                <text:list text:style-name="a1593">
                  <text:list-item>
                    <text:list text:style-name="a1593">
                      <text:list-item>
                        <text:p text:style-name="a1592" text:class-names="" text:cond-style-name=""><text:span text:style-name="a1591" text:class-names="">DESC: descendente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1.33346in" svg:y="2.25in" svg:width="7.08307in" svg:height="1.33307in" draw:id="id184" draw:style-name="a1604" draw:name="Rectangle 6">
          <svg:title/>
          <svg:desc/>
          <text:p text:style-name="a1597" text:class-names="" text:cond-style-name=""><text:span text:style-name="a1595" text:class-names="">SELECT NRO_CLIENTE,<text:s text:c="1"/></text:span><text:span text:style-name="a1596" text:class-names="">AVG(IMPORTE_FACTURA)</text:span></text:p>
          <text:p text:style-name="a1599" text:class-names="" text:cond-style-name=""><text:span text:style-name="a1598" text:class-names="">FROM FACTURAS</text:span></text:p>
          <text:p text:style-name="a1601" text:class-names="" text:cond-style-name=""><text:span text:style-name="a1600" text:class-names="">GROUP BY NRO_CLIENTE</text:span></text:p>
          <text:p text:style-name="a1603" text:class-names="" text:cond-style-name=""><text:span text:style-name="a1602" text:class-names="">HAVING AVG(IMPORTE_FACTURA) &gt; 5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6.08346in" svg:width="7.08307in" svg:height="0.66614in" draw:id="id185" draw:style-name="a1609" draw:name="Rectangle 7">
          <svg:title/>
          <svg:desc/>
          <text:p text:style-name="a1606" text:class-names="" text:cond-style-name=""><text:span text:style-name="a1605" text:class-names="">SELECT * FROM CLIENTES</text:span></text:p>
          <text:p text:style-name="a1608" text:class-names="" text:cond-style-name=""><text:span text:style-name="a1607" text:class-names="">ORDER BY CLIENTE, DIRECCION DESC, APELLIDO DESC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612">
          <draw:page-thumbnail draw:page-number="15" svg:x="1.21007in" svg:y="0.88889in" svg:width="5.84549in" svg:height="4.38368in" presentation:class="page" draw:id="id186" presentation:style-name="a1610" draw:name="1 Marcador de imagen de diapositiva">
            <svg:title/>
            <svg:desc/>
          </draw:page-thumbnail>
          <draw:frame draw:id="id187" presentation:style-name="a1611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613" draw:master-page-name="Master2-Layout7-blank-En-blanco" presentation:presentation-page-layout-name="Master2-PPL7" draw:id="Slide-271">
        <draw:frame draw:id="id188" presentation:style-name="a1632" draw:name="Rectangle 3" svg:x="0in" svg:y="1in" svg:width="9.33333in" svg:height="5.25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614" text:class-names="">Predicados de Condiciones</text:span></text:p>
              </text:list-item>
            </text:list>
            <text:list text:style-name="a1619">
              <text:list-item>
                <text:list text:style-name="a1619">
                  <text:list-item>
                    <text:p text:style-name="a1618" text:class-names="" text:cond-style-name=""><text:span text:style-name="a1617" text:class-names="">Expresión (comparación) Subselect</text:span></text:p>
                  </text:list-item>
                </text:list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/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/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/></text:p>
              </text:list-item>
            </text:list>
            <text:list text:style-name="a1631">
              <text:list-item>
                <text:list text:style-name="a1631">
                  <text:list-item>
                    <text:p text:style-name="a1630" text:class-names="" text:cond-style-name=""><text:span text:style-name="a1629" text:class-names="">Expresión (comparación) ALL Subselect Cuando se especifica ALL, el resultado es verdadero si la condición se cumple para TODAS las filas de la tabla a la que se le hace subselect</text:span></text:p>
                  </text:list-item>
                </text:list>
              </text:list-item>
            </text:list>
          </draw:text-box>
          <svg:title/>
          <svg:desc/>
        </draw:frame>
        <draw:custom-shape svg:x="1.33346in" svg:y="5in" svg:width="7.08307in" svg:height="0.83307in" draw:id="id189" draw:style-name="a1639" draw:name="Rectangle 5">
          <svg:title/>
          <svg:desc/>
          <text:p text:style-name="a1634" text:class-names="" text:cond-style-name=""><text:span text:style-name="a1633" text:class-names="">SELECT NOMBRE, NRO_CLIENTE</text:span></text:p>
          <text:p text:style-name="a1636" text:class-names="" text:cond-style-name=""><text:span text:style-name="a1635" text:class-names="">FROM TABLA_CLIENTE</text:span></text:p>
          <text:p text:style-name="a1638" text:class-names="" text:cond-style-name=""><text:span text:style-name="a1637" text:class-names="">WHERE EDAD &gt; ALL (SELECT EDAD_TOPE FROM TABLA_PARAMETRO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2.25in" svg:width="7.08307in" svg:height="0.83307in" draw:id="id190" draw:style-name="a1646" draw:name="Rectangle 6">
          <svg:title/>
          <svg:desc/>
          <text:p text:style-name="a1641" text:class-names="" text:cond-style-name=""><text:span text:style-name="a1640" text:class-names="">SELECT CUENTA, NOMBRE</text:span></text:p>
          <text:p text:style-name="a1643" text:class-names="" text:cond-style-name=""><text:span text:style-name="a1642" text:class-names="">FROM TABLA_CUENTAS</text:span></text:p>
          <text:p text:style-name="a1645" text:class-names="" text:cond-style-name=""><text:span text:style-name="a1644" text:class-names="">WHERE SALDO &gt; (SELECT AVG(SALDO) FROM TABLA_CUENTAS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649">
          <draw:page-thumbnail draw:page-number="16" svg:x="1.21007in" svg:y="0.88889in" svg:width="5.84549in" svg:height="4.38368in" presentation:class="page" draw:id="id191" presentation:style-name="a1647" draw:name="1 Marcador de imagen de diapositiva">
            <svg:title/>
            <svg:desc/>
          </draw:page-thumbnail>
          <draw:frame draw:id="id192" presentation:style-name="a1648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650" draw:master-page-name="Master2-Layout7-blank-En-blanco" presentation:presentation-page-layout-name="Master2-PPL7" draw:id="Slide-272">
        <draw:frame draw:id="id193" presentation:style-name="a1675" draw:name="Rectangle 7" svg:x="0in" svg:y="1.08333in" svg:width="9.33333in" svg:height="5.25in" presentation:class="outline" presentation:placeholder="false">
          <draw:text-box>
            <text:list text:style-name="a1653">
              <text:list-item>
                <text:p text:style-name="a1652" text:class-names="" text:cond-style-name=""><text:span text:style-name="a1651" text:class-names="">Predicados de Condiciones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Expresión (comparación) ANY ó SOME Subselect</text:span></text:p>
              </text:list-item>
            </text:list>
            <text:list text:style-name="a1659">
              <text:list-item>
                <text:list text:style-name="a1659">
                  <text:list-item>
                    <text:p text:style-name="a1658" text:class-names="" text:cond-style-name=""><text:span text:style-name="a1657" text:class-names="">Cuando se especifica ANY ó SOME, el resultado es verdadero si la condición se cumple para AL MENOS UNA fila de la tabla a la que se le hace subselect</text:span></text:p>
                  </text:list-item>
                </text:list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/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/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>Expresión &lt;NOT&gt; BETWEEN</text:span></text:p>
              </text:list-item>
            </text:list>
            <text:list text:style-name="a1671">
              <text:list-item>
                <text:list text:style-name="a1671">
                  <text:list-item>
                    <text:p text:style-name="a1670" text:class-names="" text:cond-style-name=""><text:span text:style-name="a1669" text:class-names="">El BETWEEN determina si una expresión dada se encuentra entre 2 valores. Siempre el valor 1 debe ser menor al valor 2.</text:span></text:p>
                  </text:list-item>
                </text:list>
              </text:list-item>
            </text:list>
            <text:list text:style-name="a1674">
              <text:list-item>
                <text:p text:style-name="a1673" text:class-names="" text:cond-style-name=""><text:span text:style-name="a1672" text:class-names=""/></text:p>
              </text:list-item>
            </text:list>
          </draw:text-box>
          <svg:title/>
          <svg:desc/>
        </draw:frame>
        <draw:custom-shape svg:x="1.33346in" svg:y="3.41653in" svg:width="7.16614in" svg:height="0.83307in" draw:id="id194" draw:style-name="a1682" draw:name="Rectangle 5">
          <svg:title/>
          <svg:desc/>
          <text:p text:style-name="a1677" text:class-names="" text:cond-style-name=""><text:span text:style-name="a1676" text:class-names="">SELECT NOMBRE, NRO_CLIENTE</text:span></text:p>
          <text:p text:style-name="a1679" text:class-names="" text:cond-style-name=""><text:span text:style-name="a1678" text:class-names="">FROM TABLA_CLIENTE</text:span></text:p>
          <text:p text:style-name="a1681" text:class-names="" text:cond-style-name=""><text:span text:style-name="a1680" text:class-names="">WHERE EDAD &gt; ANY (SELECT EDAD_TOPE FROM TABLA_PARAMETRO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6.08346in" svg:width="7.16614in" svg:height="0.83307in" draw:id="id195" draw:style-name="a1689" draw:name="Rectangle 9">
          <svg:title/>
          <svg:desc/>
          <text:p text:style-name="a1684" text:class-names="" text:cond-style-name=""><text:span text:style-name="a1683" text:class-names="">SELECT NOMBRE, NRO_CLIENTE</text:span></text:p>
          <text:p text:style-name="a1686" text:class-names="" text:cond-style-name=""><text:span text:style-name="a1685" text:class-names="">FROM TABLA_CLIENTE</text:span></text:p>
          <text:p text:style-name="a1688" text:class-names="" text:cond-style-name=""><text:span text:style-name="a1687" text:class-names="">WHERE EDAD BETWEEN 20 AND 3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692">
          <draw:page-thumbnail draw:page-number="17" svg:x="1.21007in" svg:y="0.88889in" svg:width="5.84549in" svg:height="4.38368in" presentation:class="page" draw:id="id196" presentation:style-name="a1690" draw:name="1 Marcador de imagen de diapositiva">
            <svg:title/>
            <svg:desc/>
          </draw:page-thumbnail>
          <draw:frame draw:id="id197" presentation:style-name="a1691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693" draw:master-page-name="Master2-Layout7-blank-En-blanco" presentation:presentation-page-layout-name="Master2-PPL7" draw:id="Slide-273">
        <draw:frame draw:id="id198" presentation:style-name="a1715" draw:name="Rectangle 3" svg:x="0in" svg:y="1.16667in" svg:width="9.33333in" svg:height="5.25in" presentation:class="outline" presentation:placeholder="false">
          <draw:text-box>
            <text:list text:style-name="a1696">
              <text:list-item>
                <text:p text:style-name="a1695" text:class-names="" text:cond-style-name=""><text:span text:style-name="a1694" text:class-names="">Predicados de Condiciones</text:span></text:p>
              </text:list-item>
            </text:list>
            <text:list text:style-name="a1699">
              <text:list-item>
                <text:p text:style-name="a1698" text:class-names="" text:cond-style-name=""><text:span text:style-name="a1697" text:class-names="">Expresión &lt;NOT&gt; IS NULL</text:span></text:p>
              </text:list-item>
            </text:list>
            <text:list text:style-name="a1702">
              <text:list-item>
                <text:list text:style-name="a1702">
                  <text:list-item>
                    <text:p text:style-name="a1701" text:class-names="" text:cond-style-name=""><text:span text:style-name="a1700" text:class-names=""> El predicado NULL testea los valores nulos</text:span></text:p>
                  </text:list-item>
                </text:list>
              </text:list-item>
            </text:list>
            <text:list text:style-name="a1705">
              <text:list-item>
                <text:p text:style-name="a1704" text:class-names="" text:cond-style-name=""><text:span text:style-name="a1703" text:class-names=""> </text:span></text:p>
              </text:list-item>
            </text:list>
            <text:list text:style-name="a1708">
              <text:list-item>
                <text:p text:style-name="a1707" text:class-names="" text:cond-style-name=""><text:span text:style-name="a1706" text:class-names=""> </text:span></text:p>
              </text:list-item>
            </text:list>
            <text:list text:style-name="a1711">
              <text:list-item>
                <text:p text:style-name="a1710" text:class-names="" text:cond-style-name=""><text:span text:style-name="a1709" text:class-names="">Expresión EXISTS subselect</text:span></text:p>
              </text:list-item>
            </text:list>
            <text:list text:style-name="a1714">
              <text:list-item>
                <text:list text:style-name="a1714">
                  <text:list-item>
                    <text:p text:style-name="a1713" text:class-names="" text:cond-style-name=""><text:span text:style-name="a1712" text:class-names="">El predicado EXISTS testea la existencia de filas en el subselect</text:span></text:p>
                  </text:list-item>
                </text:list>
              </text:list-item>
            </text:list>
          </draw:text-box>
          <svg:title/>
          <svg:desc/>
        </draw:frame>
        <draw:custom-shape svg:x="1.33346in" svg:y="5.16654in" svg:width="7.08307in" svg:height="0.99961in" draw:id="id199" draw:style-name="a1724" draw:name="Rectangle 4">
          <svg:title/>
          <svg:desc/>
          <text:p text:style-name="a1717" text:class-names="" text:cond-style-name=""><text:span text:style-name="a1716" text:class-names="">SELECT NOMBRE, DIRECCION</text:span></text:p>
          <text:p text:style-name="a1719" text:class-names="" text:cond-style-name=""><text:span text:style-name="a1718" text:class-names="">FROM TABLA_CLIENTE X</text:span></text:p>
          <text:p text:style-name="a1721" text:class-names="" text:cond-style-name=""><text:span text:style-name="a1720" text:class-names="">WHERE EXISTS (SELECT * FROM RELACION_CLTE_CTA WHERE</text:span></text:p>
          <text:p text:style-name="a1723" text:class-names="" text:cond-style-name=""><text:span text:style-name="a1722" text:class-names=""><text:tab/><text:tab/>X.NRO_CLIENTE = CLIENTE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2.91654in" svg:width="7.08307in" svg:height="0.83307in" draw:id="id200" draw:style-name="a1731" draw:name="Rectangle 5">
          <svg:title/>
          <svg:desc/>
          <text:p text:style-name="a1726" text:class-names="" text:cond-style-name=""><text:span text:style-name="a1725" text:class-names="">SELECT DOMICILIO</text:span></text:p>
          <text:p text:style-name="a1728" text:class-names="" text:cond-style-name=""><text:span text:style-name="a1727" text:class-names="">FROM TABLA_CUENTAS</text:span></text:p>
          <text:p text:style-name="a1730" text:class-names="" text:cond-style-name=""><text:span text:style-name="a1729" text:class-names="">WHERE DOMICILIO IS NOT NUL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734">
          <draw:page-thumbnail draw:page-number="18" svg:x="1.21007in" svg:y="0.88889in" svg:width="5.84549in" svg:height="4.38368in" presentation:class="page" draw:id="id201" presentation:style-name="a1732" draw:name="1 Marcador de imagen de diapositiva">
            <svg:title/>
            <svg:desc/>
          </draw:page-thumbnail>
          <draw:frame draw:id="id202" presentation:style-name="a1733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735" draw:master-page-name="Master2-Layout7-blank-En-blanco" presentation:presentation-page-layout-name="Master2-PPL7" draw:id="Slide-274">
        <draw:frame draw:id="id203" presentation:style-name="a1749" draw:name="Rectangle 3" svg:x="0in" svg:y="1in" svg:width="9.33333in" svg:height="5.25in" presentation:class="outline" presentation:placeholder="false">
          <draw:text-box>
            <text:list text:style-name="a1738">
              <text:list-item>
                <text:p text:style-name="a1737" text:class-names="" text:cond-style-name=""><text:span text:style-name="a1736" text:class-names="">Predicados de Condiciones</text:span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> Caracteres de Escape</text:span></text:p>
              </text:list-item>
            </text:list>
            <text:list text:style-name="a1745">
              <text:list-item>
                <text:list text:style-name="a1745">
                  <text:list-item>
                    <text:p text:style-name="a1744" text:class-names="" text:cond-style-name=""><text:span text:style-name="a1742" text:class-names=""><text:s text:c="1"/>- <text:s text:c="3"/>:<text:s text:c="1"/></text:span><text:span text:style-name="a1743" text:class-names="">representa un carácter arbitrario</text:span></text:p>
                  </text:list-item>
                </text:list>
              </text:list-item>
            </text:list>
            <text:list text:style-name="a1748">
              <text:list-item>
                <text:list text:style-name="a1748">
                  <text:list-item>
                    <text:p text:style-name="a1747" text:class-names="" text:cond-style-name=""><text:span text:style-name="a1746" text:class-names="">% <text:s text:c="1"/>: representa una cadena de caracteres</text:span></text:p>
                  </text:list-item>
                </text:list>
              </text:list-item>
            </text:list>
          </draw:text-box>
          <svg:title/>
          <svg:desc/>
        </draw:frame>
        <draw:custom-shape svg:x="1.33346in" svg:y="4.83346in" svg:width="7.08307in" svg:height="0.83307in" draw:id="id204" draw:style-name="a1756" draw:name="Rectangle 4">
          <svg:title/>
          <svg:desc/>
          <text:p text:style-name="a1751" text:class-names="" text:cond-style-name=""><text:span text:style-name="a1750" text:class-names="">SELECT DENOMINACION</text:span></text:p>
          <text:p text:style-name="a1753" text:class-names="" text:cond-style-name=""><text:span text:style-name="a1752" text:class-names="">FROM TABLA_CLIENTE</text:span></text:p>
          <text:p text:style-name="a1755" text:class-names="" text:cond-style-name=""><text:span text:style-name="a1754" text:class-names="">WHERE DENOMINACION LIKE ‘ACCEN%’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3.41653in" svg:width="7.08307in" svg:height="0.83307in" draw:id="id205" draw:style-name="a1763" draw:name="Rectangle 5">
          <svg:title/>
          <svg:desc/>
          <text:p text:style-name="a1758" text:class-names="" text:cond-style-name=""><text:span text:style-name="a1757" text:class-names="">SELECT DENOMINACION</text:span></text:p>
          <text:p text:style-name="a1760" text:class-names="" text:cond-style-name=""><text:span text:style-name="a1759" text:class-names="">FROM TABLA_CLIENTE</text:span></text:p>
          <text:p text:style-name="a1762" text:class-names="" text:cond-style-name=""><text:span text:style-name="a1761" text:class-names="">WHERE DENOMINACION LIKE ‘ACCEN_’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766">
          <draw:page-thumbnail draw:page-number="19" svg:x="1.21007in" svg:y="0.88889in" svg:width="5.84549in" svg:height="4.38368in" presentation:class="page" draw:id="id206" presentation:style-name="a1764" draw:name="1 Marcador de imagen de diapositiva">
            <svg:title/>
            <svg:desc/>
          </draw:page-thumbnail>
          <draw:frame draw:id="id207" presentation:style-name="a1765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767" draw:master-page-name="Master2-Layout7-blank-En-blanco" presentation:presentation-page-layout-name="Master2-PPL7" draw:id="Slide-275">
        <draw:frame draw:id="id208" presentation:style-name="a1777" draw:name="Rectangle 3" svg:x="0in" svg:y="1in" svg:width="9.33333in" svg:height="5.25in" presentation:class="outline" presentation:placeholder="false">
          <draw:text-box>
            <text:list text:style-name="a1770">
              <text:list-item>
                <text:p text:style-name="a1769" text:class-names="" text:cond-style-name=""><text:span text:style-name="a1768" text:class-names="">Predicados de Condiciones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Expresión &lt;NOT&gt; IN subselect</text:span></text:p>
              </text:list-item>
            </text:list>
            <text:list text:style-name="a1776">
              <text:list-item>
                <text:list text:style-name="a1776">
                  <text:list-item>
                    <text:p text:style-name="a1775" text:class-names="" text:cond-style-name=""><text:span text:style-name="a1774" text:class-names="">El predicado IN compara el valor con cada valor del subselect</text:span></text:p>
                  </text:list-item>
                </text:list>
              </text:list-item>
            </text:list>
          </draw:text-box>
          <svg:title/>
          <svg:desc/>
        </draw:frame>
        <draw:custom-shape svg:x="1.33346in" svg:y="4.08346in" svg:width="7.08307in" svg:height="1.08307in" draw:id="id209" draw:style-name="a1784" draw:name="Rectangle 4">
          <svg:title/>
          <svg:desc/>
          <text:p text:style-name="a1779" text:class-names="" text:cond-style-name=""><text:span text:style-name="a1778" text:class-names="">SELECT NOMBRE_CLIENTE</text:span></text:p>
          <text:p text:style-name="a1781" text:class-names="" text:cond-style-name=""><text:span text:style-name="a1780" text:class-names="">FROM TABLA_CLIENTES</text:span></text:p>
          <text:p text:style-name="a1783" text:class-names="" text:cond-style-name=""><text:span text:style-name="a1782" text:class-names="">WHERE NRO_CLIENTE IN (SELECT CLIENTE FROM TABLA_CTAS <text:s text:c="8"/><text:tab/><text:tab/> WHERE SUC_CTA = ‘022’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2.83346in" svg:width="7.08307in" svg:height="0.91614in" draw:id="id210" draw:style-name="a1791" draw:name="Rectangle 5">
          <svg:title/>
          <svg:desc/>
          <text:p text:style-name="a1786" text:class-names="" text:cond-style-name=""><text:span text:style-name="a1785" text:class-names="">SELECT NRO_CUENTA</text:span></text:p>
          <text:p text:style-name="a1788" text:class-names="" text:cond-style-name=""><text:span text:style-name="a1787" text:class-names="">FROM TABLA_CUENTAS</text:span></text:p>
          <text:p text:style-name="a1790" text:class-names="" text:cond-style-name=""><text:span text:style-name="a1789" text:class-names="">WHERE COMERCIAL IN (‘103’, ‘104’ 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794">
          <draw:page-thumbnail draw:page-number="20" svg:x="1.21007in" svg:y="0.88889in" svg:width="5.84549in" svg:height="4.38368in" presentation:class="page" draw:id="id211" presentation:style-name="a1792" draw:name="1 Marcador de imagen de diapositiva">
            <svg:title/>
            <svg:desc/>
          </draw:page-thumbnail>
          <draw:frame draw:id="id212" presentation:style-name="a1793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795" draw:master-page-name="Master2-Layout7-blank-En-blanco" presentation:presentation-page-layout-name="Master2-PPL7" draw:id="Slide-276">
        <draw:frame draw:id="id213" presentation:style-name="a1802" draw:name="Rectangle 3" svg:x="0in" svg:y="1.08333in" svg:width="9.33333in" svg:height="1.66667in" presentation:class="outline" presentation:placeholder="false">
          <draw:text-box>
            <text:list text:style-name="a1798">
              <text:list-item>
                <text:p text:style-name="a1797" text:class-names="" text:cond-style-name=""><text:span text:style-name="a1796" text:class-names="">J O I N</text:span></text:p>
              </text:list-item>
            </text:list>
            <text:list text:style-name="a1801">
              <text:list-item>
                <text:list text:style-name="a1801">
                  <text:list-item>
                    <text:p text:style-name="a1800" text:class-names="" text:cond-style-name=""><text:span text:style-name="a1799" text:class-names="">La utilización de un JOIN permite leer campos de mas de una tabla a la vez, por medio de una relación existente entre las mismas.</text:span></text:p>
                  </text:list-item>
                </text:list>
              </text:list-item>
            </text:list>
          </draw:text-box>
          <svg:title/>
          <svg:desc/>
        </draw:frame>
        <draw:custom-shape svg:x="1.33346in" svg:y="2.58346in" svg:width="7.08307in" svg:height="1.16614in" draw:id="id214" draw:style-name="a1811" draw:name="Rectangle 7">
          <svg:title/>
          <svg:desc/>
          <text:p text:style-name="a1804" text:class-names="" text:cond-style-name=""><text:span text:style-name="a1803" text:class-names="">SELECT <text:s text:c="1"/>CLIENTES.COD_CLIENTE, NOMBRE_CLIENTE,</text:span></text:p>
          <text:p text:style-name="a1806" text:class-names="" text:cond-style-name=""><text:span text:style-name="a1805" text:class-names=""><text:tab/> <text:s text:c="5"/>IMPORTE_FACTURA</text:span></text:p>
          <text:p text:style-name="a1808" text:class-names="" text:cond-style-name=""><text:span text:style-name="a1807" text:class-names="">FROM CLIENTES, FACTURAS</text:span></text:p>
          <text:p text:style-name="a1810" text:class-names="" text:cond-style-name=""><text:span text:style-name="a1809" text:class-names="">WHERE CLIENTES.COD_CLIENTE = FACTURAS.COD_CLIENT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3346in" svg:y="4in" svg:width="9.33307in" svg:height="1.49961in" draw:id="id215" draw:style-name="a1817" draw:name="Rectangle 8">
          <svg:title/>
          <svg:desc/>
          <text:p text:style-name="a1813" text:class-names="" text:cond-style-name=""><text:span text:style-name="a1812" text:class-names="">PALABRA CLAVE UNION</text:span></text:p>
          <text:list text:style-name="a1816">
            <text:list-item>
              <text:list text:style-name="a1816">
                <text:list-item>
                  <text:p text:style-name="a1815" text:class-names="" text:cond-style-name=""><text:span text:style-name="a1814" text:class-names="">La utilización de la palabra clave UNION permite realizar mas de un select a la vez, retornando las filas seleccionadas por cada uno de ellos.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346in" svg:y="5.58346in" svg:width="7.08307in" svg:height="1.33307in" draw:id="id216" draw:style-name="a1828" draw:name="Rectangle 9">
          <svg:title/>
          <svg:desc/>
          <text:p text:style-name="a1819" text:class-names="" text:cond-style-name=""><text:span text:style-name="a1818" text:class-names="">SELECT <text:s text:c="1"/>NOMBRE_CLIENTE</text:span></text:p>
          <text:p text:style-name="a1821" text:class-names="" text:cond-style-name=""><text:span text:style-name="a1820" text:class-names="">FROM CLIENTES</text:span></text:p>
          <text:p text:style-name="a1823" text:class-names="" text:cond-style-name=""><text:span text:style-name="a1822" text:class-names="">UNION</text:span></text:p>
          <text:p text:style-name="a1825" text:class-names="" text:cond-style-name=""><text:span text:style-name="a1824" text:class-names="">SELECT <text:s text:c="1"/>NOMBRE_USUARIO</text:span></text:p>
          <text:p text:style-name="a1827" text:class-names="" text:cond-style-name=""><text:span text:style-name="a1826" text:class-names="">FROM USUARIO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831">
          <draw:page-thumbnail draw:page-number="21" svg:x="1.21007in" svg:y="0.88889in" svg:width="5.84549in" svg:height="4.38368in" presentation:class="page" draw:id="id217" presentation:style-name="a1829" draw:name="1 Marcador de imagen de diapositiva">
            <svg:title/>
            <svg:desc/>
          </draw:page-thumbnail>
          <draw:frame draw:id="id218" presentation:style-name="a1830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832" draw:master-page-name="Master2-Layout7-blank-En-blanco" presentation:presentation-page-layout-name="Master2-PPL7" draw:id="Slide-277">
        <draw:frame draw:id="id219" presentation:style-name="a1835" draw:name="1 Título" svg:x="0in" svg:y="0.30035in" svg:width="9in" svg:height="1.25in" presentation:class="title" presentation:placeholder="false">
          <draw:text-box>
            <text:p text:style-name="a1834" text:class-names="" text:cond-style-name=""><text:span text:style-name="a1833" text:class-names="">AMBIGUEDADES</text:span></text:p>
          </draw:text-box>
          <svg:title/>
          <svg:desc/>
        </draw:frame>
        <draw:frame draw:id="id220" draw:style-name="a1854" draw:name="3 CuadroTexto" svg:x="0.59055in" svg:y="1.37795in" svg:width="8.66142in" svg:height="6.05984in">
          <draw:text-box>
            <text:p text:style-name="a1837" text:class-names="" text:cond-style-name=""><text:span text:style-name="a1836" text:class-names=""/></text:p>
            <text:p text:style-name="a1839" text:class-names="" text:cond-style-name=""><text:span text:style-name="a1838" text:class-names="">Cuando se usa más de una tabla (en el FROM) y ambas tienen atributos con el mismo nombre los cuales se usan en alguna expresión. Así es como tenemos que recurrir a una forma de</text:span></text:p>
            <text:p text:style-name="a1841" text:class-names="" text:cond-style-name=""><text:span text:style-name="a1840" text:class-names="">identificar a cuál de los atributos nos estamos refiriendo. SQL exige, en ese caso, agregar al atributo repetido el prefijo del nombre de la tabla a la cual pertenece. Obviamente también podemos prefijar a un atributo aunque no se repita.</text:span></text:p>
            <text:p text:style-name="a1843" text:class-names="" text:cond-style-name=""><text:span text:style-name="a1842" text:class-names=""/></text:p>
            <text:p text:style-name="a1845" text:class-names="" text:cond-style-name=""><text:span text:style-name="a1844" text:class-names="">Ejemplo:</text:span></text:p>
            <text:p text:style-name="a1847" text:class-names="" text:cond-style-name=""><text:span text:style-name="a1846" text:class-names=""/></text:p>
            <text:p text:style-name="a1849" text:class-names="" text:cond-style-name=""><text:span text:style-name="a1848" text:class-names="">SELECT editorial.codEdit, nombre</text:span></text:p>
            <text:p text:style-name="a1851" text:class-names="" text:cond-style-name=""><text:span text:style-name="a1850" text:class-names="">FROM editorial, libro</text:span></text:p>
            <text:p text:style-name="a1853" text:class-names="" text:cond-style-name=""><text:span text:style-name="a1852" text:class-names="">WHERE editorial.codEdit = libro.codEdit</text:span></text:p>
          </draw:text-box>
          <svg:title/>
          <svg:desc/>
        </draw:frame>
        <presentation:notes draw:style-name="a1857">
          <draw:page-thumbnail draw:page-number="22" svg:x="1.21007in" svg:y="0.88889in" svg:width="5.84549in" svg:height="4.38368in" presentation:class="page" draw:id="id221" presentation:style-name="a1855" draw:name="1 Marcador de imagen de diapositiva">
            <svg:title/>
            <svg:desc/>
          </draw:page-thumbnail>
          <draw:frame draw:id="id222" presentation:style-name="a1856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858" draw:master-page-name="Master2-Layout7-blank-En-blanco" presentation:presentation-page-layout-name="Master2-PPL7" draw:id="Slide-278">
        <draw:frame draw:id="id223" presentation:style-name="a1885" draw:name="Rectangle 2" svg:x="0in" svg:y="1.08333in" svg:width="9.33333in" svg:height="5.25in" presentation:class="outline" presentation:placeholder="false">
          <draw:text-box>
            <text:list text:style-name="a1861">
              <text:list-item>
                <text:p text:style-name="a1860" text:class-names="" text:cond-style-name=""><text:span text:style-name="a1859" text:class-names="">Sentencia INSERT</text:span></text:p>
              </text:list-item>
            </text:list>
            <text:list text:style-name="a1866">
              <text:list-item>
                <text:list text:style-name="a1866">
                  <text:list-item>
                    <text:p text:style-name="a1865" text:class-names="" text:cond-style-name=""><text:span text:style-name="a1862" text:class-names="">La sentencia INSERT se utiliza para insertar nuevas</text:span><text:span text:style-name="a1863" text:class-names=""><text:s text:c="1"/></text:span><text:span text:style-name="a1864" text:class-names="">filas a una tabla o vista</text:span></text:p>
                  </text:list-item>
                </text:list>
              </text:list-item>
            </text:list>
            <text:list text:style-name="a1869">
              <text:list-item>
                <text:list text:style-name="a1869">
                  <text:list-item>
                    <text:p text:style-name="a1868" text:class-names="" text:cond-style-name=""><text:span text:style-name="a1867" text:class-names="">El formato de la sentencia es:</text:span></text:p>
                  </text:list-item>
                </text:list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>INSERT INTO nombre_de_la_tabla</text:span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>VALUES (valor1, valor2, valor3) ó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6" text:class-names="">VALUES (subselect)</text:span></text:p>
              </text:list-item>
            </text:list>
            <text:list text:style-name="a1881">
              <text:list-item>
                <text:list text:style-name="a1881">
                  <text:list-item>
                    <text:p text:style-name="a1880" text:class-names="" text:cond-style-name=""><text:span text:style-name="a1879" text:class-names="">Si se inserta un conjunto de valores, éstos deben coincidir con el formato de la columnas, a las cuales se van insertando en forma correlativa</text:span></text:p>
                  </text:list-item>
                </text:list>
              </text:list-item>
            </text:list>
            <text:list text:style-name="a1884">
              <text:list-item>
                <text:list text:style-name="a1884">
                  <text:list-item>
                    <text:p text:style-name="a1883" text:class-names="" text:cond-style-name=""><text:span text:style-name="a1882" text:class-names="">Sí se inserta a través de un subselect, la tabla seleccionada deberá tener la misma definición que la tabla a la que se le insertarán los dato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888">
          <draw:page-thumbnail draw:page-number="23" svg:x="1.21007in" svg:y="0.88889in" svg:width="5.84549in" svg:height="4.38368in" presentation:class="page" draw:id="id224" presentation:style-name="a1886" draw:name="1 Marcador de imagen de diapositiva">
            <svg:title/>
            <svg:desc/>
          </draw:page-thumbnail>
          <draw:frame draw:id="id225" presentation:style-name="a1887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889" draw:master-page-name="Master2-Layout7-blank-En-blanco" presentation:presentation-page-layout-name="Master2-PPL7" draw:id="Slide-279">
        <draw:frame draw:id="id226" presentation:style-name="a1911" draw:name="Rectangle 3" svg:x="0in" svg:y="1in" svg:width="9.33333in" svg:height="5.25in" presentation:class="outline" presentation:placeholder="false">
          <draw:text-box>
            <text:list text:style-name="a1892">
              <text:list-item>
                <text:p text:style-name="a1891" text:class-names="" text:cond-style-name=""><text:span text:style-name="a1890" text:class-names="">Sentencia UPDATE</text:span></text:p>
              </text:list-item>
            </text:list>
            <text:list text:style-name="a1895">
              <text:list-item>
                <text:list text:style-name="a1895">
                  <text:list-item>
                    <text:p text:style-name="a1894" text:class-names="" text:cond-style-name=""><text:span text:style-name="a1893" text:class-names="">La sentencia update se utiliza para modificar los datos de las filas de una tabla o vista</text:span></text:p>
                  </text:list-item>
                </text:list>
              </text:list-item>
            </text:list>
            <text:list text:style-name="a1898">
              <text:list-item>
                <text:list text:style-name="a1898">
                  <text:list-item>
                    <text:p text:style-name="a1897" text:class-names="" text:cond-style-name=""><text:span text:style-name="a1896" text:class-names="">El formato de la sentencia es:</text:span></text:p>
                  </text:list-item>
                </text:list>
              </text:list-item>
            </text:list>
            <text:list text:style-name="a1901">
              <text:list-item>
                <text:p text:style-name="a1900" text:class-names="" text:cond-style-name=""><text:span text:style-name="a1899" text:class-names=""><text:tab/>UPDATE nombre_de_la_ tabla</text:span></text:p>
              </text:list-item>
            </text:list>
            <text:list text:style-name="a1904">
              <text:list-item>
                <text:p text:style-name="a1903" text:class-names="" text:cond-style-name=""><text:span text:style-name="a1902" text:class-names=""><text:tab/>SET columna1 = valor1, columna2 = valor2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><text:tab/>WHERE condiciones</text:span></text:p>
              </text:list-item>
            </text:list>
            <text:list text:style-name="a1910">
              <text:list-item>
                <text:list text:style-name="a1910">
                  <text:list-item>
                    <text:p text:style-name="a1909" text:class-names="" text:cond-style-name=""><text:span text:style-name="a1908" text:class-names="">Las condiciones utilizadas en el select, son válidas en la sentencia UPDATE</text:span></text:p>
                  </text:list-item>
                </text:list>
              </text:list-item>
            </text:list>
          </draw:text-box>
          <svg:title/>
          <svg:desc/>
        </draw:frame>
        <draw:custom-shape svg:x="1.41654in" svg:y="4.91654in" svg:width="7.49961in" svg:height="0.99961in" draw:id="id227" draw:style-name="a1918" draw:name="Rectangle 4">
          <svg:title/>
          <svg:desc/>
          <text:p text:style-name="a1913" text:class-names="" text:cond-style-name=""><text:span text:style-name="a1912" text:class-names="">UPDATE TABLA_CUENTAS</text:span></text:p>
          <text:p text:style-name="a1915" text:class-names="" text:cond-style-name=""><text:span text:style-name="a1914" text:class-names="">SET COMERCIAL = ‘125’</text:span></text:p>
          <text:p text:style-name="a1917" text:class-names="" text:cond-style-name=""><text:span text:style-name="a1916" text:class-names="">WHERE COMERCIAL IN (‘015’, ‘016’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921">
          <draw:page-thumbnail draw:page-number="24" svg:x="1.21007in" svg:y="0.88889in" svg:width="5.84549in" svg:height="4.38368in" presentation:class="page" draw:id="id228" presentation:style-name="a1919" draw:name="1 Marcador de imagen de diapositiva">
            <svg:title/>
            <svg:desc/>
          </draw:page-thumbnail>
          <draw:frame draw:id="id229" presentation:style-name="a1920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922" draw:master-page-name="Master2-Layout7-blank-En-blanco" presentation:presentation-page-layout-name="Master2-PPL7" draw:id="Slide-280">
        <draw:frame draw:id="id230" presentation:style-name="a1941" draw:name="Rectangle 3" svg:x="0in" svg:y="1in" svg:width="9.33333in" svg:height="5.25in" presentation:class="outline" presentation:placeholder="false">
          <draw:text-box>
            <text:list text:style-name="a1925">
              <text:list-item>
                <text:p text:style-name="a1924" text:class-names="" text:cond-style-name=""><text:span text:style-name="a1923" text:class-names="">Sentencia DELETE</text:span></text:p>
              </text:list-item>
            </text:list>
            <text:list text:style-name="a1928">
              <text:list-item>
                <text:list text:style-name="a1928">
                  <text:list-item>
                    <text:p text:style-name="a1927" text:class-names="" text:cond-style-name=""><text:span text:style-name="a1926" text:class-names="">La sentencia DELETE se utiliza para borrar las filas de una tabla o vista</text:span></text:p>
                  </text:list-item>
                </text:list>
              </text:list-item>
            </text:list>
            <text:list text:style-name="a1931">
              <text:list-item>
                <text:list text:style-name="a1931">
                  <text:list-item>
                    <text:p text:style-name="a1930" text:class-names="" text:cond-style-name=""><text:span text:style-name="a1929" text:class-names="">El formato de la sentencia es:</text:span></text:p>
                  </text:list-item>
                </text:list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<text:tab/>DELETE FROM nombre_de_la_tabla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><text:tab/>WHERE condiciones</text:span></text:p>
              </text:list-item>
            </text:list>
            <text:list text:style-name="a1940">
              <text:list-item>
                <text:list text:style-name="a1940">
                  <text:list-item>
                    <text:p text:style-name="a1939" text:class-names="" text:cond-style-name=""><text:span text:style-name="a1938" text:class-names="">Las condiciones utilizadas en el select, son válidas en la sentencia DELETE</text:span></text:p>
                  </text:list-item>
                </text:list>
              </text:list-item>
            </text:list>
          </draw:text-box>
          <svg:title/>
          <svg:desc/>
        </draw:frame>
        <draw:custom-shape svg:x="1.41654in" svg:y="4.25in" svg:width="7.49961in" svg:height="0.99961in" draw:id="id231" draw:style-name="a1946" draw:name="Rectangle 4">
          <svg:title/>
          <svg:desc/>
          <text:p text:style-name="a1943" text:class-names="" text:cond-style-name=""><text:span text:style-name="a1942" text:class-names="">DELETE FROM TABLA_CUENTAS</text:span></text:p>
          <text:p text:style-name="a1945" text:class-names="" text:cond-style-name=""><text:span text:style-name="a1944" text:class-names="">WHERE COMERCIAL IN (‘015’, ‘016’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949">
          <draw:page-thumbnail draw:page-number="25" svg:x="1.21007in" svg:y="0.88889in" svg:width="5.84549in" svg:height="4.38368in" presentation:class="page" draw:id="id232" presentation:style-name="a1947" draw:name="1 Marcador de imagen de diapositiva">
            <svg:title/>
            <svg:desc/>
          </draw:page-thumbnail>
          <draw:frame draw:id="id233" presentation:style-name="a1948" draw:name="2 Marcador de notas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</style:presentation-page-layout>
    <style:presentation-page-layout style:name="Master1-PPL2" style:display-name="Título y objetos">
      <presentation:placeholder presentation:object="title" svg:x="0.5in" svg:y="0.30039in" svg:width="8.99961in" svg:height="1.24961in"/>
      <presentation:placeholder presentation:object="object" svg:x="0.33346in" svg:y="0.83346in" svg:width="9.33307in" svg:height="6.33307in"/>
    </style:presentation-page-layout>
    <style:presentation-page-layout style:name="Master1-PPL3" style:display-name="Encabezado de secció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</style:presentation-page-layout>
    <style:presentation-page-layout style:name="Master1-PPL4" style:display-name="Dos objetos">
      <presentation:placeholder presentation:object="title" svg:x="0.5in" svg:y="0.30039in" svg:width="8.99961in" svg:height="1.24961in"/>
      <presentation:placeholder presentation:object="object" svg:x="0.33333in" svg:y="0.83333in" svg:width="4.58333in" svg:height="6.33333in"/>
      <presentation:placeholder presentation:object="object" svg:x="5.08333in" svg:y="0.83333in" svg:width="4.58333in" svg:height="6.33333in"/>
    </style:presentation-page-layout>
    <style:presentation-page-layout style:name="Master1-PPL5" style:display-name="Comparación">
      <presentation:placeholder presentation:object="title" svg:x="0.5in" svg:y="0.30039in" svg:width="8.99961in" svg:height="1.24961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</style:presentation-page-layout>
    <style:presentation-page-layout style:name="Master1-PPL6" style:display-name="Sólo el título">
      <presentation:placeholder presentation:object="title" svg:x="0.5in" svg:y="0.30039in" svg:width="8.99961in" svg:height="1.24961in"/>
    </style:presentation-page-layout>
    <style:presentation-page-layout style:name="Master1-PPL7" style:display-name="En blanco"/>
    <style:presentation-page-layout style:name="Master1-PPL8" style:display-name="Contenido con título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</style:presentation-page-layout>
    <style:presentation-page-layout style:name="Master1-PPL9" style:display-name="Imagen con título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</style:presentation-page-layout>
    <style:presentation-page-layout style:name="Master1-PPL10" style:display-name="Título y texto vertical">
      <presentation:placeholder presentation:object="title" svg:x="0.5in" svg:y="0.30039in" svg:width="8.99961in" svg:height="1.24961in"/>
      <presentation:placeholder presentation:object="outline" svg:x="0.33346in" svg:y="0.83346in" svg:width="9.33307in" svg:height="6.33307in"/>
    </style:presentation-page-layout>
    <style:presentation-page-layout style:name="Master1-PPL11" style:display-name="Título vertical y texto">
      <presentation:placeholder presentation:object="title" svg:x="7.33333in" svg:y="0.30035in" svg:width="2.33333in" svg:height="6.86632in"/>
      <presentation:placeholder presentation:object="outline" svg:x="0.33333in" svg:y="0.30035in" svg:width="6.83333in" svg:height="6.86632in"/>
    </style:presentation-page-layout>
    <style:presentation-page-layout style:name="Master2-PPL1" style:display-name="Diapositiva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2" style:display-name="Título y objeto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3" style:display-name="Encabezado de secció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4" style:display-name="Dos objeto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5" style:display-name="Comparació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6" style:display-name="Sólo el título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7" style:display-name="En blanc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8" style:display-name="Contenido con título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9" style:display-name="Imagen con título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10" style:display-name="Título y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11" style:display-name="Título vertical y texto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4843in" fo:padding-bottom="0.04843in" fo:padding-left="0.09882in" fo:padding-right="0.09882in" draw:textarea-vertical-align="bottom" draw:textarea-horizontal-align="left" draw:fill="solid" draw:fill-color="#0033cc" draw:opacity="100%" draw:stroke="none" draw:auto-grow-width="false" draw:auto-grow-height="true"/>
      <style:paragraph-properties style:font-independent-line-spacing="fals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draw:fill="none" draw:stroke="none"/>
    </style:style>
    <style:style style:family="graphic" style:name="a237">
      <style:graphic-properties fo:wrap-option="wrap" fo:padding-top="0.04843in" fo:padding-bottom="0.04843in" fo:padding-left="0.09882in" fo:padding-right="0.09882in" draw:textarea-vertical-align="bottom" draw:textarea-horizontal-align="left" draw:fill="solid" draw:fill-color="#0033cc" draw:opacity="100%" draw:stroke="none" draw:auto-grow-width="false" draw:auto-grow-height="true"/>
      <style:paragraph-properties style:font-independent-line-spacing="fals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2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>
      <style:graphic-properties fo:wrap-option="wrap" fo:padding-top="0.04843in" fo:padding-bottom="0.04843in" fo:padding-left="0.09882in" fo:padding-right="0.09882in" draw:textarea-vertical-align="bottom" draw:textarea-horizontal-align="left" draw:fill="solid" draw:fill-color="#0033cc" draw:opacity="100%" draw:stroke="none" draw:auto-grow-width="false" draw:auto-grow-height="true"/>
      <style:paragraph-properties style:font-independent-line-spacing="fals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" style:parent-style-name="Graphics">
      <style:graphic-properties draw:fill="none" fo:clip="rect(0in 0in 0in 0in)" draw:stroke="none" draw:luminance="0%" draw:contrast="0%" draw:image-opacity="100%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">
      <style:paragraph-properties fo:line-height="12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4843in" fo:padding-bottom="0.04843in" fo:padding-left="0.09882in" fo:padding-right="0.09882in" draw:textarea-vertical-align="bottom" draw:textarea-horizontal-align="left" draw:fill="solid" draw:fill-color="#0033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12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0" style:parent-style-name="Graphics">
      <style:graphic-properties draw:fill="none" fo:clip="rect(0in 0in 0in 0in)" draw:stroke="none" draw:luminance="0%" draw:contrast="0%" draw:image-opacity="100%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2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4843in" fo:padding-bottom="0.04843in" fo:padding-left="0.09882in" fo:padding-right="0.09882in" draw:textarea-vertical-align="bottom" draw:textarea-horizontal-align="left" draw:fill="solid" draw:fill-color="#0033cc" draw:opacity="100%" draw:stroke="none" draw:auto-grow-width="false" draw:auto-grow-height="true"/>
      <style:paragraph-properties style:font-independent-line-spacing="false" style:writing-mode="lr-tb"/>
    </style:style>
    <style:style style:family="presentation" style:name="a334">
      <style:graphic-properties draw:fill="none" draw:stroke="none"/>
    </style:style>
    <style:style style:family="paragraph" style:name="a410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2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2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2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2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2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draw:fill="none" draw:stroke="non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2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2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2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5">
      <style:paragraph-properties fo:line-height="12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2" style:parent-style-name="Graphics">
      <style:graphic-properties draw:fill="none" fo:clip="rect(0in 0in 0in 0in)" draw:stroke="none" draw:luminance="0%" draw:contrast="0%" draw:image-opacity="100%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2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4843in" fo:padding-bottom="0.04843in" fo:padding-left="0.09882in" fo:padding-right="0.09882in" draw:textarea-vertical-align="bottom" draw:textarea-horizontal-align="left" draw:fill="solid" draw:fill-color="#0033cc" draw:opacity="100%" draw:stroke="none" draw:auto-grow-width="false" draw:auto-grow-height="true"/>
      <style:paragraph-properties style:font-independent-line-spacing="fals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 style:parent-style-name="Graphics">
      <style:graphic-properties draw:fill="none" fo:clip="rect(0in 0in 0in 0in)" draw:stroke="none" draw:luminance="0%" draw:contrast="0%" draw:image-opacity="100%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fo:wrap-option="wrap" fo:padding-top="0.04843in" fo:padding-bottom="0.04843in" fo:padding-left="0.09882in" fo:padding-right="0.09882in" draw:textarea-vertical-align="bottom" draw:textarea-horizontal-align="left" draw:fill="solid" draw:fill-color="#0033cc" draw:opacity="100%" draw:stroke="none" draw:auto-grow-width="false" draw:auto-grow-height="true"/>
      <style:paragraph-properties style:font-independent-line-spacing="fals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 style:parent-style-name="Graphics">
      <style:graphic-properties draw:fill="none" fo:clip="rect(0in 0in 0in 0in)" draw:stroke="none" draw:luminance="0%" draw:contrast="0%" draw:image-opacity="100%"/>
    </style:style>
    <style:style style:family="paragraph" style:name="a282">
      <style:paragraph-properties fo:line-height="12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4843in" fo:padding-bottom="0.04843in" fo:padding-left="0.09882in" fo:padding-right="0.09882in" draw:textarea-vertical-align="bottom" draw:textarea-horizontal-align="left" draw:fill="solid" draw:fill-color="#0033cc" draw:opacity="100%" draw:stroke="none" draw:auto-grow-width="false" draw:auto-grow-height="true"/>
      <style:paragraph-properties style:font-independent-line-spacing="fals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5">
      <style:graphic-properties draw:fill="none" draw:stroke="non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2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2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2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2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2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2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2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2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2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2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draw:fill="none" draw:stroke="none"/>
    </style:style>
    <style:style style:family="paragraph" style:name="a3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">
      <style:paragraph-properties fo:line-height="12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3">
      <style:paragraph-properties fo:line-height="12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none" draw:stroke="non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2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4843in" fo:padding-bottom="0.04843in" fo:padding-left="0.09882in" fo:padding-right="0.09882in" draw:textarea-vertical-align="bottom" draw:textarea-horizontal-align="left" draw:fill="solid" draw:fill-color="#0033cc" draw:opacity="100%" draw:stroke="none" draw:auto-grow-width="false" draw:auto-grow-height="true"/>
      <style:paragraph-properties style:font-independent-line-spacing="fals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">
      <style:paragraph-properties fo:line-height="12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2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20%" fo:text-align="left" style:tab-stop-distance="1in" fo:margin-left="2.83465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draw:fill="none" draw:stroke="non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20%" fo:text-align="left" style:tab-stop-distance="1in" fo:margin-left="3.30709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2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20%" fo:text-align="left" style:tab-stop-distance="1in" fo:margin-left="3.77953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7">
      <style:paragraph-properties fo:line-height="12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2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2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2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2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">
      <style:paragraph-properties fo:line-height="12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draw:fill="none" draw:stroke="non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draw:fill="none" draw:stroke="non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draw:fill="none" draw:stroke="non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draw:fill="none" draw:stroke="none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draw:fill="none" draw:stroke="non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 style:parent-style-name="Graphics">
      <style:graphic-properties draw:fill="none" fo:clip="rect(0in 0in 0in 0in)" draw:stroke="none" draw:luminance="0%" draw:contrast="0%" draw:image-opacity="100%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.04843in" fo:padding-bottom="0.04843in" fo:padding-left="0.09882in" fo:padding-right="0.09882in" draw:textarea-vertical-align="bottom" draw:textarea-horizontal-align="left" draw:fill="solid" draw:fill-color="#0033cc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2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draw:fill="none" draw:stroke="non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draw:fill="none" draw:stroke="none"/>
    </style:style>
    <style:style style:family="presentation" style:name="a111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draw:fill="none" draw:stroke="non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draw:fill="none" draw:stroke="non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 style:parent-style-name="Graphics">
      <style:graphic-properties draw:fill="none" fo:clip="rect(0in 0in 0in 0in)" draw:stroke="none" draw:luminance="0%" draw:contrast="0%" draw:image-opacity="100%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draw:fill="none" draw:stroke="non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draw:fill="none" draw:stroke="non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4843in" fo:padding-bottom="0.04843in" fo:padding-left="0.09882in" fo:padding-right="0.09882in" draw:textarea-vertical-align="bottom" draw:textarea-horizontal-align="left" draw:fill="solid" draw:fill-color="#0033cc" draw:opacity="100%" draw:stroke="none" draw:auto-grow-width="false" draw:auto-grow-height="true"/>
      <style:paragraph-properties style:font-independent-line-spacing="fals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">
      <style:paragraph-properties fo:line-height="12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2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2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2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draw:fill="none" draw:stroke="none"/>
    </style:style>
    <style:style style:family="paragraph" style:name="a200">
      <style:paragraph-properties fo:line-height="12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2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20%" fo:text-align="left" style:tab-stop-distance="1in" fo:margin-left="1.88976in" fo:margin-right="0in" fo:text-indent="-0.23622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20%" fo:text-align="left" style:tab-stop-distance="1in" fo:margin-left="2.3622in" fo:margin-right="0in" fo:text-indent="-0.23622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draw:fill="none" draw:stroke="non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" style:parent-style-name="Graphics">
      <style:graphic-properties draw:fill="none" fo:clip="rect(0in 0in 0in 0in)" draw:stroke="none" draw:luminance="0%" draw:contrast="0%" draw:image-opacity="100%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4843in" fo:padding-bottom="0.04843in" fo:padding-left="0.09882in" fo:padding-right="0.09882in" draw:textarea-vertical-align="bottom" draw:textarea-horizontal-align="left" draw:fill="solid" draw:fill-color="#0033cc" draw:opacity="100%" draw:stroke="none" draw:auto-grow-width="false" draw:auto-grow-height="true"/>
      <style:paragraph-properties style:font-independent-line-spacing="fals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27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6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6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1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1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6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6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5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7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4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7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8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7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1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0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8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7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5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01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6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5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1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9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0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9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2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9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0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0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7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0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7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2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9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Predeterminado-1" style:page-layout-name="pageLayout1" draw:style-name="a0">
      <draw:frame draw:id="id0" draw:style-name="a1" draw:name="Picture 15" svg:x="8.08346in" svg:y="0in" svg:width="1.7185in" svg:height="0.49961in" style:rel-width="scale" style:rel-height="scale">
        <draw:image xlink:href="media/image1.png" xlink:type="simple" xlink:show="embed" xlink:actuate="onLoad"/>
        <svg:title/>
        <svg:desc/>
      </draw:frame>
      <draw:custom-shape svg:x="0in" svg:y="0.03583in" svg:width="2.91614in" svg:height="0.46378in" draw:id="id1" draw:style-name="a4" draw:name="Rectangle 16">
        <svg:title/>
        <svg:desc/>
        <text:p text:style-name="a3" text:class-names="" text:cond-style-name=""><text:span text:style-name="a2" text:class-names="">Curso de DB2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" presentation:style-name="a8" draw:name="1 Título" svg:x="0.5in" svg:y="0.30039in" svg:width="8.99961in" svg:height="1.24961in" presentation:class="title" presentation:placeholder="false">
        <draw:text-box>
          <text:list text:style-name="a7">
            <text:list-item>
              <text:p text:style-name="a6" text:class-names="" text:cond-style-name=""><text:span text:style-name="a5" text:class-names="">Pulse para editar el formato del texto de títuloHaga clic para modificar el estilo de título del patrón</text:span></text:p>
            </text:list-item>
          </text:list>
        </draw:text-box>
        <svg:title/>
        <svg:desc/>
      </draw:frame>
      <draw:frame draw:id="id3" presentation:style-name="a48" draw:name="2 Marcador de contenido" svg:x="0.33346in" svg:y="0.83346in" svg:width="9.33307in" svg:height="6.33307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Pulse para editar los formatos del texto del esquema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gundo nivel del esquema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ercer nivel del esquema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Cuarto nivel del esquem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1" text:class-names="">Quinto nivel del esquem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list text:style-name="a26">
                                <text:list-item>
                                  <text:p text:style-name="a25" text:class-names="" text:cond-style-name=""><text:span text:style-name="a24" text:class-names="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list text:style-name="a29">
                                <text:list-item>
                                  <text:list text:style-name="a29">
                                    <text:list-item>
                                      <text:p text:style-name="a28" text:class-names="" text:cond-style-name=""><text:span text:style-name="a27" text:class-names="">Séptimo nivel del esquema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list text:style-name="a32">
                                <text:list-item>
                                  <text:list text:style-name="a32">
                                    <text:list-item>
                                      <text:list text:style-name="a32">
                                        <text:list-item>
                                          <text:p text:style-name="a31" text:class-names="" text:cond-style-name=""><text:span text:style-name="a30" text:class-names="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">
            <text:list-item>
              <text:p text:style-name="a34" text:class-names="" text:cond-style-name=""><text:span text:style-name="a33" text:class-names="">Noveno nivel del esquemaHaga clic para modificar el estilo de texto del patrón</text:span></text:p>
            </text:list-item>
          </text:list>
          <text:list text:style-name="a38">
            <text:list-item>
              <text:list text:style-name="a38">
                <text:list-item>
                  <text:p text:style-name="a37" text:class-names="" text:cond-style-name=""><text:span text:style-name="a36" text:class-names="">Segundo nivel</text:span></text:p>
                </text:list-item>
              </text:list>
            </text:list-item>
          </text:list>
          <text:list text:style-name="a41">
            <text:list-item>
              <text:list text:style-name="a41">
                <text:list-item>
                  <text:list text:style-name="a41">
                    <text:list-item>
                      <text:p text:style-name="a40" text:class-names="" text:cond-style-name=""><text:span text:style-name="a39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">
            <text:list-item>
              <text:list text:style-name="a44">
                <text:list-item>
                  <text:list text:style-name="a44">
                    <text:list-item>
                      <text:list text:style-name="a44">
                        <text:list-item>
                          <text:p text:style-name="a43" text:class-names="" text:cond-style-name=""><text:span text:style-name="a4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">
            <text:list-item>
              <text:list text:style-name="a47">
                <text:list-item>
                  <text:list text:style-name="a47">
                    <text:list-item>
                      <text:list text:style-name="a47">
                        <text:list-item>
                          <text:list text:style-name="a47">
                            <text:list-item>
                              <text:p text:style-name="a46" text:class-names="" text:cond-style-name=""><text:span text:style-name="a4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">
        <draw:page-thumbnail svg:x="1.21063in" svg:y="0.88858in" svg:width="5.84567in" svg:height="4.38425in" presentation:class="page" draw:id="id4" presentation:style-name="a49" draw:name="1 Marcador de imagen de diapositiva">
          <svg:title/>
          <svg:desc/>
        </draw:page-thumbnail>
        <draw:frame draw:id="id5" presentation:style-name="a52" draw:name="2 Marcador de notas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6" presentation:style-name="a55" draw:name="3 Marcador de encabezado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7" presentation:style-name="a58" draw:name="4 Marcador de fecha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8" presentation:style-name="a61" draw:name="5 Marcador de pie de página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9" presentation:style-name="a64" draw:name="6 Marcador de número de diapositiva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6">
      <draw:frame draw:id="id10" draw:layer="Master1-bg" draw:style-name="a67" draw:name="Picture 15" svg:x="8.08346in" svg:y="0in" svg:width="1.7185in" svg:height="0.49961in" style:rel-width="scale" style:rel-height="scale">
        <draw:image xlink:href="media/image1.png" xlink:type="simple" xlink:show="embed" xlink:actuate="onLoad"/>
        <svg:title/>
        <svg:desc/>
      </draw:frame>
      <draw:custom-shape svg:x="0in" svg:y="0.03583in" svg:width="2.91614in" svg:height="0.46378in" draw:id="id11" draw:layer="Master1-bg" draw:style-name="a70" draw:name="Rectangle 16">
        <svg:title/>
        <svg:desc/>
        <text:p text:style-name="a69" text:class-names="" text:cond-style-name=""><text:span text:style-name="a68" text:class-names="">Curso de DB2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" presentation:style-name="a75" draw:name="1 Título" svg:x="0.75in" svg:y="2.32986in" svg:width="8.5in" svg:height="1.60764in" presentation:class="title" presentation:placeholder="false">
        <draw:text-box>
          <text:list text:style-name="a74">
            <text:list-item>
              <text:p text:style-name="a73" text:class-names="" text:cond-style-name=""><text:span text:style-name="a71" text:class-names="">Haga clic para modificar el estilo de título del patrón</text:span><text:span text:style-name="a72" text:class-names=""/></text:p>
            </text:list-item>
          </text:list>
        </draw:text-box>
        <svg:title/>
        <svg:desc/>
      </draw:frame>
      <draw:frame draw:id="id13" presentation:style-name="a79" draw:name="2 Subtítulo" svg:x="1.5in" svg:y="4.25in" svg:width="7in" svg:height="1.91667in" presentation:class="subtitle" presentation:placeholder="false">
        <draw:text-box>
          <text:p text:style-name="a78" text:class-names="" text:cond-style-name=""><text:span text:style-name="a76" text:class-names="">Haga clic para modificar el estilo de subtítulo del patrón</text:span><text:span text:style-name="a77" text:class-names=""/></text:p>
        </draw:text-box>
        <svg:title/>
        <svg:desc/>
      </draw:frame>
      <presentation:notes style:page-layout-name="pageLayout2" draw:style-name="a96">
        <draw:page-thumbnail svg:x="1.21063in" svg:y="0.88858in" svg:width="5.84567in" svg:height="4.38425in" presentation:class="page" draw:id="id4" presentation:style-name="a80" draw:name="1 Marcador de imagen de diapositiva">
          <svg:title/>
          <svg:desc/>
        </draw:page-thumbnail>
        <draw:frame draw:id="id5" presentation:style-name="a83" draw:name="2 Marcador de notas" svg:x="0.82677in" svg:y="5.55394in" svg:width="6.61378in" svg:height="5.26142in" presentation:class="notes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6" draw:name="3 Marcador de encabezado" svg:x="0in" svg:y="0in" svg:width="3.5878in" svg:height="0.58425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7" presentation:style-name="a89" draw:name="4 Marcador de fecha" svg:x="4.67953in" svg:y="0in" svg:width="3.5878in" svg:height="0.58425in" presentation:class="date-time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8" presentation:style-name="a92" draw:name="5 Marcador de pie de página" svg:x="0in" svg:y="11.10827in" svg:width="3.5878in" svg:height="0.58425in" presentation:class="foot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9" presentation:style-name="a95" draw:name="6 Marcador de número de diapositiva" svg:x="4.67953in" svg:y="11.10827in" svg:width="3.5878in" svg:height="0.58425in" presentation:class="page-number" presentation:placeholder="false">
          <draw:text-box>
            <text:p text:style-name="a94" text:class-names="" text:cond-style-name=""><text:span text:style-name="a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97">
      <draw:frame draw:id="id14" draw:layer="Master1-bg" draw:style-name="a98" draw:name="Picture 15" svg:x="8.08346in" svg:y="0in" svg:width="1.7185in" svg:height="0.49961in" style:rel-width="scale" style:rel-height="scale">
        <draw:image xlink:href="media/image1.png" xlink:type="simple" xlink:show="embed" xlink:actuate="onLoad"/>
        <svg:title/>
        <svg:desc/>
      </draw:frame>
      <draw:custom-shape svg:x="0in" svg:y="0.03583in" svg:width="2.91614in" svg:height="0.46378in" draw:id="id15" draw:layer="Master1-bg" draw:style-name="a101" draw:name="Rectangle 16">
        <svg:title/>
        <svg:desc/>
        <text:p text:style-name="a100" text:class-names="" text:cond-style-name=""><text:span text:style-name="a99" text:class-names="">Curso de DB2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" presentation:style-name="a106" draw:name="1 Título" svg:x="0.5in" svg:y="0.30039in" svg:width="8.99961in" svg:height="1.24961in" presentation:class="title" presentation:placeholder="false">
        <draw:text-box>
          <text:list text:style-name="a105">
            <text:list-item>
              <text:p text:style-name="a104" text:class-names="" text:cond-style-name=""><text:span text:style-name="a102" text:class-names="">Haga clic para modificar el estilo de título del patrón</text:span><text:span text:style-name="a103" text:class-names=""/></text:p>
            </text:list-item>
          </text:list>
        </draw:text-box>
        <svg:title/>
        <svg:desc/>
      </draw:frame>
      <draw:frame draw:id="id17" presentation:style-name="a123" draw:name="2 Marcador de contenido" svg:x="0.33346in" svg:y="0.83346in" svg:width="9.33307in" svg:height="6.33307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Haga clic para modificar el estilo de texto del patró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i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i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0">
        <draw:page-thumbnail svg:x="1.21063in" svg:y="0.88858in" svg:width="5.84567in" svg:height="4.38425in" presentation:class="page" draw:id="id4" presentation:style-name="a124" draw:name="1 Marcador de imagen de diapositiva">
          <svg:title/>
          <svg:desc/>
        </draw:page-thumbnail>
        <draw:frame draw:id="id5" presentation:style-name="a127" draw:name="2 Marcador de notas" svg:x="0.82677in" svg:y="5.55394in" svg:width="6.61378in" svg:height="5.26142in" presentation:class="notes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6" presentation:style-name="a130" draw:name="3 Marcador de encabezado" svg:x="0in" svg:y="0in" svg:width="3.5878in" svg:height="0.58425in" presentation:class="head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7" presentation:style-name="a133" draw:name="4 Marcador de fecha" svg:x="4.67953in" svg:y="0in" svg:width="3.5878in" svg:height="0.58425in" presentation:class="date-time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8" presentation:style-name="a136" draw:name="5 Marcador de pie de página" svg:x="0in" svg:y="11.10827in" svg:width="3.5878in" svg:height="0.5842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9" presentation:style-name="a139" draw:name="6 Marcador de número de diapositiva" svg:x="4.67953in" svg:y="11.10827in" svg:width="3.5878in" svg:height="0.5842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41">
      <draw:frame draw:id="id18" draw:layer="Master1-bg" draw:style-name="a142" draw:name="Picture 15" svg:x="8.08346in" svg:y="0in" svg:width="1.7185in" svg:height="0.49961in" style:rel-width="scale" style:rel-height="scale">
        <draw:image xlink:href="media/image1.png" xlink:type="simple" xlink:show="embed" xlink:actuate="onLoad"/>
        <svg:title/>
        <svg:desc/>
      </draw:frame>
      <draw:custom-shape svg:x="0in" svg:y="0.03583in" svg:width="2.91614in" svg:height="0.46378in" draw:id="id19" draw:layer="Master1-bg" draw:style-name="a145" draw:name="Rectangle 16">
        <svg:title/>
        <svg:desc/>
        <text:p text:style-name="a144" text:class-names="" text:cond-style-name=""><text:span text:style-name="a143" text:class-names="">Curso de DB2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0" presentation:style-name="a150" draw:name="1 Título" svg:x="0.78993in" svg:y="4.81944in" svg:width="8.5in" svg:height="1.48958in" presentation:class="title" presentation:placeholder="false">
        <draw:text-box>
          <text:list text:style-name="a149">
            <text:list-item>
              <text:p text:style-name="a148" text:class-names="" text:cond-style-name=""><text:span text:style-name="a146" text:class-names="">Haga clic para modificar el estilo de título del patrón</text:span><text:span text:style-name="a147" text:class-names=""/></text:p>
            </text:list-item>
          </text:list>
        </draw:text-box>
        <svg:title/>
        <svg:desc/>
      </draw:frame>
      <draw:frame draw:id="id21" presentation:style-name="a154" draw:name="2 Marcador de texto" svg:x="0.78993in" svg:y="3.17882in" svg:width="8.5in" svg:height="1.64062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Haga clic para modificar el estilo de texto del patrón</text:span></text:p>
            </text:list-item>
          </text:list>
        </draw:text-box>
        <svg:title/>
        <svg:desc/>
      </draw:frame>
      <presentation:notes style:page-layout-name="pageLayout2" draw:style-name="a171">
        <draw:page-thumbnail svg:x="1.21063in" svg:y="0.88858in" svg:width="5.84567in" svg:height="4.38425in" presentation:class="page" draw:id="id4" presentation:style-name="a155" draw:name="1 Marcador de imagen de diapositiva">
          <svg:title/>
          <svg:desc/>
        </draw:page-thumbnail>
        <draw:frame draw:id="id5" presentation:style-name="a158" draw:name="2 Marcador de notas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6" presentation:style-name="a161" draw:name="3 Marcador de encabezado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7" presentation:style-name="a164" draw:name="4 Marcador de fecha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8" presentation:style-name="a167" draw:name="5 Marcador de pie de página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9" presentation:style-name="a170" draw:name="6 Marcador de número de diapositiva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72">
      <draw:frame draw:id="id22" draw:layer="Master1-bg" draw:style-name="a173" draw:name="Picture 15" svg:x="8.08346in" svg:y="0in" svg:width="1.7185in" svg:height="0.49961in" style:rel-width="scale" style:rel-height="scale">
        <draw:image xlink:href="media/image1.png" xlink:type="simple" xlink:show="embed" xlink:actuate="onLoad"/>
        <svg:title/>
        <svg:desc/>
      </draw:frame>
      <draw:custom-shape svg:x="0in" svg:y="0.03583in" svg:width="2.91614in" svg:height="0.46378in" draw:id="id23" draw:layer="Master1-bg" draw:style-name="a176" draw:name="Rectangle 16">
        <svg:title/>
        <svg:desc/>
        <text:p text:style-name="a175" text:class-names="" text:cond-style-name=""><text:span text:style-name="a174" text:class-names="">Curso de DB2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4" presentation:style-name="a181" draw:name="1 Título" svg:x="0.5in" svg:y="0.30039in" svg:width="8.99961in" svg:height="1.24961in" presentation:class="title" presentation:placeholder="false">
        <draw:text-box>
          <text:list text:style-name="a180">
            <text:list-item>
              <text:p text:style-name="a179" text:class-names="" text:cond-style-name=""><text:span text:style-name="a177" text:class-names="">Haga clic para modificar el estilo de título del patrón</text:span><text:span text:style-name="a178" text:class-names=""/></text:p>
            </text:list-item>
          </text:list>
        </draw:text-box>
        <svg:title/>
        <svg:desc/>
      </draw:frame>
      <draw:frame draw:id="id25" presentation:style-name="a198" draw:name="2 Marcador de contenido" svg:x="0.33333in" svg:y="0.83333in" svg:width="4.58333in" svg:height="6.33333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Haga clic para modificar el estilo de texto del patrón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gundo ni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4" text:class-names="">Quinto nivel</text:span><text:span text:style-name="a1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15" draw:name="3 Marcador de contenido" svg:x="5.08333in" svg:y="0.83333in" svg:width="4.58333in" svg:height="6.33333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Haga clic para modificar el estilo de texto del patrón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gundo nivel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Quinto nivel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32">
        <draw:page-thumbnail svg:x="1.21063in" svg:y="0.88858in" svg:width="5.84567in" svg:height="4.38425in" presentation:class="page" draw:id="id4" presentation:style-name="a216" draw:name="1 Marcador de imagen de diapositiva">
          <svg:title/>
          <svg:desc/>
        </draw:page-thumbnail>
        <draw:frame draw:id="id5" presentation:style-name="a219" draw:name="2 Marcador de notas" svg:x="0.82677in" svg:y="5.55394in" svg:width="6.61378in" svg:height="5.26142in" presentation:class="notes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6" presentation:style-name="a222" draw:name="3 Marcador de encabezado" svg:x="0in" svg:y="0in" svg:width="3.5878in" svg:height="0.58425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4 Marcador de fecha" svg:x="4.67953in" svg:y="0in" svg:width="3.5878in" svg:height="0.58425in" presentation:class="date-time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5 Marcador de pie de página" svg:x="0in" svg:y="11.10827in" svg:width="3.5878in" svg:height="0.58425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6 Marcador de número de diapositiva" svg:x="4.67953in" svg:y="11.10827in" svg:width="3.5878in" svg:height="0.58425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3">
      <draw:frame draw:id="id27" draw:layer="Master1-bg" draw:style-name="a234" draw:name="Picture 15" svg:x="8.08346in" svg:y="0in" svg:width="1.7185in" svg:height="0.49961in" style:rel-width="scale" style:rel-height="scale">
        <draw:image xlink:href="media/image1.png" xlink:type="simple" xlink:show="embed" xlink:actuate="onLoad"/>
        <svg:title/>
        <svg:desc/>
      </draw:frame>
      <draw:custom-shape svg:x="0in" svg:y="0.03583in" svg:width="2.91614in" svg:height="0.46378in" draw:id="id28" draw:layer="Master1-bg" draw:style-name="a237" draw:name="Rectangle 16">
        <svg:title/>
        <svg:desc/>
        <text:p text:style-name="a236" text:class-names="" text:cond-style-name=""><text:span text:style-name="a235" text:class-names="">Curso de DB2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9" presentation:style-name="a242" draw:name="1 Título" svg:x="0.5in" svg:y="0.30039in" svg:width="8.99961in" svg:height="1.24961in" presentation:class="title" presentation:placeholder="false">
        <draw:text-box>
          <text:list text:style-name="a241">
            <text:list-item>
              <text:p text:style-name="a240" text:class-names="" text:cond-style-name=""><text:span text:style-name="a238" text:class-names="">Haga clic para modificar el estilo de título del patrón</text:span><text:span text:style-name="a239" text:class-names=""/></text:p>
            </text:list-item>
          </text:list>
        </draw:text-box>
        <svg:title/>
        <svg:desc/>
      </draw:frame>
      <draw:frame draw:id="id30" presentation:style-name="a246" draw:name="2 Marcador de texto" svg:x="0.5in" svg:y="1.67882in" svg:width="4.4184in" svg:height="0.69965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>Haga clic para modificar el estilo de texto del patrón</text:span></text:p>
            </text:list-item>
          </text:list>
        </draw:text-box>
        <svg:title/>
        <svg:desc/>
      </draw:frame>
      <draw:frame draw:id="id31" presentation:style-name="a263" draw:name="3 Marcador de contenido" svg:x="0.5in" svg:y="2.37847in" svg:width="4.4184in" svg:height="4.3211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Haga clic para modificar el estilo de texto del patró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gundo ni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Quinto ni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67" draw:name="4 Marcador de texto" svg:x="5.07986in" svg:y="1.67882in" svg:width="4.42014in" svg:height="0.69965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el estilo de texto del patrón</text:span></text:p>
            </text:list-item>
          </text:list>
        </draw:text-box>
        <svg:title/>
        <svg:desc/>
      </draw:frame>
      <draw:frame draw:id="id33" presentation:style-name="a284" draw:name="5 Marcador de contenido" svg:x="5.07986in" svg:y="2.37847in" svg:width="4.42014in" svg:height="4.32118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Haga clic para modificar el estilo de texto del patrón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gundo ni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Quinto ni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01">
        <draw:page-thumbnail svg:x="1.21063in" svg:y="0.88858in" svg:width="5.84567in" svg:height="4.38425in" presentation:class="page" draw:id="id4" presentation:style-name="a285" draw:name="1 Marcador de imagen de diapositiva">
          <svg:title/>
          <svg:desc/>
        </draw:page-thumbnail>
        <draw:frame draw:id="id5" presentation:style-name="a288" draw:name="2 Marcador de notas" svg:x="0.82677in" svg:y="5.55394in" svg:width="6.61378in" svg:height="5.26142in" presentation:class="notes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6" presentation:style-name="a291" draw:name="3 Marcador de encabezado" svg:x="0in" svg:y="0in" svg:width="3.5878in" svg:height="0.58425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7" presentation:style-name="a294" draw:name="4 Marcador de fecha" svg:x="4.67953in" svg:y="0in" svg:width="3.5878in" svg:height="0.58425in" presentation:class="date-time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8" presentation:style-name="a297" draw:name="5 Marcador de pie de página" svg:x="0in" svg:y="11.10827in" svg:width="3.5878in" svg:height="0.58425in" presentation:class="foot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9" presentation:style-name="a300" draw:name="6 Marcador de número de diapositiva" svg:x="4.67953in" svg:y="11.10827in" svg:width="3.5878in" svg:height="0.58425in" presentation:class="page-number" presentation:placeholder="false">
          <draw:text-box>
            <text:p text:style-name="a299" text:class-names="" text:cond-style-name=""><text:span text:style-name="a2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lo-el-título" style:page-layout-name="pageLayout1" draw:style-name="a302">
      <draw:frame draw:id="id34" draw:layer="Master1-bg" draw:style-name="a303" draw:name="Picture 15" svg:x="8.08346in" svg:y="0in" svg:width="1.7185in" svg:height="0.49961in" style:rel-width="scale" style:rel-height="scale">
        <draw:image xlink:href="media/image1.png" xlink:type="simple" xlink:show="embed" xlink:actuate="onLoad"/>
        <svg:title/>
        <svg:desc/>
      </draw:frame>
      <draw:custom-shape svg:x="0in" svg:y="0.03583in" svg:width="2.91614in" svg:height="0.46378in" draw:id="id35" draw:layer="Master1-bg" draw:style-name="a306" draw:name="Rectangle 16">
        <svg:title/>
        <svg:desc/>
        <text:p text:style-name="a305" text:class-names="" text:cond-style-name=""><text:span text:style-name="a304" text:class-names="">Curso de DB2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6" presentation:style-name="a311" draw:name="1 Título" svg:x="0.5in" svg:y="0.30039in" svg:width="8.99961in" svg:height="1.24961in" presentation:class="title" presentation:placeholder="false">
        <draw:text-box>
          <text:list text:style-name="a310">
            <text:list-item>
              <text:p text:style-name="a309" text:class-names="" text:cond-style-name=""><text:span text:style-name="a307" text:class-names="">Haga clic para modificar el estilo de título del patrón</text:span><text:span text:style-name="a308" text:class-names=""/></text:p>
            </text:list-item>
          </text:list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4" presentation:style-name="a312" draw:name="1 Marcador de imagen de diapositiva">
          <svg:title/>
          <svg:desc/>
        </draw:page-thumbnail>
        <draw:frame draw:id="id5" presentation:style-name="a315" draw:name="2 Marcador de notas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6" presentation:style-name="a318" draw:name="3 Marcador de encabezado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7" presentation:style-name="a321" draw:name="4 Marcador de fecha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8" presentation:style-name="a324" draw:name="5 Marcador de pie de página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9" presentation:style-name="a327" draw:name="6 Marcador de número de diapositiva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29">
      <draw:frame draw:id="id37" draw:layer="Master1-bg" draw:style-name="a330" draw:name="Picture 15" svg:x="8.08346in" svg:y="0in" svg:width="1.7185in" svg:height="0.49961in" style:rel-width="scale" style:rel-height="scale">
        <draw:image xlink:href="media/image1.png" xlink:type="simple" xlink:show="embed" xlink:actuate="onLoad"/>
        <svg:title/>
        <svg:desc/>
      </draw:frame>
      <draw:custom-shape svg:x="0in" svg:y="0.03583in" svg:width="2.91614in" svg:height="0.46378in" draw:id="id38" draw:layer="Master1-bg" draw:style-name="a333" draw:name="Rectangle 16">
        <svg:title/>
        <svg:desc/>
        <text:p text:style-name="a332" text:class-names="" text:cond-style-name=""><text:span text:style-name="a331" text:class-names="">Curso de DB2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350">
        <draw:page-thumbnail svg:x="1.21063in" svg:y="0.88858in" svg:width="5.84567in" svg:height="4.38425in" presentation:class="page" draw:id="id4" presentation:style-name="a334" draw:name="1 Marcador de imagen de diapositiva">
          <svg:title/>
          <svg:desc/>
        </draw:page-thumbnail>
        <draw:frame draw:id="id5" presentation:style-name="a337" draw:name="2 Marcador de notas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6" presentation:style-name="a340" draw:name="3 Marcador de encabezado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7" presentation:style-name="a343" draw:name="4 Marcador de fecha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8" presentation:style-name="a346" draw:name="5 Marcador de pie de página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9" presentation:style-name="a349" draw:name="6 Marcador de número de diapositiva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51">
      <draw:frame draw:id="id39" draw:layer="Master1-bg" draw:style-name="a352" draw:name="Picture 15" svg:x="8.08346in" svg:y="0in" svg:width="1.7185in" svg:height="0.49961in" style:rel-width="scale" style:rel-height="scale">
        <draw:image xlink:href="media/image1.png" xlink:type="simple" xlink:show="embed" xlink:actuate="onLoad"/>
        <svg:title/>
        <svg:desc/>
      </draw:frame>
      <draw:custom-shape svg:x="0in" svg:y="0.03583in" svg:width="2.91614in" svg:height="0.46378in" draw:id="id40" draw:layer="Master1-bg" draw:style-name="a355" draw:name="Rectangle 16">
        <svg:title/>
        <svg:desc/>
        <text:p text:style-name="a354" text:class-names="" text:cond-style-name=""><text:span text:style-name="a353" text:class-names="">Curso de DB2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1" presentation:style-name="a360" draw:name="1 Título" svg:x="0.5in" svg:y="0.29861in" svg:width="3.28993in" svg:height="1.27083in" presentation:class="title" presentation:placeholder="false">
        <draw:text-box>
          <text:list text:style-name="a359">
            <text:list-item>
              <text:p text:style-name="a358" text:class-names="" text:cond-style-name=""><text:span text:style-name="a356" text:class-names="">Haga clic para modificar el estilo de título del patrón</text:span><text:span text:style-name="a357" text:class-names=""/></text:p>
            </text:list-item>
          </text:list>
        </draw:text-box>
        <svg:title/>
        <svg:desc/>
      </draw:frame>
      <draw:frame draw:id="id42" presentation:style-name="a377" draw:name="2 Marcador de contenido" svg:x="3.90972in" svg:y="0.29861in" svg:width="5.59028in" svg:height="6.40104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Haga clic para modificar el estilo de texto del patrón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gundo ni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Quinto nivel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81" draw:name="3 Marcador de texto" svg:x="0.5in" svg:y="1.56944in" svg:width="3.28993in" svg:height="5.13021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Haga clic para modificar el estilo de texto del patrón</text:span></text:p>
            </text:list-item>
          </text:list>
        </draw:text-box>
        <svg:title/>
        <svg:desc/>
      </draw:frame>
      <presentation:notes style:page-layout-name="pageLayout2" draw:style-name="a398">
        <draw:page-thumbnail svg:x="1.21063in" svg:y="0.88858in" svg:width="5.84567in" svg:height="4.38425in" presentation:class="page" draw:id="id4" presentation:style-name="a382" draw:name="1 Marcador de imagen de diapositiva">
          <svg:title/>
          <svg:desc/>
        </draw:page-thumbnail>
        <draw:frame draw:id="id5" presentation:style-name="a385" draw:name="2 Marcador de notas" svg:x="0.82677in" svg:y="5.55394in" svg:width="6.61378in" svg:height="5.26142in" presentation:class="notes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6" presentation:style-name="a388" draw:name="3 Marcador de encabezado" svg:x="0in" svg:y="0in" svg:width="3.5878in" svg:height="0.58425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4 Marcador de fecha" svg:x="4.67953in" svg:y="0in" svg:width="3.5878in" svg:height="0.58425in" presentation:class="date-time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8" presentation:style-name="a394" draw:name="5 Marcador de pie de página" svg:x="0in" svg:y="11.10827in" svg:width="3.5878in" svg:height="0.58425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6 Marcador de número de diapositiva" svg:x="4.67953in" svg:y="11.10827in" svg:width="3.5878in" svg:height="0.58425in" presentation:class="page-number" presentation:placeholder="false">
          <draw:text-box>
            <text:p text:style-name="a396" text:class-names="" text:cond-style-name=""><text:span text:style-name="a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9">
      <draw:frame draw:id="id44" draw:layer="Master1-bg" draw:style-name="a400" draw:name="Picture 15" svg:x="8.08346in" svg:y="0in" svg:width="1.7185in" svg:height="0.49961in" style:rel-width="scale" style:rel-height="scale">
        <draw:image xlink:href="media/image1.png" xlink:type="simple" xlink:show="embed" xlink:actuate="onLoad"/>
        <svg:title/>
        <svg:desc/>
      </draw:frame>
      <draw:custom-shape svg:x="0in" svg:y="0.03583in" svg:width="2.91614in" svg:height="0.46378in" draw:id="id45" draw:layer="Master1-bg" draw:style-name="a403" draw:name="Rectangle 16">
        <svg:title/>
        <svg:desc/>
        <text:p text:style-name="a402" text:class-names="" text:cond-style-name=""><text:span text:style-name="a401" text:class-names="">Curso de DB2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408" draw:name="1 Título" svg:x="1.96007in" svg:y="5.25in" svg:width="6in" svg:height="0.61979in" presentation:class="title" presentation:placeholder="false">
        <draw:text-box>
          <text:list text:style-name="a407">
            <text:list-item>
              <text:p text:style-name="a406" text:class-names="" text:cond-style-name=""><text:span text:style-name="a404" text:class-names="">Haga clic para modificar el estilo de título del patrón</text:span><text:span text:style-name="a405" text:class-names=""/></text:p>
            </text:list-item>
          </text:list>
        </draw:text-box>
        <svg:title/>
        <svg:desc/>
      </draw:frame>
      <draw:frame draw:id="id47" presentation:style-name="a411" draw:name="2 Marcador de posición de imagen" svg:x="1.96007in" svg:y="0.67014in" svg:width="6in" svg:height="4.5in" presentation:class="graphic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48" presentation:style-name="a415" draw:name="3 Marcador de texto" svg:x="1.96007in" svg:y="5.86979in" svg:width="6in" svg:height="0.88021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Haga clic para modificar el estilo de texto del patrón</text:span></text:p>
            </text:list-item>
          </text:list>
        </draw:text-box>
        <svg:title/>
        <svg:desc/>
      </draw:frame>
      <presentation:notes style:page-layout-name="pageLayout2" draw:style-name="a432">
        <draw:page-thumbnail svg:x="1.21063in" svg:y="0.88858in" svg:width="5.84567in" svg:height="4.38425in" presentation:class="page" draw:id="id4" presentation:style-name="a416" draw:name="1 Marcador de imagen de diapositiva">
          <svg:title/>
          <svg:desc/>
        </draw:page-thumbnail>
        <draw:frame draw:id="id5" presentation:style-name="a419" draw:name="2 Marcador de notas" svg:x="0.82677in" svg:y="5.55394in" svg:width="6.61378in" svg:height="5.26142in" presentation:class="notes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6" presentation:style-name="a422" draw:name="3 Marcador de encabezado" svg:x="0in" svg:y="0in" svg:width="3.5878in" svg:height="0.5842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7" presentation:style-name="a425" draw:name="4 Marcador de fecha" svg:x="4.67953in" svg:y="0in" svg:width="3.5878in" svg:height="0.58425in" presentation:class="date-time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8" presentation:style-name="a428" draw:name="5 Marcador de pie de página" svg:x="0in" svg:y="11.10827in" svg:width="3.5878in" svg:height="0.58425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9" presentation:style-name="a431" draw:name="6 Marcador de número de diapositiva" svg:x="4.67953in" svg:y="11.10827in" svg:width="3.5878in" svg:height="0.58425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3">
      <draw:frame draw:id="id49" draw:layer="Master1-bg" draw:style-name="a434" draw:name="Picture 15" svg:x="8.08346in" svg:y="0in" svg:width="1.7185in" svg:height="0.49961in" style:rel-width="scale" style:rel-height="scale">
        <draw:image xlink:href="media/image1.png" xlink:type="simple" xlink:show="embed" xlink:actuate="onLoad"/>
        <svg:title/>
        <svg:desc/>
      </draw:frame>
      <draw:custom-shape svg:x="0in" svg:y="0.03583in" svg:width="2.91614in" svg:height="0.46378in" draw:id="id50" draw:layer="Master1-bg" draw:style-name="a437" draw:name="Rectangle 16">
        <svg:title/>
        <svg:desc/>
        <text:p text:style-name="a436" text:class-names="" text:cond-style-name=""><text:span text:style-name="a435" text:class-names="">Curso de DB2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1" presentation:style-name="a442" draw:name="1 Título" svg:x="0.5in" svg:y="0.30039in" svg:width="8.99961in" svg:height="1.24961in" presentation:class="title" presentation:placeholder="false">
        <draw:text-box>
          <text:list text:style-name="a441">
            <text:list-item>
              <text:p text:style-name="a440" text:class-names="" text:cond-style-name=""><text:span text:style-name="a438" text:class-names="">Haga clic para modificar el estilo de título del patrón</text:span><text:span text:style-name="a439" text:class-names=""/></text:p>
            </text:list-item>
          </text:list>
        </draw:text-box>
        <svg:title/>
        <svg:desc/>
      </draw:frame>
      <draw:frame draw:id="id52" presentation:style-name="a459" draw:name="2 Marcador de texto vertical" svg:x="0.33346in" svg:y="0.83346in" svg:width="9.33307in" svg:height="6.33307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Haga clic para modificar el estilo de texto del patrón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gundo nivel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5" text:class-names="">Quinto nivel</text:span><text:span text:style-name="a4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6">
        <draw:page-thumbnail svg:x="1.21063in" svg:y="0.88858in" svg:width="5.84567in" svg:height="4.38425in" presentation:class="page" draw:id="id4" presentation:style-name="a460" draw:name="1 Marcador de imagen de diapositiva">
          <svg:title/>
          <svg:desc/>
        </draw:page-thumbnail>
        <draw:frame draw:id="id5" presentation:style-name="a463" draw:name="2 Marcador de notas" svg:x="0.82677in" svg:y="5.55394in" svg:width="6.61378in" svg:height="5.26142in" presentation:class="notes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6" presentation:style-name="a466" draw:name="3 Marcador de encabezado" svg:x="0in" svg:y="0in" svg:width="3.5878in" svg:height="0.58425in" presentation:class="head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7" presentation:style-name="a469" draw:name="4 Marcador de fecha" svg:x="4.67953in" svg:y="0in" svg:width="3.5878in" svg:height="0.58425in" presentation:class="date-time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8" presentation:style-name="a472" draw:name="5 Marcador de pie de página" svg:x="0in" svg:y="11.10827in" svg:width="3.5878in" svg:height="0.58425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9" presentation:style-name="a475" draw:name="6 Marcador de número de diapositiva" svg:x="4.67953in" svg:y="11.10827in" svg:width="3.5878in" svg:height="0.58425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7">
      <draw:frame draw:id="id53" draw:layer="Master1-bg" draw:style-name="a478" draw:name="Picture 15" svg:x="8.08346in" svg:y="0in" svg:width="1.7185in" svg:height="0.49961in" style:rel-width="scale" style:rel-height="scale">
        <draw:image xlink:href="media/image1.png" xlink:type="simple" xlink:show="embed" xlink:actuate="onLoad"/>
        <svg:title/>
        <svg:desc/>
      </draw:frame>
      <draw:custom-shape svg:x="0in" svg:y="0.03583in" svg:width="2.91614in" svg:height="0.46378in" draw:id="id54" draw:layer="Master1-bg" draw:style-name="a481" draw:name="Rectangle 16">
        <svg:title/>
        <svg:desc/>
        <text:p text:style-name="a480" text:class-names="" text:cond-style-name=""><text:span text:style-name="a479" text:class-names="">Curso de DB2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5" presentation:style-name="a486" draw:name="1 Título vertical" svg:x="7.33333in" svg:y="0.30035in" svg:width="2.33333in" svg:height="6.86632in" presentation:class="title" presentation:placeholder="false">
        <draw:text-box>
          <text:list text:style-name="a485">
            <text:list-item>
              <text:p text:style-name="a484" text:class-names="" text:cond-style-name=""><text:span text:style-name="a482" text:class-names="">Haga clic para modificar el estilo de título del patrón</text:span><text:span text:style-name="a483" text:class-names=""/></text:p>
            </text:list-item>
          </text:list>
        </draw:text-box>
        <svg:title/>
        <svg:desc/>
      </draw:frame>
      <draw:frame draw:id="id56" presentation:style-name="a503" draw:name="2 Marcador de texto vertical" svg:x="0.33333in" svg:y="0.30035in" svg:width="6.83333in" svg:height="6.86632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Haga clic para modificar el estilo de texto del patrón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gundo ni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Quinto ni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4" presentation:style-name="a504" draw:name="1 Marcador de imagen de diapositiva">
          <svg:title/>
          <svg:desc/>
        </draw:page-thumbnail>
        <draw:frame draw:id="id5" presentation:style-name="a507" draw:name="2 Marcador de notas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6" presentation:style-name="a510" draw:name="3 Marcador de encabezado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7" presentation:style-name="a513" draw:name="4 Marcador de fecha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8" presentation:style-name="a516" draw:name="5 Marcador de pie de página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9" presentation:style-name="a519" draw:name="6 Marcador de número de diapositiva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ema-de-Office" style:page-layout-name="pageLayout1" draw:style-name="a521">
      <draw:frame draw:id="id57" presentation:style-name="a525" draw:name="1 Marcador de título" svg:x="0.5in" svg:y="0.30035in" svg:width="9in" svg:height="1.25in" presentation:class="title" presentation:placeholder="false">
        <draw:text-box>
          <text:p text:style-name="a524" text:class-names="" text:cond-style-name=""><text:span text:style-name="a522" text:class-names="">Haga clic para modificar el estilo de título del patrón</text:span><text:span text:style-name="a523" text:class-names=""/></text:p>
        </draw:text-box>
        <svg:title/>
        <svg:desc/>
      </draw:frame>
      <draw:frame draw:id="id58" presentation:style-name="a542" draw:name="2 Marcador de texto" svg:x="0.5in" svg:y="1.75in" svg:width="9in" svg:height="4.94965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Haga clic para modificar el estilo de texto del patrón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Segundo nivel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8" text:class-names="">Quinto nivel</text:span><text:span text:style-name="a5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47" draw:name="3 Marcador de fecha" svg:x="0.5in" svg:y="6.95139in" svg:width="2.33333in" svg:height="0.39931in" presentation:class="date-time" presentation:placeholder="false">
        <draw:text-box>
          <text:p text:style-name="a546" text:class-names="" text:cond-style-name=""><text:span text:style-name="a543" text:class-names=""><text:date text:fixed="false" style:data-style-name="a544"/></text:span><text:span text:style-name="a545" text:class-names=""/></text:p>
        </draw:text-box>
        <svg:title/>
        <svg:desc/>
      </draw:frame>
      <draw:frame draw:id="id60" presentation:style-name="a550" draw:name="4 Marcador de pie de página" svg:x="3.41667in" svg:y="6.95139in" svg:width="3.16667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4" draw:name="5 Marcador de número de diapositiva" svg:x="7.16667in" svg:y="6.95139in" svg:width="2.33333in" svg:height="0.39931in" presentation:class="page-number" presentation:placeholder="false">
        <draw:text-box>
          <text:p text:style-name="a553" text:class-names="" text:cond-style-name=""><text:span text:style-name="a551" text:class-names=""><text:page-number style:num-format="1" text:fixed="false"/></text:span><text:span text:style-name="a552" text:class-names=""/></text:p>
        </draw:text-box>
        <svg:title/>
        <svg:desc/>
      </draw:frame>
      <presentation:notes style:page-layout-name="pageLayout2" draw:style-name="a571">
        <draw:page-thumbnail svg:x="1.21063in" svg:y="0.88858in" svg:width="5.84567in" svg:height="4.38425in" presentation:class="page" draw:id="id4" presentation:style-name="a555" draw:name="1 Marcador de imagen de diapositiva">
          <svg:title/>
          <svg:desc/>
        </draw:page-thumbnail>
        <draw:frame draw:id="id5" presentation:style-name="a558" draw:name="2 Marcador de notas" svg:x="0.82677in" svg:y="5.55394in" svg:width="6.61378in" svg:height="5.26142in" presentation:class="notes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6" presentation:style-name="a561" draw:name="3 Marcador de encabezado" svg:x="0in" svg:y="0in" svg:width="3.5878in" svg:height="0.58425in" presentation:class="head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7" presentation:style-name="a564" draw:name="4 Marcador de fecha" svg:x="4.67953in" svg:y="0in" svg:width="3.5878in" svg:height="0.58425in" presentation:class="date-time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8" presentation:style-name="a567" draw:name="5 Marcador de pie de página" svg:x="0in" svg:y="11.10827in" svg:width="3.5878in" svg:height="0.58425in" presentation:class="foot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9" presentation:style-name="a570" draw:name="6 Marcador de número de diapositiva" svg:x="4.67953in" svg:y="11.10827in" svg:width="3.5878in" svg:height="0.58425in" presentation:class="page-number" presentation:placeholder="false">
          <draw:text-box>
            <text:p text:style-name="a569" text:class-names="" text:cond-style-name=""><text:span text:style-name="a5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2">
      <draw:frame draw:id="id62" presentation:style-name="a576" draw:name="1 Título" svg:x="0.75in" svg:y="2.32986in" svg:width="8.5in" svg:height="1.60764in" presentation:class="title" presentation:placeholder="false">
        <draw:text-box>
          <text:p text:style-name="a575" text:class-names="" text:cond-style-name=""><text:span text:style-name="a573" text:class-names="">Haga clic para modificar el estilo de título del patrón</text:span><text:span text:style-name="a574" text:class-names=""/></text:p>
        </draw:text-box>
        <svg:title/>
        <svg:desc/>
      </draw:frame>
      <draw:frame draw:id="id63" presentation:style-name="a580" draw:name="2 Subtítulo" svg:x="1.5in" svg:y="4.25in" svg:width="7in" svg:height="1.91667in" presentation:class="subtitle" presentation:placeholder="false">
        <draw:text-box>
          <text:p text:style-name="a579" text:class-names="" text:cond-style-name=""><text:span text:style-name="a577" text:class-names="">Haga clic para modificar el estilo de subtítulo del patrón</text:span><text:span text:style-name="a578" text:class-names=""/></text:p>
        </draw:text-box>
        <svg:title/>
        <svg:desc/>
      </draw:frame>
      <draw:frame draw:id="id64" presentation:style-name="a585" draw:name="3 Marcador de fecha" svg:x="0.5in" svg:y="6.95139in" svg:width="2.33333in" svg:height="0.39931in" presentation:class="date-time" presentation:placeholder="false">
        <draw:text-box>
          <text:p text:style-name="a584" text:class-names="" text:cond-style-name=""><text:span text:style-name="a581" text:class-names=""><text:date text:fixed="false" style:data-style-name="a582"/></text:span><text:span text:style-name="a583" text:class-names=""/></text:p>
        </draw:text-box>
        <svg:title/>
        <svg:desc/>
      </draw:frame>
      <draw:frame draw:id="id65" presentation:style-name="a588" draw:name="4 Marcador de pie de página" svg:x="3.41667in" svg:y="6.95139in" svg:width="3.16667in" svg:height="0.39931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66" presentation:style-name="a592" draw:name="5 Marcador de número de diapositiva" svg:x="7.16667in" svg:y="6.95139in" svg:width="2.33333in" svg:height="0.39931in" presentation:class="page-number" presentation:placeholder="false">
        <draw:text-box>
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</draw:text-box>
        <svg:title/>
        <svg:desc/>
      </draw:frame>
      <presentation:notes style:page-layout-name="pageLayout2" draw:style-name="a609">
        <draw:page-thumbnail svg:x="1.21063in" svg:y="0.88858in" svg:width="5.84567in" svg:height="4.38425in" presentation:class="page" draw:id="id4" presentation:style-name="a593" draw:name="1 Marcador de imagen de diapositiva">
          <svg:title/>
          <svg:desc/>
        </draw:page-thumbnail>
        <draw:frame draw:id="id5" presentation:style-name="a596" draw:name="2 Marcador de notas" svg:x="0.82677in" svg:y="5.55394in" svg:width="6.61378in" svg:height="5.26142in" presentation:class="notes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6" presentation:style-name="a599" draw:name="3 Marcador de encabezado" svg:x="0in" svg:y="0in" svg:width="3.5878in" svg:height="0.58425in" presentation:class="head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7" presentation:style-name="a602" draw:name="4 Marcador de fecha" svg:x="4.67953in" svg:y="0in" svg:width="3.5878in" svg:height="0.58425in" presentation:class="date-time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8" presentation:style-name="a605" draw:name="5 Marcador de pie de página" svg:x="0in" svg:y="11.10827in" svg:width="3.5878in" svg:height="0.58425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9" presentation:style-name="a608" draw:name="6 Marcador de número de diapositiva" svg:x="4.67953in" svg:y="11.10827in" svg:width="3.5878in" svg:height="0.58425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10">
      <draw:frame draw:id="id67" presentation:style-name="a614" draw:name="1 Título" svg:x="0.5in" svg:y="0.30035in" svg:width="9in" svg:height="1.25in" presentation:class="title" presentation:placeholder="false">
        <draw:text-box>
          <text:p text:style-name="a613" text:class-names="" text:cond-style-name=""><text:span text:style-name="a611" text:class-names="">Haga clic para modificar el estilo de título del patrón</text:span><text:span text:style-name="a612" text:class-names=""/></text:p>
        </draw:text-box>
        <svg:title/>
        <svg:desc/>
      </draw:frame>
      <draw:frame draw:id="id68" presentation:style-name="a631" draw:name="2 Marcador de contenido" svg:x="0.5in" svg:y="1.75in" svg:width="9in" svg:height="4.94965in" presentation:class="object" presentation:placeholder="false">
        <draw:text-box>
          <text:list text:style-name="a617">
            <text:list-item>
              <text:p text:style-name="a616" text:class-names="" text:cond-style-name=""><text:span text:style-name="a615" text:class-names="">Haga clic para modificar el estilo de texto del patrón</text:span></text:p>
            </text:list-item>
          </text:list>
          <text:list text:style-name="a620">
            <text:list-item>
              <text:list text:style-name="a620">
                <text:list-item>
                  <text:p text:style-name="a619" text:class-names="" text:cond-style-name=""><text:span text:style-name="a618" text:class-names="">Segundo nivel</text:span></text:p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p text:style-name="a622" text:class-names="" text:cond-style-name=""><text:span text:style-name="a6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p text:style-name="a625" text:class-names="" text:cond-style-name=""><text:span text:style-name="a6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list text:style-name="a630">
                            <text:list-item>
                              <text:p text:style-name="a629" text:class-names="" text:cond-style-name=""><text:span text:style-name="a627" text:class-names="">Quinto nivel</text:span><text:span text:style-name="a6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636" draw:name="3 Marcador de fecha" svg:x="0.5in" svg:y="6.95139in" svg:width="2.33333in" svg:height="0.39931in" presentation:class="date-time" presentation:placeholder="false">
        <draw:text-box>
          <text:p text:style-name="a635" text:class-names="" text:cond-style-name=""><text:span text:style-name="a632" text:class-names=""><text:date text:fixed="false" style:data-style-name="a633"/></text:span><text:span text:style-name="a634" text:class-names=""/></text:p>
        </draw:text-box>
        <svg:title/>
        <svg:desc/>
      </draw:frame>
      <draw:frame draw:id="id70" presentation:style-name="a639" draw:name="4 Marcador de pie de página" svg:x="3.41667in" svg:y="6.95139in" svg:width="3.16667in" svg:height="0.39931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71" presentation:style-name="a643" draw:name="5 Marcador de número de diapositiva" svg:x="7.16667in" svg:y="6.95139in" svg:width="2.33333in" svg:height="0.39931in" presentation:class="page-number" presentation:placeholder="false">
        <draw:text-box>
          <text:p text:style-name="a642" text:class-names="" text:cond-style-name=""><text:span text:style-name="a640" text:class-names=""><text:page-number style:num-format="1" text:fixed="false"/></text:span><text:span text:style-name="a641" text:class-names=""/></text:p>
        </draw:text-box>
        <svg:title/>
        <svg:desc/>
      </draw:frame>
      <presentation:notes style:page-layout-name="pageLayout2" draw:style-name="a660">
        <draw:page-thumbnail svg:x="1.21063in" svg:y="0.88858in" svg:width="5.84567in" svg:height="4.38425in" presentation:class="page" draw:id="id4" presentation:style-name="a644" draw:name="1 Marcador de imagen de diapositiva">
          <svg:title/>
          <svg:desc/>
        </draw:page-thumbnail>
        <draw:frame draw:id="id5" presentation:style-name="a647" draw:name="2 Marcador de notas" svg:x="0.82677in" svg:y="5.55394in" svg:width="6.61378in" svg:height="5.26142in" presentation:class="notes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6" presentation:style-name="a650" draw:name="3 Marcador de encabezado" svg:x="0in" svg:y="0in" svg:width="3.5878in" svg:height="0.58425in" presentation:class="head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7" presentation:style-name="a653" draw:name="4 Marcador de fecha" svg:x="4.67953in" svg:y="0in" svg:width="3.5878in" svg:height="0.58425in" presentation:class="date-time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8" presentation:style-name="a656" draw:name="5 Marcador de pie de página" svg:x="0in" svg:y="11.10827in" svg:width="3.5878in" svg:height="0.58425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9" presentation:style-name="a659" draw:name="6 Marcador de número de diapositiva" svg:x="4.67953in" svg:y="11.10827in" svg:width="3.5878in" svg:height="0.58425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61">
      <draw:frame draw:id="id72" presentation:style-name="a665" draw:name="1 Título" svg:x="0.78993in" svg:y="4.81944in" svg:width="8.5in" svg:height="1.48958in" presentation:class="title" presentation:placeholder="false">
        <draw:text-box>
          <text:p text:style-name="a664" text:class-names="" text:cond-style-name=""><text:span text:style-name="a662" text:class-names="">Haga clic para modificar el estilo de título del patrón</text:span><text:span text:style-name="a663" text:class-names=""/></text:p>
        </draw:text-box>
        <svg:title/>
        <svg:desc/>
      </draw:frame>
      <draw:frame draw:id="id73" presentation:style-name="a669" draw:name="2 Marcador de texto" svg:x="0.78993in" svg:y="3.17882in" svg:width="8.5in" svg:height="1.64062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Haga clic para modificar el estilo de texto del patrón</text:span></text:p>
            </text:list-item>
          </text:list>
        </draw:text-box>
        <svg:title/>
        <svg:desc/>
      </draw:frame>
      <draw:frame draw:id="id74" presentation:style-name="a674" draw:name="3 Marcador de fecha" svg:x="0.5in" svg:y="6.95139in" svg:width="2.33333in" svg:height="0.39931in" presentation:class="date-time" presentation:placeholder="false">
        <draw:text-box>
          <text:p text:style-name="a673" text:class-names="" text:cond-style-name=""><text:span text:style-name="a670" text:class-names=""><text:date text:fixed="false" style:data-style-name="a671"/></text:span><text:span text:style-name="a672" text:class-names=""/></text:p>
        </draw:text-box>
        <svg:title/>
        <svg:desc/>
      </draw:frame>
      <draw:frame draw:id="id75" presentation:style-name="a677" draw:name="4 Marcador de pie de página" svg:x="3.41667in" svg:y="6.95139in" svg:width="3.16667in" svg:height="0.39931in" presentation:class="footer" presentation:placeholder="false">
        <draw:text-box>
          <text:p text:style-name="a676" text:class-names="" text:cond-style-name=""><text:span text:style-name="a675" text:class-names=""/></text:p>
        </draw:text-box>
        <svg:title/>
        <svg:desc/>
      </draw:frame>
      <draw:frame draw:id="id76" presentation:style-name="a681" draw:name="5 Marcador de número de diapositiva" svg:x="7.16667in" svg:y="6.95139in" svg:width="2.33333in" svg:height="0.39931in" presentation:class="page-number" presentation:placeholder="false">
        <draw:text-box>
          <text:p text:style-name="a680" text:class-names="" text:cond-style-name=""><text:span text:style-name="a678" text:class-names=""><text:page-number style:num-format="1" text:fixed="false"/></text:span><text:span text:style-name="a679" text:class-names=""/></text:p>
        </draw:text-box>
        <svg:title/>
        <svg:desc/>
      </draw:frame>
      <presentation:notes style:page-layout-name="pageLayout2" draw:style-name="a698">
        <draw:page-thumbnail svg:x="1.21063in" svg:y="0.88858in" svg:width="5.84567in" svg:height="4.38425in" presentation:class="page" draw:id="id4" presentation:style-name="a682" draw:name="1 Marcador de imagen de diapositiva">
          <svg:title/>
          <svg:desc/>
        </draw:page-thumbnail>
        <draw:frame draw:id="id5" presentation:style-name="a685" draw:name="2 Marcador de notas" svg:x="0.82677in" svg:y="5.55394in" svg:width="6.61378in" svg:height="5.26142in" presentation:class="notes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6" presentation:style-name="a688" draw:name="3 Marcador de encabezado" svg:x="0in" svg:y="0in" svg:width="3.5878in" svg:height="0.58425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7" presentation:style-name="a691" draw:name="4 Marcador de fecha" svg:x="4.67953in" svg:y="0in" svg:width="3.5878in" svg:height="0.58425in" presentation:class="date-time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8" presentation:style-name="a694" draw:name="5 Marcador de pie de página" svg:x="0in" svg:y="11.10827in" svg:width="3.5878in" svg:height="0.58425in" presentation:class="foot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9" presentation:style-name="a697" draw:name="6 Marcador de número de diapositiva" svg:x="4.67953in" svg:y="11.10827in" svg:width="3.5878in" svg:height="0.58425in" presentation:class="page-number" presentation:placeholder="false">
          <draw:text-box>
            <text:p text:style-name="a696" text:class-names="" text:cond-style-name=""><text:span text:style-name="a6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9">
      <draw:frame draw:id="id77" presentation:style-name="a703" draw:name="1 Título" svg:x="0.5in" svg:y="0.30035in" svg:width="9in" svg:height="1.25in" presentation:class="title" presentation:placeholder="false">
        <draw:text-box>
          <text:p text:style-name="a702" text:class-names="" text:cond-style-name=""><text:span text:style-name="a700" text:class-names="">Haga clic para modificar el estilo de título del patrón</text:span><text:span text:style-name="a701" text:class-names=""/></text:p>
        </draw:text-box>
        <svg:title/>
        <svg:desc/>
      </draw:frame>
      <draw:frame draw:id="id78" presentation:style-name="a720" draw:name="2 Marcador de contenido" svg:x="0.5in" svg:y="1.75in" svg:width="4.41667in" svg:height="4.94965in" presentation:class="object" presentation:placeholder="false">
        <draw:text-box>
          <text:list text:style-name="a706">
            <text:list-item>
              <text:p text:style-name="a705" text:class-names="" text:cond-style-name=""><text:span text:style-name="a704" text:class-names="">Haga clic para modificar el estilo de texto del patrón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gundo ni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list text:style-name="a719">
                            <text:list-item>
                              <text:p text:style-name="a718" text:class-names="" text:cond-style-name=""><text:span text:style-name="a716" text:class-names="">Quinto nivel</text:span><text:span text:style-name="a7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737" draw:name="3 Marcador de contenido" svg:x="5.08333in" svg:y="1.75in" svg:width="4.41667in" svg:height="4.94965in" presentation:class="object" presentation:placeholder="false">
        <draw:text-box>
          <text:list text:style-name="a723">
            <text:list-item>
              <text:p text:style-name="a722" text:class-names="" text:cond-style-name=""><text:span text:style-name="a721" text:class-names="">Haga clic para modificar el estilo de texto del patrón</text:span></text:p>
            </text:list-item>
          </text:list>
          <text:list text:style-name="a726">
            <text:list-item>
              <text:list text:style-name="a726">
                <text:list-item>
                  <text:p text:style-name="a725" text:class-names="" text:cond-style-name=""><text:span text:style-name="a724" text:class-names="">Segundo nivel</text:span></text:p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p text:style-name="a728" text:class-names="" text:cond-style-name=""><text:span text:style-name="a7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list text:style-name="a732">
                        <text:list-item>
                          <text:p text:style-name="a731" text:class-names="" text:cond-style-name=""><text:span text:style-name="a7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list text:style-name="a736">
                            <text:list-item>
                              <text:p text:style-name="a735" text:class-names="" text:cond-style-name=""><text:span text:style-name="a733" text:class-names="">Quinto nivel</text:span><text:span text:style-name="a7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42" draw:name="4 Marcador de fecha" svg:x="0.5in" svg:y="6.95139in" svg:width="2.33333in" svg:height="0.39931in" presentation:class="date-time" presentation:placeholder="false">
        <draw:text-box>
          <text:p text:style-name="a741" text:class-names="" text:cond-style-name=""><text:span text:style-name="a738" text:class-names=""><text:date text:fixed="false" style:data-style-name="a739"/></text:span><text:span text:style-name="a740" text:class-names=""/></text:p>
        </draw:text-box>
        <svg:title/>
        <svg:desc/>
      </draw:frame>
      <draw:frame draw:id="id81" presentation:style-name="a745" draw:name="5 Marcador de pie de página" svg:x="3.41667in" svg:y="6.95139in" svg:width="3.16667in" svg:height="0.39931in" presentation:class="footer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82" presentation:style-name="a749" draw:name="6 Marcador de número de diapositiva" svg:x="7.16667in" svg:y="6.95139in" svg:width="2.33333in" svg:height="0.39931in" presentation:class="page-number" presentation:placeholder="false">
        <draw:text-box>
          <text:p text:style-name="a748" text:class-names="" text:cond-style-name=""><text:span text:style-name="a746" text:class-names=""><text:page-number style:num-format="1" text:fixed="false"/></text:span><text:span text:style-name="a747" text:class-names=""/></text:p>
        </draw:text-box>
        <svg:title/>
        <svg:desc/>
      </draw:frame>
      <presentation:notes style:page-layout-name="pageLayout2" draw:style-name="a766">
        <draw:page-thumbnail svg:x="1.21063in" svg:y="0.88858in" svg:width="5.84567in" svg:height="4.38425in" presentation:class="page" draw:id="id4" presentation:style-name="a750" draw:name="1 Marcador de imagen de diapositiva">
          <svg:title/>
          <svg:desc/>
        </draw:page-thumbnail>
        <draw:frame draw:id="id5" presentation:style-name="a753" draw:name="2 Marcador de notas" svg:x="0.82677in" svg:y="5.55394in" svg:width="6.61378in" svg:height="5.26142in" presentation:class="notes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6" presentation:style-name="a756" draw:name="3 Marcador de encabezado" svg:x="0in" svg:y="0in" svg:width="3.5878in" svg:height="0.58425in" presentation:class="head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7" presentation:style-name="a759" draw:name="4 Marcador de fecha" svg:x="4.67953in" svg:y="0in" svg:width="3.5878in" svg:height="0.58425in" presentation:class="date-time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8" presentation:style-name="a762" draw:name="5 Marcador de pie de página" svg:x="0in" svg:y="11.10827in" svg:width="3.5878in" svg:height="0.58425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9" presentation:style-name="a765" draw:name="6 Marcador de número de diapositiva" svg:x="4.67953in" svg:y="11.10827in" svg:width="3.5878in" svg:height="0.58425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67">
      <draw:frame draw:id="id83" presentation:style-name="a771" draw:name="1 Título" svg:x="0.5in" svg:y="0.30035in" svg:width="9in" svg:height="1.25in" presentation:class="title" presentation:placeholder="false">
        <draw:text-box>
          <text:p text:style-name="a770" text:class-names="" text:cond-style-name=""><text:span text:style-name="a768" text:class-names="">Haga clic para modificar el estilo de título del patrón</text:span><text:span text:style-name="a769" text:class-names=""/></text:p>
        </draw:text-box>
        <svg:title/>
        <svg:desc/>
      </draw:frame>
      <draw:frame draw:id="id84" presentation:style-name="a775" draw:name="2 Marcador de texto" svg:x="0.5in" svg:y="1.67882in" svg:width="4.4184in" svg:height="0.69965in" presentation:class="outline" presentation:placeholder="false">
        <draw:text-box>
          <text:list text:style-name="a774">
            <text:list-item>
              <text:p text:style-name="a773" text:class-names="" text:cond-style-name=""><text:span text:style-name="a772" text:class-names="">Haga clic para modificar el estilo de texto del patrón</text:span></text:p>
            </text:list-item>
          </text:list>
        </draw:text-box>
        <svg:title/>
        <svg:desc/>
      </draw:frame>
      <draw:frame draw:id="id85" presentation:style-name="a792" draw:name="3 Marcador de contenido" svg:x="0.5in" svg:y="2.37847in" svg:width="4.4184in" svg:height="4.32118in" presentation:class="object" presentation:placeholder="false">
        <draw:text-box>
          <text:list text:style-name="a778">
            <text:list-item>
              <text:p text:style-name="a777" text:class-names="" text:cond-style-name=""><text:span text:style-name="a776" text:class-names="">Haga clic para modificar el estilo de texto del patrón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gundo ni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Quinto nivel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96" draw:name="4 Marcador de texto" svg:x="5.07986in" svg:y="1.67882in" svg:width="4.42014in" svg:height="0.69965in" presentation:class="outline" presentation:placeholder="false">
        <draw:text-box>
          <text:list text:style-name="a795">
            <text:list-item>
              <text:p text:style-name="a794" text:class-names="" text:cond-style-name=""><text:span text:style-name="a793" text:class-names="">Haga clic para modificar el estilo de texto del patrón</text:span></text:p>
            </text:list-item>
          </text:list>
        </draw:text-box>
        <svg:title/>
        <svg:desc/>
      </draw:frame>
      <draw:frame draw:id="id87" presentation:style-name="a813" draw:name="5 Marcador de contenido" svg:x="5.07986in" svg:y="2.37847in" svg:width="4.42014in" svg:height="4.32118in" presentation:class="object" presentation:placeholder="false">
        <draw:text-box>
          <text:list text:style-name="a799">
            <text:list-item>
              <text:p text:style-name="a798" text:class-names="" text:cond-style-name=""><text:span text:style-name="a797" text:class-names="">Haga clic para modificar el estilo de texto del patrón</text:span></text:p>
            </text:list-item>
          </text:list>
          <text:list text:style-name="a802">
            <text:list-item>
              <text:list text:style-name="a802">
                <text:list-item>
                  <text:p text:style-name="a801" text:class-names="" text:cond-style-name=""><text:span text:style-name="a800" text:class-names="">Segundo nivel</text:span></text:p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p text:style-name="a804" text:class-names="" text:cond-style-name=""><text:span text:style-name="a8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p text:style-name="a807" text:class-names="" text:cond-style-name=""><text:span text:style-name="a8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09" text:class-names="">Quinto nivel</text:span><text:span text:style-name="a8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818" draw:name="6 Marcador de fecha" svg:x="0.5in" svg:y="6.95139in" svg:width="2.33333in" svg:height="0.39931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/></text:span><text:span text:style-name="a816" text:class-names=""/></text:p>
        </draw:text-box>
        <svg:title/>
        <svg:desc/>
      </draw:frame>
      <draw:frame draw:id="id89" presentation:style-name="a821" draw:name="7 Marcador de pie de página" svg:x="3.41667in" svg:y="6.95139in" svg:width="3.16667in" svg:height="0.39931in" presentation:class="footer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90" presentation:style-name="a825" draw:name="8 Marcador de número de diapositiva" svg:x="7.16667in" svg:y="6.95139in" svg:width="2.33333in" svg:height="0.39931in" presentation:class="page-number" presentation:placeholder="false">
        <draw:text-box>
          <text:p text:style-name="a824" text:class-names="" text:cond-style-name=""><text:span text:style-name="a822" text:class-names=""><text:page-number style:num-format="1" text:fixed="false"/></text:span><text:span text:style-name="a823" text:class-names=""/></text:p>
        </draw:text-box>
        <svg:title/>
        <svg:desc/>
      </draw:frame>
      <presentation:notes style:page-layout-name="pageLayout2" draw:style-name="a842">
        <draw:page-thumbnail svg:x="1.21063in" svg:y="0.88858in" svg:width="5.84567in" svg:height="4.38425in" presentation:class="page" draw:id="id4" presentation:style-name="a826" draw:name="1 Marcador de imagen de diapositiva">
          <svg:title/>
          <svg:desc/>
        </draw:page-thumbnail>
        <draw:frame draw:id="id5" presentation:style-name="a829" draw:name="2 Marcador de notas" svg:x="0.82677in" svg:y="5.55394in" svg:width="6.61378in" svg:height="5.26142in" presentation:class="notes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6" presentation:style-name="a832" draw:name="3 Marcador de encabezado" svg:x="0in" svg:y="0in" svg:width="3.5878in" svg:height="0.58425in" presentation:class="head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7" presentation:style-name="a835" draw:name="4 Marcador de fecha" svg:x="4.67953in" svg:y="0in" svg:width="3.5878in" svg:height="0.58425in" presentation:class="date-time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8" presentation:style-name="a838" draw:name="5 Marcador de pie de página" svg:x="0in" svg:y="11.10827in" svg:width="3.5878in" svg:height="0.58425in" presentation:class="foot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9" presentation:style-name="a841" draw:name="6 Marcador de número de diapositiva" svg:x="4.67953in" svg:y="11.10827in" svg:width="3.5878in" svg:height="0.58425in" presentation:class="page-number" presentation:placeholder="false">
          <draw:text-box>
            <text:p text:style-name="a840" text:class-names="" text:cond-style-name=""><text:span text:style-name="a8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ólo-el-título" style:page-layout-name="pageLayout1" draw:style-name="a843">
      <draw:frame draw:id="id91" presentation:style-name="a847" draw:name="1 Título" svg:x="0.5in" svg:y="0.30035in" svg:width="9in" svg:height="1.25in" presentation:class="title" presentation:placeholder="false">
        <draw:text-box>
          <text:p text:style-name="a846" text:class-names="" text:cond-style-name=""><text:span text:style-name="a844" text:class-names="">Haga clic para modificar el estilo de título del patrón</text:span><text:span text:style-name="a845" text:class-names=""/></text:p>
        </draw:text-box>
        <svg:title/>
        <svg:desc/>
      </draw:frame>
      <draw:frame draw:id="id92" presentation:style-name="a852" draw:name="2 Marcador de fecha" svg:x="0.5in" svg:y="6.95139in" svg:width="2.33333in" svg:height="0.39931in" presentation:class="date-time" presentation:placeholder="false">
        <draw:text-box>
          <text:p text:style-name="a851" text:class-names="" text:cond-style-name=""><text:span text:style-name="a848" text:class-names=""><text:date text:fixed="false" style:data-style-name="a849"/></text:span><text:span text:style-name="a850" text:class-names=""/></text:p>
        </draw:text-box>
        <svg:title/>
        <svg:desc/>
      </draw:frame>
      <draw:frame draw:id="id93" presentation:style-name="a855" draw:name="3 Marcador de pie de página" svg:x="3.41667in" svg:y="6.95139in" svg:width="3.16667in" svg:height="0.39931in" presentation:class="footer" presentation:placeholder="false">
        <draw:text-box>
          <text:p text:style-name="a854" text:class-names="" text:cond-style-name=""><text:span text:style-name="a853" text:class-names=""/></text:p>
        </draw:text-box>
        <svg:title/>
        <svg:desc/>
      </draw:frame>
      <draw:frame draw:id="id94" presentation:style-name="a859" draw:name="4 Marcador de número de diapositiva" svg:x="7.16667in" svg:y="6.95139in" svg:width="2.33333in" svg:height="0.39931in" presentation:class="page-number" presentation:placeholder="false">
        <draw:text-box>
          <text:p text:style-name="a858" text:class-names="" text:cond-style-name=""><text:span text:style-name="a856" text:class-names=""><text:page-number style:num-format="1" text:fixed="false"/></text:span><text:span text:style-name="a857" text:class-names=""/></text:p>
        </draw:text-box>
        <svg:title/>
        <svg:desc/>
      </draw:frame>
      <presentation:notes style:page-layout-name="pageLayout2" draw:style-name="a876">
        <draw:page-thumbnail svg:x="1.21063in" svg:y="0.88858in" svg:width="5.84567in" svg:height="4.38425in" presentation:class="page" draw:id="id4" presentation:style-name="a860" draw:name="1 Marcador de imagen de diapositiva">
          <svg:title/>
          <svg:desc/>
        </draw:page-thumbnail>
        <draw:frame draw:id="id5" presentation:style-name="a863" draw:name="2 Marcador de notas" svg:x="0.82677in" svg:y="5.55394in" svg:width="6.61378in" svg:height="5.26142in" presentation:class="notes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6" presentation:style-name="a866" draw:name="3 Marcador de encabezado" svg:x="0in" svg:y="0in" svg:width="3.5878in" svg:height="0.58425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7" presentation:style-name="a869" draw:name="4 Marcador de fecha" svg:x="4.67953in" svg:y="0in" svg:width="3.5878in" svg:height="0.58425in" presentation:class="date-time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8" presentation:style-name="a872" draw:name="5 Marcador de pie de página" svg:x="0in" svg:y="11.10827in" svg:width="3.5878in" svg:height="0.58425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9" presentation:style-name="a875" draw:name="6 Marcador de número de diapositiva" svg:x="4.67953in" svg:y="11.10827in" svg:width="3.5878in" svg:height="0.58425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77">
      <draw:frame draw:id="id95" presentation:style-name="a882" draw:name="1 Marcador de fecha" svg:x="0.5in" svg:y="6.95139in" svg:width="2.33333in" svg:height="0.39931in" presentation:class="date-time" presentation:placeholder="false">
        <draw:text-box>
          <text:p text:style-name="a881" text:class-names="" text:cond-style-name=""><text:span text:style-name="a878" text:class-names=""><text:date text:fixed="false" style:data-style-name="a879"/></text:span><text:span text:style-name="a880" text:class-names=""/></text:p>
        </draw:text-box>
        <svg:title/>
        <svg:desc/>
      </draw:frame>
      <draw:frame draw:id="id96" presentation:style-name="a885" draw:name="2 Marcador de pie de página" svg:x="3.41667in" svg:y="6.95139in" svg:width="3.16667in" svg:height="0.39931in" presentation:class="foot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97" presentation:style-name="a889" draw:name="3 Marcador de número de diapositiva" svg:x="7.16667in" svg:y="6.95139in" svg:width="2.33333in" svg:height="0.39931in" presentation:class="page-number" presentation:placeholder="false">
        <draw:text-box>
          <text:p text:style-name="a888" text:class-names="" text:cond-style-name=""><text:span text:style-name="a886" text:class-names=""><text:page-number style:num-format="1" text:fixed="false"/></text:span><text:span text:style-name="a887" text:class-names=""/></text:p>
        </draw:text-box>
        <svg:title/>
        <svg:desc/>
      </draw:frame>
      <presentation:notes style:page-layout-name="pageLayout2" draw:style-name="a906">
        <draw:page-thumbnail svg:x="1.21063in" svg:y="0.88858in" svg:width="5.84567in" svg:height="4.38425in" presentation:class="page" draw:id="id4" presentation:style-name="a890" draw:name="1 Marcador de imagen de diapositiva">
          <svg:title/>
          <svg:desc/>
        </draw:page-thumbnail>
        <draw:frame draw:id="id5" presentation:style-name="a893" draw:name="2 Marcador de notas" svg:x="0.82677in" svg:y="5.55394in" svg:width="6.61378in" svg:height="5.26142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6" presentation:style-name="a896" draw:name="3 Marcador de encabezado" svg:x="0in" svg:y="0in" svg:width="3.5878in" svg:height="0.58425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7" presentation:style-name="a899" draw:name="4 Marcador de fecha" svg:x="4.67953in" svg:y="0in" svg:width="3.5878in" svg:height="0.58425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8" presentation:style-name="a902" draw:name="5 Marcador de pie de página" svg:x="0in" svg:y="11.10827in" svg:width="3.5878in" svg:height="0.58425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9" presentation:style-name="a905" draw:name="6 Marcador de número de diapositiva" svg:x="4.67953in" svg:y="11.10827in" svg:width="3.5878in" svg:height="0.58425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907">
      <draw:frame draw:id="id98" presentation:style-name="a911" draw:name="1 Título" svg:x="0.5in" svg:y="0.29861in" svg:width="3.28993in" svg:height="1.27083in" presentation:class="title" presentation:placeholder="false">
        <draw:text-box>
          <text:p text:style-name="a910" text:class-names="" text:cond-style-name=""><text:span text:style-name="a908" text:class-names="">Haga clic para modificar el estilo de título del patrón</text:span><text:span text:style-name="a909" text:class-names=""/></text:p>
        </draw:text-box>
        <svg:title/>
        <svg:desc/>
      </draw:frame>
      <draw:frame draw:id="id99" presentation:style-name="a928" draw:name="2 Marcador de contenido" svg:x="3.90972in" svg:y="0.29861in" svg:width="5.59028in" svg:height="6.40104in" presentation:class="object" presentation:placeholder="false">
        <draw:text-box>
          <text:list text:style-name="a914">
            <text:list-item>
              <text:p text:style-name="a913" text:class-names="" text:cond-style-name=""><text:span text:style-name="a912" text:class-names="">Haga clic para modificar el estilo de texto del patrón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gundo ni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ercer ni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Quinto nivel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932" draw:name="3 Marcador de texto" svg:x="0.5in" svg:y="1.56944in" svg:width="3.28993in" svg:height="5.13021in" presentation:class="outline" presentation:placeholder="false">
        <draw:text-box>
          <text:list text:style-name="a931">
            <text:list-item>
              <text:p text:style-name="a930" text:class-names="" text:cond-style-name=""><text:span text:style-name="a929" text:class-names="">Haga clic para modificar el estilo de texto del patrón</text:span></text:p>
            </text:list-item>
          </text:list>
        </draw:text-box>
        <svg:title/>
        <svg:desc/>
      </draw:frame>
      <draw:frame draw:id="id101" presentation:style-name="a937" draw:name="4 Marcador de fecha" svg:x="0.5in" svg:y="6.95139in" svg:width="2.33333in" svg:height="0.39931in" presentation:class="date-time" presentation:placeholder="false">
        <draw:text-box>
          <text:p text:style-name="a936" text:class-names="" text:cond-style-name=""><text:span text:style-name="a933" text:class-names=""><text:date text:fixed="false" style:data-style-name="a934"/></text:span><text:span text:style-name="a935" text:class-names=""/></text:p>
        </draw:text-box>
        <svg:title/>
        <svg:desc/>
      </draw:frame>
      <draw:frame draw:id="id102" presentation:style-name="a940" draw:name="5 Marcador de pie de página" svg:x="3.41667in" svg:y="6.95139in" svg:width="3.16667in" svg:height="0.39931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03" presentation:style-name="a944" draw:name="6 Marcador de número de diapositiva" svg:x="7.16667in" svg:y="6.95139in" svg:width="2.33333in" svg:height="0.39931in" presentation:class="page-number" presentation:placeholder="false">
        <draw:text-box>
          <text:p text:style-name="a943" text:class-names="" text:cond-style-name=""><text:span text:style-name="a941" text:class-names=""><text:page-number style:num-format="1" text:fixed="false"/></text:span><text:span text:style-name="a942" text:class-names=""/></text:p>
        </draw:text-box>
        <svg:title/>
        <svg:desc/>
      </draw:frame>
      <presentation:notes style:page-layout-name="pageLayout2" draw:style-name="a961">
        <draw:page-thumbnail svg:x="1.21063in" svg:y="0.88858in" svg:width="5.84567in" svg:height="4.38425in" presentation:class="page" draw:id="id4" presentation:style-name="a945" draw:name="1 Marcador de imagen de diapositiva">
          <svg:title/>
          <svg:desc/>
        </draw:page-thumbnail>
        <draw:frame draw:id="id5" presentation:style-name="a948" draw:name="2 Marcador de notas" svg:x="0.82677in" svg:y="5.55394in" svg:width="6.61378in" svg:height="5.26142in" presentation:class="notes" presentation:placeholder="false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6" presentation:style-name="a951" draw:name="3 Marcador de encabezado" svg:x="0in" svg:y="0in" svg:width="3.5878in" svg:height="0.58425in" presentation:class="head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7" presentation:style-name="a954" draw:name="4 Marcador de fecha" svg:x="4.67953in" svg:y="0in" svg:width="3.5878in" svg:height="0.58425in" presentation:class="date-time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8" presentation:style-name="a957" draw:name="5 Marcador de pie de página" svg:x="0in" svg:y="11.10827in" svg:width="3.5878in" svg:height="0.58425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9" presentation:style-name="a960" draw:name="6 Marcador de número de diapositiva" svg:x="4.67953in" svg:y="11.10827in" svg:width="3.5878in" svg:height="0.58425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62">
      <draw:frame draw:id="id104" presentation:style-name="a966" draw:name="1 Título" svg:x="1.96007in" svg:y="5.25in" svg:width="6in" svg:height="0.61979in" presentation:class="title" presentation:placeholder="false">
        <draw:text-box>
          <text:p text:style-name="a965" text:class-names="" text:cond-style-name=""><text:span text:style-name="a963" text:class-names="">Haga clic para modificar el estilo de título del patrón</text:span><text:span text:style-name="a964" text:class-names=""/></text:p>
        </draw:text-box>
        <svg:title/>
        <svg:desc/>
      </draw:frame>
      <draw:frame draw:id="id105" presentation:style-name="a969" draw:name="2 Marcador de posición de imagen" svg:x="1.96007in" svg:y="0.67014in" svg:width="6in" svg:height="4.5in" presentation:class="graphic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06" presentation:style-name="a973" draw:name="3 Marcador de texto" svg:x="1.96007in" svg:y="5.86979in" svg:width="6in" svg:height="0.88021in" presentation:class="outline" presentation:placeholder="false">
        <draw:text-box>
          <text:list text:style-name="a972">
            <text:list-item>
              <text:p text:style-name="a971" text:class-names="" text:cond-style-name=""><text:span text:style-name="a970" text:class-names="">Haga clic para modificar el estilo de texto del patrón</text:span></text:p>
            </text:list-item>
          </text:list>
        </draw:text-box>
        <svg:title/>
        <svg:desc/>
      </draw:frame>
      <draw:frame draw:id="id107" presentation:style-name="a978" draw:name="4 Marcador de fecha" svg:x="0.5in" svg:y="6.95139in" svg:width="2.33333in" svg:height="0.39931in" presentation:class="date-time" presentation:placeholder="false">
        <draw:text-box>
          <text:p text:style-name="a977" text:class-names="" text:cond-style-name=""><text:span text:style-name="a974" text:class-names=""><text:date text:fixed="false" style:data-style-name="a975"/></text:span><text:span text:style-name="a976" text:class-names=""/></text:p>
        </draw:text-box>
        <svg:title/>
        <svg:desc/>
      </draw:frame>
      <draw:frame draw:id="id108" presentation:style-name="a981" draw:name="5 Marcador de pie de página" svg:x="3.41667in" svg:y="6.95139in" svg:width="3.16667in" svg:height="0.39931in" presentation:class="foot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09" presentation:style-name="a985" draw:name="6 Marcador de número de diapositiva" svg:x="7.16667in" svg:y="6.95139in" svg:width="2.33333in" svg:height="0.39931in" presentation:class="page-number" presentation:placeholder="false">
        <draw:text-box>
          <text:p text:style-name="a984" text:class-names="" text:cond-style-name=""><text:span text:style-name="a982" text:class-names=""><text:page-number style:num-format="1" text:fixed="false"/></text:span><text:span text:style-name="a983" text:class-names=""/></text:p>
        </draw:text-box>
        <svg:title/>
        <svg:desc/>
      </draw:frame>
      <presentation:notes style:page-layout-name="pageLayout2" draw:style-name="a1002">
        <draw:page-thumbnail svg:x="1.21063in" svg:y="0.88858in" svg:width="5.84567in" svg:height="4.38425in" presentation:class="page" draw:id="id4" presentation:style-name="a986" draw:name="1 Marcador de imagen de diapositiva">
          <svg:title/>
          <svg:desc/>
        </draw:page-thumbnail>
        <draw:frame draw:id="id5" presentation:style-name="a989" draw:name="2 Marcador de notas" svg:x="0.82677in" svg:y="5.55394in" svg:width="6.61378in" svg:height="5.26142in" presentation:class="notes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6" presentation:style-name="a992" draw:name="3 Marcador de encabezado" svg:x="0in" svg:y="0in" svg:width="3.5878in" svg:height="0.58425in" presentation:class="head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7" presentation:style-name="a995" draw:name="4 Marcador de fecha" svg:x="4.67953in" svg:y="0in" svg:width="3.5878in" svg:height="0.58425in" presentation:class="date-time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8" presentation:style-name="a998" draw:name="5 Marcador de pie de página" svg:x="0in" svg:y="11.10827in" svg:width="3.5878in" svg:height="0.58425in" presentation:class="footer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9" presentation:style-name="a1001" draw:name="6 Marcador de número de diapositiva" svg:x="4.67953in" svg:y="11.10827in" svg:width="3.5878in" svg:height="0.58425in" presentation:class="page-number" presentation:placeholder="false">
          <draw:text-box>
            <text:p text:style-name="a1000" text:class-names="" text:cond-style-name=""><text:span text:style-name="a9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1003">
      <draw:frame draw:id="id110" presentation:style-name="a1007" draw:name="1 Título" svg:x="0.5in" svg:y="0.30035in" svg:width="9in" svg:height="1.25in" presentation:class="title" presentation:placeholder="false">
        <draw:text-box>
          <text:p text:style-name="a1006" text:class-names="" text:cond-style-name=""><text:span text:style-name="a1004" text:class-names="">Haga clic para modificar el estilo de título del patrón</text:span><text:span text:style-name="a1005" text:class-names=""/></text:p>
        </draw:text-box>
        <svg:title/>
        <svg:desc/>
      </draw:frame>
      <draw:frame draw:id="id111" presentation:style-name="a1024" draw:name="2 Marcador de texto vertical" svg:x="0.5in" svg:y="1.75in" svg:width="9in" svg:height="4.94965in" presentation:class="outline" presentation:placeholder="false">
        <draw:text-box>
          <text:list text:style-name="a1010">
            <text:list-item>
              <text:p text:style-name="a1009" text:class-names="" text:cond-style-name=""><text:span text:style-name="a1008" text:class-names="">Haga clic para modificar el estilo de texto del patrón</text:span></text:p>
            </text:list-item>
          </text:list>
          <text:list text:style-name="a1013">
            <text:list-item>
              <text:list text:style-name="a1013">
                <text:list-item>
                  <text:p text:style-name="a1012" text:class-names="" text:cond-style-name=""><text:span text:style-name="a1011" text:class-names="">Segundo nivel</text:span></text:p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p text:style-name="a1015" text:class-names="" text:cond-style-name=""><text:span text:style-name="a10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19">
            <text:list-item>
              <text:list text:style-name="a1019">
                <text:list-item>
                  <text:list text:style-name="a1019">
                    <text:list-item>
                      <text:list text:style-name="a1019">
                        <text:list-item>
                          <text:p text:style-name="a1018" text:class-names="" text:cond-style-name=""><text:span text:style-name="a10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3">
            <text:list-item>
              <text:list text:style-name="a1023">
                <text:list-item>
                  <text:list text:style-name="a1023">
                    <text:list-item>
                      <text:list text:style-name="a1023">
                        <text:list-item>
                          <text:list text:style-name="a1023">
                            <text:list-item>
                              <text:p text:style-name="a1022" text:class-names="" text:cond-style-name=""><text:span text:style-name="a1020" text:class-names="">Quinto nivel</text:span><text:span text:style-name="a10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029" draw:name="3 Marcador de fecha" svg:x="0.5in" svg:y="6.95139in" svg:width="2.33333in" svg:height="0.39931in" presentation:class="date-time" presentation:placeholder="false">
        <draw:text-box>
          <text:p text:style-name="a1028" text:class-names="" text:cond-style-name=""><text:span text:style-name="a1025" text:class-names=""><text:date text:fixed="false" style:data-style-name="a1026"/></text:span><text:span text:style-name="a1027" text:class-names=""/></text:p>
        </draw:text-box>
        <svg:title/>
        <svg:desc/>
      </draw:frame>
      <draw:frame draw:id="id113" presentation:style-name="a1032" draw:name="4 Marcador de pie de página" svg:x="3.41667in" svg:y="6.95139in" svg:width="3.16667in" svg:height="0.39931in" presentation:class="footer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14" presentation:style-name="a1036" draw:name="5 Marcador de número de diapositiva" svg:x="7.16667in" svg:y="6.95139in" svg:width="2.33333in" svg:height="0.39931in" presentation:class="page-number" presentation:placeholder="false">
        <draw:text-box>
          <text:p text:style-name="a1035" text:class-names="" text:cond-style-name=""><text:span text:style-name="a1033" text:class-names=""><text:page-number style:num-format="1" text:fixed="false"/></text:span><text:span text:style-name="a1034" text:class-names=""/></text:p>
        </draw:text-box>
        <svg:title/>
        <svg:desc/>
      </draw:frame>
      <presentation:notes style:page-layout-name="pageLayout2" draw:style-name="a1053">
        <draw:page-thumbnail svg:x="1.21063in" svg:y="0.88858in" svg:width="5.84567in" svg:height="4.38425in" presentation:class="page" draw:id="id4" presentation:style-name="a1037" draw:name="1 Marcador de imagen de diapositiva">
          <svg:title/>
          <svg:desc/>
        </draw:page-thumbnail>
        <draw:frame draw:id="id5" presentation:style-name="a1040" draw:name="2 Marcador de notas" svg:x="0.82677in" svg:y="5.55394in" svg:width="6.61378in" svg:height="5.26142in" presentation:class="notes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6" presentation:style-name="a1043" draw:name="3 Marcador de encabezado" svg:x="0in" svg:y="0in" svg:width="3.5878in" svg:height="0.58425in" presentation:class="head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4 Marcador de fecha" svg:x="4.67953in" svg:y="0in" svg:width="3.5878in" svg:height="0.58425in" presentation:class="date-time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5 Marcador de pie de página" svg:x="0in" svg:y="11.10827in" svg:width="3.5878in" svg:height="0.58425in" presentation:class="foot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6 Marcador de número de diapositiva" svg:x="4.67953in" svg:y="11.10827in" svg:width="3.5878in" svg:height="0.58425in" presentation:class="page-number" presentation:placeholder="false">
          <draw:text-box>
            <text:p text:style-name="a1051" text:class-names="" text:cond-style-name=""><text:span text:style-name="a10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54">
      <draw:frame draw:id="id115" presentation:style-name="a1058" draw:name="1 Título vertical" svg:x="7.25in" svg:y="0.30035in" svg:width="2.25in" svg:height="6.39931in" presentation:class="title" presentation:placeholder="false">
        <draw:text-box>
          <text:p text:style-name="a1057" text:class-names="" text:cond-style-name=""><text:span text:style-name="a1055" text:class-names="">Haga clic para modificar el estilo de título del patrón</text:span><text:span text:style-name="a1056" text:class-names=""/></text:p>
        </draw:text-box>
        <svg:title/>
        <svg:desc/>
      </draw:frame>
      <draw:frame draw:id="id116" presentation:style-name="a1075" draw:name="2 Marcador de texto vertical" svg:x="0.5in" svg:y="0.30035in" svg:width="6.58333in" svg:height="6.39931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>Haga clic para modificar el estilo de texto del patrón</text:span></text:p>
            </text:list-item>
          </text:list>
          <text:list text:style-name="a1064">
            <text:list-item>
              <text:list text:style-name="a1064">
                <text:list-item>
                  <text:p text:style-name="a1063" text:class-names="" text:cond-style-name=""><text:span text:style-name="a1062" text:class-names="">Segundo nivel</text:span></text:p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p text:style-name="a1066" text:class-names="" text:cond-style-name=""><text:span text:style-name="a10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p text:style-name="a1069" text:class-names="" text:cond-style-name=""><text:span text:style-name="a10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list text:style-name="a1074">
                            <text:list-item>
                              <text:p text:style-name="a1073" text:class-names="" text:cond-style-name=""><text:span text:style-name="a1071" text:class-names="">Quinto nivel</text:span><text:span text:style-name="a10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1080" draw:name="3 Marcador de fecha" svg:x="0.5in" svg:y="6.95139in" svg:width="2.33333in" svg:height="0.39931in" presentation:class="date-time" presentation:placeholder="false">
        <draw:text-box>
          <text:p text:style-name="a1079" text:class-names="" text:cond-style-name=""><text:span text:style-name="a1076" text:class-names=""><text:date text:fixed="false" style:data-style-name="a1077"/></text:span><text:span text:style-name="a1078" text:class-names=""/></text:p>
        </draw:text-box>
        <svg:title/>
        <svg:desc/>
      </draw:frame>
      <draw:frame draw:id="id118" presentation:style-name="a1083" draw:name="4 Marcador de pie de página" svg:x="3.41667in" svg:y="6.95139in" svg:width="3.16667in" svg:height="0.39931in" presentation:class="footer" presentation:placeholder="false">
        <draw:text-box>
          <text:p text:style-name="a1082" text:class-names="" text:cond-style-name=""><text:span text:style-name="a1081" text:class-names=""/></text:p>
        </draw:text-box>
        <svg:title/>
        <svg:desc/>
      </draw:frame>
      <draw:frame draw:id="id119" presentation:style-name="a1087" draw:name="5 Marcador de número de diapositiva" svg:x="7.16667in" svg:y="6.95139in" svg:width="2.33333in" svg:height="0.39931in" presentation:class="page-number" presentation:placeholder="false">
        <draw:text-box>
          <text:p text:style-name="a1086" text:class-names="" text:cond-style-name=""><text:span text:style-name="a1084" text:class-names=""><text:page-number style:num-format="1" text:fixed="false"/></text:span><text:span text:style-name="a1085" text:class-names=""/></text:p>
        </draw:text-box>
        <svg:title/>
        <svg:desc/>
      </draw:frame>
      <presentation:notes style:page-layout-name="pageLayout2" draw:style-name="a1104">
        <draw:page-thumbnail svg:x="1.21063in" svg:y="0.88858in" svg:width="5.84567in" svg:height="4.38425in" presentation:class="page" draw:id="id4" presentation:style-name="a1088" draw:name="1 Marcador de imagen de diapositiva">
          <svg:title/>
          <svg:desc/>
        </draw:page-thumbnail>
        <draw:frame draw:id="id5" presentation:style-name="a1091" draw:name="2 Marcador de notas" svg:x="0.82677in" svg:y="5.55394in" svg:width="6.61378in" svg:height="5.26142in" presentation:class="notes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6" presentation:style-name="a1094" draw:name="3 Marcador de encabezado" svg:x="0in" svg:y="0in" svg:width="3.5878in" svg:height="0.58425in" presentation:class="header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7" presentation:style-name="a1097" draw:name="4 Marcador de fecha" svg:x="4.67953in" svg:y="0in" svg:width="3.5878in" svg:height="0.58425in" presentation:class="date-time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8" presentation:style-name="a1100" draw:name="5 Marcador de pie de página" svg:x="0in" svg:y="11.10827in" svg:width="3.5878in" svg:height="0.58425in" presentation:class="footer" presentation:placeholder="false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9" presentation:style-name="a1103" draw:name="6 Marcador de número de diapositiva" svg:x="4.67953in" svg:y="11.10827in" svg:width="3.5878in" svg:height="0.58425in" presentation:class="page-number" presentation:placeholder="false">
          <draw:text-box>
            <text:p text:style-name="a1102" text:class-names="" text:cond-style-name=""><text:span text:style-name="a110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05">
      <draw:frame draw:id="id120" presentation:style-name="a1108" draw:name="1 Marcador de encabezado" svg:x="0in" svg:y="0in" svg:width="3.5878in" svg:height="0.58425in" presentation:class="header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121" presentation:style-name="a1111" draw:name="2 Marcador de fecha" svg:x="4.67953in" svg:y="0in" svg:width="3.5878in" svg:height="0.58425in" presentation:class="date-time" presentation:placeholder="false">
        <draw:text-box>
          <text:p text:style-name="a1110" text:class-names="" text:cond-style-name=""><text:span text:style-name="a1109" text:class-names=""/></text:p>
        </draw:text-box>
        <svg:title/>
        <svg:desc/>
      </draw:frame>
      <draw:frame draw:id="id122" presentation:style-name="a1114" draw:name="3 Marcador de pie de página" svg:x="0in" svg:y="11.10827in" svg:width="3.5878in" svg:height="0.58425in" presentation:class="footer" presentation:placeholder="false">
        <draw:text-box>
          <text:p text:style-name="a1113" text:class-names="" text:cond-style-name=""><text:span text:style-name="a1112" text:class-names=""/></text:p>
        </draw:text-box>
        <svg:title/>
        <svg:desc/>
      </draw:frame>
      <draw:frame draw:id="id123" presentation:style-name="a1117" draw:name="4 Marcador de número de diapositiva" svg:x="4.67953in" svg:y="11.10827in" svg:width="3.5878in" svg:height="0.58425in" presentation:class="page-number" presentation:placeholder="false">
        <draw:text-box>
          <text:p text:style-name="a1116" text:class-names="" text:cond-style-name=""><text:span text:style-name="a111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esentación de PowerPoint</dc:title>
    <meta:initial-creator>Usuario</meta:initial-creator>
    <dc:creator>Usuario</dc:creator>
    <meta:creation-date>2012-05-22T00:19:57Z</meta:creation-date>
    <dc:date>2012-05-22T00:19:57Z</dc:date>
    <meta:editing-cycles>7</meta:editing-cycles>
    <meta:editing-duration>PT2047S</meta:editing-duration>
    <meta:document-statistic meta:paragraph-count="241" meta:word-count="1574"/>
  </office:meta>
</office:document-meta>
</file>